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104in" table:align="left" style:writing-mode="lr-tb"/>
    </style:style>
    <style:style style:name="Table1.A" style:family="table-column">
      <style:table-column-properties style:column-width="2.9069in"/>
    </style:style>
    <style:style style:name="Table1.B" style:family="table-column">
      <style:table-column-properties style:column-width="2.0035in"/>
    </style:style>
    <style:style style:name="Table1.1" style:family="table-row">
      <style:table-row-properties style:keep-together="false" fo:keep-together="always"/>
    </style:style>
    <style:style style:name="Table1.A1" style:family="table-cell">
      <style:table-cell-properties style:vertical-align="top" style:border-line-width-bottom="0.0007in 0.0139in 0.0007in" fo:padding-left="0.0833in" fo:padding-right="0.0833in" fo:padding-top="0in" fo:padding-bottom="0in" fo:border-left="0.0007in solid #000000" fo:border-right="none" fo:border-top="0.0007in solid #000000" fo:border-bottom="0.0153in double #000000" style:writing-mode="lr-tb"/>
    </style:style>
    <style:style style:name="Table1.B1" style:family="table-cell">
      <style:table-cell-properties style:vertical-align="top" style:border-line-width-bottom="0.0007in 0.0139in 0.0007in" fo:padding-left="0.0833in" fo:padding-right="0.0833in" fo:padding-top="0in" fo:padding-bottom="0in" fo:border-left="0.0007in solid #000000" fo:border-right="0.0007in solid #000000" fo:border-top="0.0007in solid #000000" fo:border-bottom="0.0153in double #000000" style:writing-mode="lr-tb"/>
    </style:style>
    <style:style style:name="Table1.A2" style:family="table-cell">
      <style:table-cell-properties style:vertical-align="top" style:border-line-width-top="0.0007in 0.0139in 0.0007in" fo:padding-left="0.0833in" fo:padding-right="0.0833in" fo:padding-top="0in" fo:padding-bottom="0in" fo:border-left="0.0007in solid #000000" fo:border-right="none" fo:border-top="0.0153in double #000000" fo:border-bottom="0.0007in solid #000000" style:writing-mode="lr-tb"/>
    </style:style>
    <style:style style:name="Table1.B2" style:family="table-cell">
      <style:table-cell-properties style:vertical-align="top" style:border-line-width-top="0.0007in 0.0139in 0.0007in" fo:padding-left="0.0833in" fo:padding-right="0.0833in" fo:padding-top="0in" fo:padding-bottom="0in" fo:border-left="0.0007in solid #000000" fo:border-right="0.0007in solid #000000" fo:border-top="0.0153in double #000000" fo:border-bottom="0.0007in solid #000000" style:writing-mode="lr-tb"/>
    </style:style>
    <style:style style:name="Table1.A3" style:family="table-cell">
      <style:table-cell-properties style:vertical-align="top" fo:padding-left="0.0833in" fo:padding-right="0.0833in" fo:padding-top="0in" fo:padding-bottom="0in" fo:border-left="0.0007in solid #000000" fo:border-right="none" fo:border-top="0.0007in solid #000000" fo:border-bottom="0.0007in solid #000000" style:writing-mode="lr-tb"/>
    </style:style>
    <style:style style:name="Table1.B3" style:family="table-cell">
      <style:table-cell-properties style:vertical-align="top" fo:padding-left="0.0833in" fo:padding-right="0.0833in" fo:padding-top="0in" fo:padding-bottom="0in" fo:border="0.0007in solid #000000" style:writing-mode="lr-tb"/>
    </style:style>
    <style:style style:name="P1" style:family="paragraph" style:parent-style-name="envelope_20_address">
      <style:text-properties fo:font-size="18pt" fo:font-weight="normal" style:font-size-asian="18pt" style:font-weight-asian="normal"/>
    </style:style>
    <style:style style:name="P2" style:family="paragraph" style:parent-style-name="New">
      <style:text-properties fo:font-weight="bold" style:font-weight-asian="bold"/>
    </style:style>
    <style:style style:name="P3" style:family="paragraph" style:parent-style-name="Body_20_Hidden">
      <style:text-properties fo:color="#000000"/>
    </style:style>
    <style:style style:name="P4" style:family="paragraph" style:parent-style-name="Body">
      <style:text-properties fo:color="#000000" style:font-name="Arial1" fo:font-size="12pt" fo:font-style="italic"/>
    </style:style>
    <style:style style:name="P5" style:family="paragraph" style:parent-style-name="Body" style:list-style-name="WW8Num25">
      <style:paragraph-properties fo:margin-left="0in" fo:margin-right="0in" fo:text-indent="0in" style:auto-text-indent="false"/>
    </style:style>
    <style:style style:name="P6" style:family="paragraph" style:parent-style-name="Body">
      <style:paragraph-properties fo:keep-with-next="always"/>
    </style:style>
    <style:style style:name="P7" style:family="paragraph" style:parent-style-name="Body" style:list-style-name="WW8Num29">
      <style:paragraph-properties fo:margin-left="0in" fo:margin-right="0in" fo:text-indent="0in" style:auto-text-indent="false"/>
    </style:style>
    <style:style style:name="P8" style:family="paragraph" style:parent-style-name="Body">
      <style:text-properties fo:color="#ff0000" style:font-name="Arial1" fo:font-size="12pt" fo:font-style="italic"/>
    </style:style>
    <style:style style:name="P9" style:family="paragraph" style:parent-style-name="Bullet">
      <style:paragraph-properties fo:margin-left="0.8in" fo:margin-right="0in" fo:text-indent="-0.2374in" style:auto-text-indent="false"/>
      <style:text-properties fo:font-style="italic" style:font-style-asian="italic"/>
    </style:style>
    <style:style style:name="P10"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11" style:family="paragraph" style:parent-style-name="Bullet">
      <style:text-properties fo:font-style="italic" style:font-style-asian="italic"/>
    </style:style>
    <style:style style:name="P12" style:family="paragraph" style:parent-style-name="Body">
      <style:paragraph-properties fo:orphans="0" fo:widows="0"/>
    </style:style>
    <style:style style:name="P13" style:family="paragraph" style:parent-style-name="Heading_20_1">
      <style:paragraph-properties fo:orphans="0" fo:widows="0"/>
      <style:text-properties fo:font-style="italic" style:font-style-asian="italic"/>
    </style:style>
    <style:style style:name="P14" style:family="paragraph" style:parent-style-name="Non-break-blank">
      <style:paragraph-properties fo:orphans="0" fo:widows="0"/>
      <style:text-properties fo:font-style="italic" style:font-style-asian="italic"/>
    </style:style>
    <style:style style:name="P15" style:family="paragraph" style:parent-style-name="Heading_20_2">
      <style:paragraph-properties fo:orphans="0" fo:widows="0"/>
      <style:text-properties fo:font-style="italic" style:font-style-asian="italic"/>
    </style:style>
    <style:style style:name="P16" style:family="paragraph" style:parent-style-name="Standard">
      <style:paragraph-properties fo:orphans="0" fo:widows="0"/>
      <style:text-properties fo:font-style="italic" style:font-style-asian="italic"/>
    </style:style>
    <style:style style:name="P17" style:family="paragraph" style:parent-style-name="Heading_20_3">
      <style:paragraph-properties fo:orphans="0" fo:widows="0"/>
      <style:text-properties fo:font-style="italic" fo:font-weight="bold" style:font-style-asian="italic" style:font-weight-asian="bold"/>
    </style:style>
    <style:style style:name="P18" style:family="paragraph" style:parent-style-name="Bullet">
      <style:paragraph-properties fo:orphans="0" fo:widows="0"/>
      <style:text-properties fo:font-style="italic" style:font-style-asian="italic"/>
    </style:style>
    <style:style style:name="P19" style:family="paragraph" style:parent-style-name="Standard">
      <style:paragraph-properties fo:orphans="0" fo:widows="0"/>
      <style:text-properties fo:font-style="italic" fo:font-weight="bold" style:font-style-asian="italic" style:font-weight-asian="bold"/>
    </style:style>
    <style:style style:name="P20" style:family="paragraph" style:parent-style-name="CellBody">
      <style:paragraph-properties fo:margin-top="0in" fo:margin-bottom="0in" fo:line-height="100%" fo:orphans="0" fo:widows="0"/>
    </style:style>
    <style:style style:name="P21"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22"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23" style:family="paragraph" style:parent-style-name="Subbullet">
      <style:paragraph-properties>
        <style:tab-stops>
          <style:tab-stop style:position="0.9937in"/>
          <style:tab-stop style:position="1.0547in"/>
        </style:tab-stops>
      </style:paragraph-properties>
    </style:style>
    <style:style style:name="P24" style:family="paragraph" style:parent-style-name="Bullet">
      <style:paragraph-properties>
        <style:tab-stops>
          <style:tab-stop style:position="-0.2in"/>
          <style:tab-stop style:position="0in"/>
          <style:tab-stop style:position="0.3in"/>
        </style:tab-stops>
      </style:paragraph-properties>
    </style:style>
    <style:style style:name="P25" style:family="paragraph" style:parent-style-name="CBullet_20_-_20_Italic">
      <style:text-properties style:font-style-complex="normal"/>
    </style:style>
    <style:style style:name="P26"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27"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28" style:family="paragraph" style:parent-style-name="Body">
      <style:text-properties fo:font-weight="bold" style:font-weight-asian="bold"/>
    </style:style>
    <style:style style:name="P29" style:family="paragraph" style:parent-style-name="Heading_20_3">
      <style:paragraph-properties fo:keep-with-next="auto"/>
    </style:style>
    <style:style style:name="P30"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31"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32" style:family="paragraph" style:parent-style-name="Body">
      <style:paragraph-properties fo:margin-left="0.0008in" fo:margin-right="0in" fo:margin-top="0in" fo:margin-bottom="0.0693in" fo:orphans="2" fo:widows="2" fo:text-indent="0in" style:auto-text-indent="false" style:writing-mode="lr-tb"/>
    </style:style>
    <style:style style:name="P33" style:family="paragraph" style:parent-style-name="Body" style:list-style-name="WW8Num15">
      <style:paragraph-properties fo:margin-left="0.0008in" fo:margin-right="0in" fo:margin-top="0in" fo:margin-bottom="0.0693in" fo:orphans="2" fo:widows="2" fo:text-indent="0in" style:auto-text-indent="false" style:writing-mode="lr-tb"/>
    </style:style>
    <style:style style:name="P34" style:family="paragraph" style:parent-style-name="Body">
      <style:paragraph-properties fo:margin-left="0.0008in" fo:margin-right="0in" fo:margin-top="0in" fo:margin-bottom="0.0693in" fo:text-indent="0in" style:auto-text-indent="false"/>
    </style:style>
    <style:style style:name="P35" style:family="paragraph" style:parent-style-name="Body" style:list-style-name="WW8Num15">
      <style:paragraph-properties fo:margin-left="0.0008in" fo:margin-right="0in" fo:margin-top="0in" fo:margin-bottom="0.0693in" fo:text-indent="0in" style:auto-text-indent="false"/>
    </style:style>
    <style:style style:name="P36" style:family="paragraph" style:parent-style-name="Body_20_Hidden">
      <style:text-properties fo:color="#000000" officeooo:paragraph-rsid="000ec218"/>
    </style:style>
    <style:style style:name="P37" style:family="paragraph" style:parent-style-name="Body">
      <style:text-properties officeooo:paragraph-rsid="001b6a2d"/>
    </style:style>
    <style:style style:name="P38" style:family="paragraph" style:parent-style-name="Body">
      <style:paragraph-properties fo:margin-left="0in" fo:margin-right="0in" fo:text-indent="0in" style:auto-text-indent="false"/>
    </style:style>
    <style:style style:name="P39" style:family="paragraph" style:parent-style-name="Heading_20_3">
      <style:text-properties style:font-name="Times New Roman" fo:font-size="12pt" style:font-size-asian="12pt" style:font-size-complex="12pt"/>
    </style:style>
    <style:style style:name="P40" style:family="paragraph" style:parent-style-name="CellBody">
      <style:paragraph-properties style:snap-to-layout-grid="false"/>
    </style:style>
    <style:style style:name="P41" style:family="paragraph" style:parent-style-name="Body_20_Hidden" style:list-style-name="L1"/>
    <style:style style:name="P42" style:family="paragraph" style:parent-style-name="Body">
      <style:paragraph-properties fo:margin-left="0.8752in" fo:margin-right="0in" fo:text-indent="0in" style:auto-text-indent="false"/>
    </style:style>
    <style:style style:name="P43" style:family="paragraph" style:parent-style-name="Body_20_Hidden">
      <style:paragraph-properties fo:margin-left="0in" fo:margin-right="0in" fo:text-indent="0in" style:auto-text-indent="false"/>
      <style:text-properties fo:font-style="italic" style:font-style-asian="italic"/>
    </style:style>
    <style:style style:name="P44" style:family="paragraph" style:parent-style-name="_31_Heading">
      <style:paragraph-properties fo:margin-left="0.6in" fo:margin-right="0in" fo:text-indent="-0.6in" style:auto-text-indent="false"/>
    </style:style>
    <style:style style:name="P45" style:family="paragraph" style:parent-style-name="envelope_20_address">
      <style:text-properties fo:font-size="18pt" fo:font-weight="normal" style:font-size-asian="18pt" style:font-weight-asian="normal"/>
    </style:style>
    <style:style style:name="P46" style:family="paragraph" style:parent-style-name="New">
      <style:text-properties fo:font-weight="bold" style:font-weight-asian="bold"/>
    </style:style>
    <style:style style:name="P47" style:family="paragraph" style:parent-style-name="New">
      <style:text-properties fo:language="fr" fo:country="FR"/>
    </style:style>
    <style:style style:name="P48" style:family="paragraph" style:parent-style-name="Body">
      <style:text-properties officeooo:paragraph-rsid="000b398d"/>
    </style:style>
    <style:style style:name="P49" style:family="paragraph" style:parent-style-name="Body">
      <style:paragraph-properties fo:margin-left="0in" fo:margin-right="0in" fo:text-indent="0in" style:auto-text-indent="false"/>
    </style:style>
    <style:style style:name="P50" style:family="paragraph" style:parent-style-name="Body">
      <style:paragraph-properties fo:margin-left="0in" fo:margin-right="0in" fo:margin-top="0in" fo:margin-bottom="0in" fo:text-indent="0in" style:auto-text-indent="false"/>
    </style:style>
    <style:style style:name="P51" style:family="paragraph" style:parent-style-name="Body_20_Hidden">
      <style:text-properties fo:font-style="italic" style:font-style-asian="italic"/>
    </style:style>
    <style:style style:name="P52" style:family="paragraph" style:parent-style-name="CellBody">
      <style:paragraph-properties style:snap-to-layout-grid="false"/>
    </style:style>
    <style:style style:name="P53" style:family="paragraph" style:parent-style-name="Body">
      <style:paragraph-properties fo:margin-left="0.8752in" fo:margin-right="0in" fo:text-indent="0in" style:auto-text-indent="false"/>
    </style:style>
    <style:style style:name="P54" style:family="paragraph" style:parent-style-name="Body">
      <style:paragraph-properties fo:margin-left="0.8752in" fo:margin-right="0in" fo:text-indent="0in" style:auto-text-indent="false"/>
      <style:text-properties fo:language="fr" fo:country="FR"/>
    </style:style>
    <style:style style:name="P55" style:family="paragraph" style:parent-style-name="Body">
      <style:paragraph-properties fo:margin-left="0.5909in" fo:margin-right="0in" fo:text-indent="0in" style:auto-text-indent="false"/>
    </style:style>
    <style:style style:name="P56" style:family="paragraph" style:parent-style-name="Body">
      <style:paragraph-properties fo:margin-top="0in" fo:margin-bottom="0.0693in"/>
    </style:style>
    <style:style style:name="P57" style:family="paragraph" style:parent-style-name="CellHeading">
      <style:paragraph-properties fo:text-align="center" style:justify-single-word="false" style:snap-to-layout-grid="false"/>
    </style:style>
    <style:style style:name="P58" style:family="paragraph" style:parent-style-name="Standard" style:list-style-name="L2">
      <style:text-properties fo:color="#000000" style:text-outline="false" style:text-line-through-style="none" style:font-name="Times New Roman" fo:font-size="12pt" fo:font-style="normal" fo:text-shadow="none" style:text-underline-style="none" fo:font-weight="normal" officeooo:paragraph-rsid="000b398d" style:font-name-asian="Arial" style:font-size-asian="12pt" style:font-style-asian="normal" style:font-weight-asian="normal" style:font-name-complex="Arial" style:font-size-complex="12pt" style:font-style-complex="normal" style:font-weight-complex="normal" style:text-emphasize="none"/>
    </style:style>
    <style:style style:name="P59" style:family="paragraph" style:parent-style-name="Standard">
      <style:paragraph-properties fo:orphans="0" fo:widows="0"/>
      <style:text-properties fo:font-style="italic" style:font-style-asian="italic"/>
    </style:style>
    <style:style style:name="P60" style:family="paragraph" style:parent-style-name="Standard">
      <style:paragraph-properties fo:orphans="0" fo:widows="0"/>
      <style:text-properties fo:font-style="italic" fo:font-weight="bold" style:font-style-asian="italic" style:font-weight-asian="bold"/>
    </style:style>
    <style:style style:name="P61" style:family="paragraph" style:parent-style-name="Standard" style:list-style-name="L2">
      <style:paragraph-properties fo:margin-top="0.1043in" fo:margin-bottom="0in" fo:line-height="100%" fo:text-align="start" style:justify-single-word="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imes New Roman" fo:font-size="12pt" fo:font-style="normal" fo:text-shadow="none" style:text-underline-style="none" fo:font-weight="normal" officeooo:paragraph-rsid="000b398d" style:font-name-asian="Arial" style:font-size-asian="12pt" style:font-style-asian="normal" style:font-weight-asian="normal" style:font-name-complex="Arial" style:font-size-complex="12pt" style:font-style-complex="normal" style:font-weight-complex="normal" style:text-emphasize="none"/>
    </style:style>
    <style:style style:name="P62" style:family="paragraph" style:parent-style-name="Heading_20_1">
      <style:paragraph-properties fo:orphans="0" fo:widows="0"/>
      <style:text-properties fo:font-style="italic" style:font-style-asian="italic"/>
    </style:style>
    <style:style style:name="P63" style:family="paragraph" style:parent-style-name="Heading_20_1">
      <style:paragraph-properties fo:break-before="page"/>
    </style:style>
    <style:style style:name="P64" style:family="paragraph" style:parent-style-name="Heading_20_3">
      <style:paragraph-properties fo:orphans="0" fo:widows="0"/>
      <style:text-properties fo:font-style="italic" fo:font-weight="bold" style:font-style-asian="italic" style:font-weight-asian="bold"/>
    </style:style>
    <style:style style:name="P65" style:family="paragraph" style:parent-style-name="Heading_20_3">
      <style:text-properties style:font-name="Times New Roman" fo:font-size="12pt" style:font-size-asian="12pt" style:font-size-complex="12pt"/>
    </style:style>
    <style:style style:name="P66" style:family="paragraph" style:parent-style-name="Heading_20_3">
      <style:paragraph-properties fo:keep-with-next="auto"/>
    </style:style>
    <style:style style:name="P67" style:family="paragraph" style:parent-style-name="Heading_20_2">
      <style:paragraph-properties fo:orphans="0" fo:widows="0"/>
      <style:text-properties fo:font-style="italic" style:font-style-asian="italic"/>
    </style:style>
    <style:style style:name="P68" style:family="paragraph" style:parent-style-name="Body" style:list-style-name="L1">
      <style:text-properties officeooo:paragraph-rsid="001944c9"/>
    </style:style>
    <style:style style:name="P69" style:family="paragraph" style:parent-style-name="Body">
      <style:text-properties fo:color="#ff0000" style:font-name="Arial1" fo:font-size="12pt" fo:font-style="italic"/>
    </style:style>
    <style:style style:name="P70" style:family="paragraph" style:parent-style-name="Body">
      <style:paragraph-properties fo:orphans="0" fo:widows="0"/>
    </style:style>
    <style:style style:name="P71" style:family="paragraph" style:parent-style-name="Body">
      <style:text-properties fo:font-weight="bold" style:font-weight-asian="bold"/>
    </style:style>
    <style:style style:name="P72" style:family="paragraph" style:parent-style-name="Body">
      <style:text-properties fo:color="#000000" style:font-name="Arial1" fo:font-size="12pt" fo:font-style="italic"/>
    </style:style>
    <style:style style:name="P73" style:family="paragraph" style:parent-style-name="Body">
      <style:text-properties officeooo:paragraph-rsid="001b6a2d"/>
    </style:style>
    <style:style style:name="P74" style:family="paragraph" style:parent-style-name="Body">
      <style:paragraph-properties fo:margin-left="0in" fo:margin-right="0in" fo:text-indent="0in" style:auto-text-indent="false"/>
    </style:style>
    <style:style style:name="P75" style:family="paragraph" style:parent-style-name="Body" style:list-style-name="WW8Num25">
      <style:paragraph-properties fo:margin-left="0in" fo:margin-right="0in" fo:text-indent="0in" style:auto-text-indent="false"/>
    </style:style>
    <style:style style:name="P76" style:family="paragraph" style:parent-style-name="Body" style:list-style-name="WW8Num29">
      <style:paragraph-properties fo:margin-left="0in" fo:margin-right="0in" fo:text-indent="0in" style:auto-text-indent="false"/>
    </style:style>
    <style:style style:name="P77" style:family="paragraph" style:parent-style-name="Body">
      <style:paragraph-properties fo:margin-left="0.0008in" fo:margin-right="0in" fo:margin-top="0in" fo:margin-bottom="0.0693in" fo:orphans="2" fo:widows="2" fo:text-indent="0in" style:auto-text-indent="false" style:writing-mode="lr-tb"/>
    </style:style>
    <style:style style:name="P78" style:family="paragraph" style:parent-style-name="Body" style:list-style-name="WW8Num15">
      <style:paragraph-properties fo:margin-left="0.0008in" fo:margin-right="0in" fo:margin-top="0in" fo:margin-bottom="0.0693in" fo:orphans="2" fo:widows="2" fo:text-indent="0in" style:auto-text-indent="false" style:writing-mode="lr-tb"/>
    </style:style>
    <style:style style:name="P79" style:family="paragraph" style:parent-style-name="Body">
      <style:paragraph-properties fo:margin-left="0.0008in" fo:margin-right="0in" fo:margin-top="0in" fo:margin-bottom="0.0693in" fo:text-indent="0in" style:auto-text-indent="false"/>
    </style:style>
    <style:style style:name="P80" style:family="paragraph" style:parent-style-name="Body" style:list-style-name="WW8Num15">
      <style:paragraph-properties fo:margin-left="0.0008in" fo:margin-right="0in" fo:margin-top="0in" fo:margin-bottom="0.0693in" fo:text-indent="0in" style:auto-text-indent="false"/>
    </style:style>
    <style:style style:name="P81" style:family="paragraph" style:parent-style-name="Body">
      <style:paragraph-properties fo:margin-left="0.8752in" fo:margin-right="0in" fo:text-indent="0in" style:auto-text-indent="false"/>
    </style:style>
    <style:style style:name="P82" style:family="paragraph" style:parent-style-name="Body">
      <style:paragraph-properties fo:keep-with-next="always"/>
    </style:style>
    <style:style style:name="P83" style:family="paragraph" style:parent-style-name="Body_20_Hidden">
      <style:text-properties fo:color="#000000"/>
    </style:style>
    <style:style style:name="P84" style:family="paragraph" style:parent-style-name="Body_20_Hidden">
      <style:text-properties fo:color="#000000" officeooo:paragraph-rsid="000ec218"/>
    </style:style>
    <style:style style:name="P85" style:family="paragraph" style:parent-style-name="Body_20_Hidden" style:list-style-name="L1"/>
    <style:style style:name="P86" style:family="paragraph" style:parent-style-name="Body_20_Hidden">
      <style:paragraph-properties fo:margin-left="0in" fo:margin-right="0in" fo:text-indent="0in" style:auto-text-indent="false"/>
      <style:text-properties fo:font-style="italic" style:font-style-asian="italic"/>
    </style:style>
    <style:style style:name="P87" style:family="paragraph" style:parent-style-name="_31_Heading">
      <style:paragraph-properties fo:margin-left="0.6in" fo:margin-right="0in" fo:text-indent="-0.6in" style:auto-text-indent="false"/>
    </style:style>
    <style:style style:name="P88" style:family="paragraph" style:parent-style-name="Bullet">
      <style:text-properties fo:font-style="italic" style:font-style-asian="italic"/>
    </style:style>
    <style:style style:name="P89" style:family="paragraph" style:parent-style-name="Bullet">
      <style:paragraph-properties fo:orphans="0" fo:widows="0"/>
      <style:text-properties fo:font-style="italic" style:font-style-asian="italic"/>
    </style:style>
    <style:style style:name="P90"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91" style:family="paragraph" style:parent-style-name="Bullet">
      <style:paragraph-properties>
        <style:tab-stops>
          <style:tab-stop style:position="-0.2in"/>
          <style:tab-stop style:position="0in"/>
          <style:tab-stop style:position="0.3in"/>
        </style:tab-stops>
      </style:paragraph-properties>
    </style:style>
    <style:style style:name="P92"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93"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94"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95"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96"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97" style:family="paragraph" style:parent-style-name="Bullet">
      <style:paragraph-properties fo:margin-left="0.8in" fo:margin-right="0in" fo:text-indent="-0.2374in" style:auto-text-indent="false"/>
      <style:text-properties fo:font-style="italic" style:font-style-asian="italic"/>
    </style:style>
    <style:style style:name="P98"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99" style:family="paragraph" style:parent-style-name="CellBody">
      <style:paragraph-properties style:snap-to-layout-grid="false"/>
    </style:style>
    <style:style style:name="P100" style:family="paragraph" style:parent-style-name="CellBody">
      <style:paragraph-properties fo:margin-top="0in" fo:margin-bottom="0in" fo:line-height="100%" fo:orphans="0" fo:widows="0"/>
    </style:style>
    <style:style style:name="P101" style:family="paragraph" style:parent-style-name="New">
      <style:text-properties fo:font-weight="bold" style:font-weight-asian="bold"/>
    </style:style>
    <style:style style:name="P102" style:family="paragraph" style:parent-style-name="CBullet_20_-_20_Italic">
      <style:text-properties style:font-style-complex="normal"/>
    </style:style>
    <style:style style:name="P103" style:family="paragraph" style:parent-style-name="envelope_20_address" style:master-page-name="Standard">
      <style:paragraph-properties style:page-number="auto"/>
    </style:style>
    <style:style style:name="P104" style:family="paragraph" style:parent-style-name="envelope_20_address">
      <style:text-properties fo:font-size="18pt" fo:font-weight="normal" style:font-size-asian="18pt" style:font-weight-asian="normal"/>
    </style:style>
    <style:style style:name="P105" style:family="paragraph" style:parent-style-name="Non-break-blank">
      <style:paragraph-properties fo:orphans="0" fo:widows="0"/>
      <style:text-properties fo:font-style="italic" style:font-style-asian="italic"/>
    </style:style>
    <style:style style:name="P106" style:family="paragraph" style:parent-style-name="Subbullet">
      <style:paragraph-properties>
        <style:tab-stops>
          <style:tab-stop style:position="0.9937in"/>
          <style:tab-stop style:position="1.0547in"/>
        </style:tab-stops>
      </style:paragraph-properties>
    </style:style>
    <style:style style:name="T1" style:family="text">
      <style:text-properties officeooo:rsid="0009638d"/>
    </style:style>
    <style:style style:name="T2" style:family="text">
      <style:text-properties fo:font-weight="bold" style:font-weight-asian="bold"/>
    </style:style>
    <style:style style:name="T3" style:family="text">
      <style:text-properties fo:font-weight="bold" officeooo:rsid="0000e1fd" style:font-weight-asian="bold"/>
    </style:style>
    <style:style style:name="T4" style:family="text">
      <style:text-properties officeooo:rsid="0000e1fd"/>
    </style:style>
    <style:style style:name="T5" style:family="text"/>
    <style:style style:name="T6" style:family="text">
      <style:text-properties officeooo:rsid="00120c7b"/>
    </style:style>
    <style:style style:name="T7" style:family="text">
      <style:text-properties fo:color="#ff0000"/>
    </style:style>
    <style:style style:name="T8" style:family="text">
      <style:text-properties fo:font-style="italic" style:font-style-asian="italic"/>
    </style:style>
    <style:style style:name="T9" style:family="text">
      <style:text-properties fo:font-size="11pt" style:font-size-asian="11pt"/>
    </style:style>
    <style:style style:name="T10" style:family="text">
      <style:text-properties style:font-name="Times" fo:font-style="italic" style:font-style-asian="italic"/>
    </style:style>
    <style:style style:name="T11" style:family="text">
      <style:text-properties style:font-name="Times"/>
    </style:style>
    <style:style style:name="T12" style:family="text">
      <style:text-properties style:font-name="Courier" fo:font-style="italic" fo:font-weight="bold" style:font-style-asian="italic" style:font-weight-asian="bold"/>
    </style:style>
    <style:style style:name="T13" style:family="text">
      <style:text-properties style:font-name="Courier" fo:font-weight="bold" style:font-weight-asian="bold"/>
    </style:style>
    <style:style style:name="T14" style:family="text">
      <style:text-properties fo:font-style="italic" style:font-style-asian="italic" style:font-style-complex="italic"/>
    </style:style>
    <style:style style:name="T15" style:family="text">
      <style:text-properties style:font-name="Times" fo:font-weight="bold" style:font-weight-asian="bold"/>
    </style:style>
    <style:style style:name="T16" style:family="text">
      <style:text-properties style:text-underline-style="solid" style:text-underline-width="auto" style:text-underline-color="font-color"/>
    </style:style>
    <style:style style:name="T17" style:family="text">
      <style:text-properties officeooo:rsid="0010c64a"/>
    </style:style>
    <style:style style:name="T18"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19" style:family="text">
      <style:text-properties officeooo:rsid="000ec218"/>
    </style:style>
    <style:style style:name="T20" style:family="text">
      <style:text-properties style:use-window-font-color="true"/>
    </style:style>
    <style:style style:name="T21" style:family="text">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T22" style:family="text">
      <style:text-properties fo:color="#000000" style:text-outline="false" style:text-line-through-style="none" style:font-name="Times New Roman" fo:font-size="12pt" fo:font-style="normal" fo:text-shadow="none" style:text-underline-style="none" fo:font-weight="normal" officeooo:rsid="0016e9ff" style:font-name-asian="Arial" style:font-size-asian="12pt" style:font-style-asian="normal" style:font-weight-asian="normal" style:font-name-complex="Arial" style:font-size-complex="12pt" style:font-style-complex="normal" style:font-weight-complex="normal" style:text-emphasize="none"/>
    </style:style>
    <style:style style:name="T23" style:family="text">
      <style:text-properties officeooo:rsid="000aae4d"/>
    </style:style>
    <style:style style:name="T24" style:family="text">
      <style:text-properties fo:language="fr" fo:country="FR"/>
    </style:style>
    <style:style style:name="T25" style:family="text">
      <style:text-properties fo:language="fr" fo:country="FR" fo:font-style="italic" style:font-style-asian="italic"/>
    </style:style>
    <style:style style:name="T26" style:family="text">
      <style:text-properties officeooo:rsid="000edad4"/>
    </style:style>
    <style:style style:name="T27" style:family="text">
      <style:text-properties officeooo:rsid="0013fd1a"/>
    </style:style>
    <style:style style:name="T28" style:family="text">
      <style:text-properties officeooo:rsid="0009638d"/>
    </style:style>
    <style:style style:name="T29" style:family="text">
      <style:text-properties fo:font-weight="bold" style:font-weight-asian="bold"/>
    </style:style>
    <style:style style:name="T30" style:family="text">
      <style:text-properties fo:font-weight="bold" officeooo:rsid="0000e1fd" style:font-weight-asian="bold"/>
    </style:style>
    <style:style style:name="T31" style:family="text">
      <style:text-properties officeooo:rsid="0000e1fd"/>
    </style:style>
    <style:style style:name="T32" style:family="text">
      <style:text-properties officeooo:rsid="00120c7b"/>
    </style:style>
    <style:style style:name="T33" style:family="text">
      <style:text-properties fo:font-style="italic" style:font-style-asian="italic"/>
    </style:style>
    <style:style style:name="T34" style:family="text">
      <style:text-properties fo:font-style="italic" style:font-style-asian="italic" style:font-style-complex="italic"/>
    </style:style>
    <style:style style:name="T35" style:family="text">
      <style:text-properties fo:font-style="italic" style:font-style-asian="italic" style:font-size-complex="12pt"/>
    </style:style>
    <style:style style:name="T36" style:family="text">
      <style:text-properties fo:font-style="italic" fo:font-weight="bold" style:font-style-asian="italic" style:font-weight-asian="bold"/>
    </style:style>
    <style:style style:name="T37" style:family="text">
      <style:text-properties fo:font-size="11pt" style:font-size-asian="11pt"/>
    </style:style>
    <style:style style:name="T38" style:family="text">
      <style:text-properties fo:font-size="11pt" fo:font-style="italic" style:font-size-asian="11pt" style:font-style-asian="italic"/>
    </style:style>
    <style:style style:name="T39" style:family="text">
      <style:text-properties style:font-name="Times"/>
    </style:style>
    <style:style style:name="T40" style:family="text">
      <style:text-properties style:font-name="Times" fo:font-style="italic" style:font-style-asian="italic"/>
    </style:style>
    <style:style style:name="T41" style:family="text">
      <style:text-properties style:font-name="Times" fo:font-weight="bold" style:font-weight-asian="bold"/>
    </style:style>
    <style:style style:name="T42" style:family="text">
      <style:text-properties style:font-name="Times" fo:font-style="normal" fo:font-weight="bold" style:font-style-asian="normal" style:font-weight-asian="bold"/>
    </style:style>
    <style:style style:name="T43" style:family="text">
      <style:text-properties style:font-name="Courier" fo:font-weight="bold" style:font-weight-asian="bold"/>
    </style:style>
    <style:style style:name="T44" style:family="text">
      <style:text-properties style:font-name="Courier" fo:font-style="italic" fo:font-weight="bold" style:font-style-asian="italic" style:font-weight-asian="bold"/>
    </style:style>
    <style:style style:name="T45" style:family="text">
      <style:text-properties style:text-underline-style="solid" style:text-underline-width="auto" style:text-underline-color="font-color"/>
    </style:style>
    <style:style style:name="T46" style:family="text">
      <style:text-properties officeooo:rsid="0010c64a"/>
    </style:style>
    <style:style style:name="T47" style:family="text">
      <style:text-properties style:use-window-font-color="true"/>
    </style:style>
    <style:style style:name="T48"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49" style:family="text">
      <style:text-properties style:use-window-font-color="true" style:font-name="Times New Roman" fo:font-size="12pt" fo:language="en" fo:country="US" officeooo:rsid="0010c64a" style:font-name-asian="Times New Roman" style:font-size-asian="12pt" style:font-name-complex="New York" style:font-size-complex="10pt" style:language-complex="ar" style:country-complex="SA"/>
    </style:style>
    <style:style style:name="T50" style:family="text">
      <style:text-properties officeooo:rsid="000ec218"/>
    </style:style>
    <style:style style:name="T51" style:family="text">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T52" style:family="text">
      <style:text-properties fo:color="#000000" style:text-outline="false" style:text-line-through-style="none" style:font-name="Times New Roman" fo:font-size="12pt" fo:font-style="normal" fo:text-shadow="none" style:text-underline-style="none" fo:font-weight="normal" officeooo:rsid="0016e9ff" style:font-name-asian="Arial" style:font-size-asian="12pt" style:font-style-asian="normal" style:font-weight-asian="normal" style:font-name-complex="Arial" style:font-size-complex="12pt" style:font-style-complex="normal" style:font-weight-complex="normal" style:text-emphasize="none"/>
    </style:style>
    <style:style style:name="T53" style:family="text">
      <style:text-properties fo:color="#000000"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style>
    <style:style style:name="T54" style:family="text">
      <style:text-properties fo:color="#000000" style:text-outline="false" style:text-line-through-style="none" fo:font-style="normal" fo:text-shadow="none" style:text-underline-style="none" fo:font-weight="normal" officeooo:rsid="0016e9ff" style:font-name-asian="Arial" style:font-style-asian="normal" style:font-weight-asian="normal" style:font-name-complex="Arial" style:font-style-complex="normal" style:font-weight-complex="normal" style:text-emphasize="none"/>
    </style:style>
    <style:style style:name="T55" style:family="text">
      <style:text-properties fo:color="#000000" style:text-outline="false" style:text-line-through-style="none" fo:font-style="normal" fo:text-shadow="none" style:text-underline-style="none" fo:font-weight="normal" style:font-name-asian="Arial Unicode MS" style:font-style-asian="normal" style:font-weight-asian="normal" style:font-name-complex="Arial Unicode MS" style:font-style-complex="normal" style:font-weight-complex="normal" style:text-emphasize="none"/>
    </style:style>
    <style:style style:name="T56" style:family="text">
      <style:text-properties officeooo:rsid="000aae4d"/>
    </style:style>
    <style:style style:name="T57" style:family="text">
      <style:text-properties fo:language="fr" fo:country="FR"/>
    </style:style>
    <style:style style:name="T58" style:family="text">
      <style:text-properties fo:language="fr" fo:country="FR" fo:font-style="italic" style:font-style-asian="italic"/>
    </style:style>
    <style:style style:name="T59" style:family="text">
      <style:text-properties officeooo:rsid="0016e9ff"/>
    </style:style>
    <style:style style:name="T60" style:family="text">
      <style:text-properties fo:font-style="normal" style:font-style-asian="normal"/>
    </style:style>
    <style:style style:name="T61" style:family="text">
      <style:text-properties style:font-size-complex="12pt"/>
    </style:style>
    <style:style style:name="T62" style:family="text">
      <style:text-properties officeooo:rsid="000ce290"/>
    </style:style>
    <style:style style:name="T63" style:family="text">
      <style:text-properties officeooo:rsid="001550a0"/>
    </style:style>
    <style:style style:name="T64" style:family="text">
      <style:text-properties style:font-name-asian="Arial" style:font-name-complex="Arial"/>
    </style:style>
    <style:style style:name="T65" style:family="text">
      <style:text-properties officeooo:rsid="0018ad5e"/>
    </style:style>
    <style:style style:name="T66" style:family="text">
      <style:text-properties officeooo:rsid="0002a0f5"/>
    </style:style>
    <style:style style:name="T67" style:family="text">
      <style:text-properties officeooo:rsid="0004e17d"/>
    </style:style>
    <style:style style:name="T68" style:family="text">
      <style:text-properties officeooo:rsid="0006bd07"/>
    </style:style>
    <style:style style:name="T69" style:family="text">
      <style:text-properties officeooo:rsid="0007f60c"/>
    </style:style>
    <style:style style:name="T70" style:family="text">
      <style:text-properties officeooo:rsid="00090408"/>
    </style:style>
    <style:style style:name="T71" style:family="text">
      <style:text-properties officeooo:rsid="00098ff6"/>
    </style:style>
    <style:style style:name="T72" style:family="text">
      <style:text-properties officeooo:rsid="000b398d"/>
    </style:style>
    <style:style style:name="T73" style:family="text">
      <style:text-properties officeooo:rsid="000fee9a"/>
    </style:style>
    <style:style style:name="T74" style:family="text">
      <style:text-properties officeooo:rsid="00116283"/>
    </style:style>
    <style:style style:name="T75" style:family="text">
      <style:text-properties officeooo:rsid="0015326f"/>
    </style:style>
    <style:style style:name="T76" style:family="text">
      <style:text-properties officeooo:rsid="00185c92"/>
    </style:style>
    <style:style style:name="T77" style:family="text">
      <style:text-properties fo:color="#ff0000"/>
    </style:style>
    <style:style style:name="T78" style:family="text">
      <style:text-properties officeooo:rsid="001944c9"/>
    </style:style>
    <style:style style:name="T79" style:family="text">
      <style:text-properties officeooo:rsid="001b6a2d"/>
    </style:style>
    <style:style style:name="T80" style:family="text">
      <style:text-properties officeooo:rsid="001cbc2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5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5in" fo:text-indent="-0.25in" fo:margin-left="3.3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tracked-changes>
        <text:changed-region text:id="ct21352560">
          <text:deletion>
            <office:change-info>
              <dc:creator>Johnny Willemsen</dc:creator>
              <dc:date>2010-10-15T15:14:00</dc:date>
            </office:change-info>
            <text:p text:style-name="P1">Draft </text:p>
          </text:deletion>
        </text:changed-region>
        <text:changed-region text:id="ct21322544">
          <text:deletion>
            <office:change-info>
              <dc:creator>Johnny Willemsen</dc:creator>
              <dc:date>2010-08-05T15:04:00</dc:date>
            </office:change-info>
            <text:p text:style-name="P1">Native</text:p>
          </text:deletion>
        </text:changed-region>
        <text:changed-region text:id="ct7772832">
          <text:insertion>
            <office:change-info>
              <dc:creator>Johnny Willemsen</dc:creator>
              <dc:date>2010-08-05T15:04:00</dc:date>
            </office:change-info>
          </text:insertion>
        </text:changed-region>
        <text:changed-region text:id="ct21323824">
          <text:insertion>
            <office:change-info>
              <dc:creator>Johnny Willemsen</dc:creator>
              <dc:date>2010-08-05T15:04:00</dc:date>
            </office:change-info>
          </text:insertion>
        </text:changed-region>
        <text:changed-region text:id="ct21324240">
          <text:deletion>
            <office:change-info>
              <dc:creator>Johnny Willemsen</dc:creator>
              <dc:date>2010-08-05T15:04:00</dc:date>
            </office:change-info>
            <text:p text:style-name="P1">DDS </text:p>
          </text:deletion>
        </text:changed-region>
        <text:changed-region text:id="ct21324016">
          <text:deletion>
            <office:change-info>
              <dc:creator>Johnny Willemsen</dc:creator>
              <dc:date>2010-08-23T16:54:00</dc:date>
            </office:change-info>
            <text:p text:style-name="P1">PSM</text:p>
          </text:deletion>
        </text:changed-region>
        <text:changed-region text:id="ct21332736">
          <text:insertion>
            <office:change-info>
              <dc:creator>Johnny Willemsen</dc:creator>
              <dc:date>2010-08-23T16:54:00</dc:date>
            </office:change-info>
          </text:insertion>
        </text:changed-region>
        <text:changed-region text:id="ct21351968">
          <text:insertion>
            <office:change-info>
              <dc:creator>Johnny Willemsen</dc:creator>
              <dc:date>2010-08-05T15:04:00</dc:date>
            </office:change-info>
          </text:insertion>
        </text:changed-region>
        <text:changed-region text:id="ct21333712">
          <text:deletion>
            <office:change-info>
              <dc:creator>Johnny Willemsen</dc:creator>
              <dc:date>2010-08-05T15:04:00</dc:date>
            </office:change-info>
            <text:p text:style-name="New"><text:span text:style-name="T1">08</text:span></text:p>
          </text:deletion>
        </text:changed-region>
        <text:changed-region text:id="ct21332928">
          <text:deletion>
            <office:change-info>
              <dc:creator>Johnny Willemsen</dc:creator>
              <dc:date>2010-08-05T15:04:00</dc:date>
            </office:change-info>
            <text:p text:style-name="New">03</text:p>
          </text:deletion>
        </text:changed-region>
        <text:changed-region text:id="ct7773120">
          <text:deletion>
            <office:change-info>
              <dc:creator>Johnny Willemsen</dc:creator>
              <dc:date>2010-08-05T15:04:00</dc:date>
            </office:change-info>
            <text:p text:style-name="New">04</text:p>
          </text:deletion>
        </text:changed-region>
        <text:changed-region text:id="ct20548496">
          <text:deletion>
            <office:change-info>
              <dc:creator>Johnny Willemsen</dc:creator>
              <dc:date>2010-08-20T14:13:00</dc:date>
            </office:change-info>
            <text:p text:style-name="New"><text:span text:style-name="T2">April</text:span></text:p>
          </text:deletion>
        </text:changed-region>
        <text:changed-region text:id="ct20549200">
          <text:insertion>
            <office:change-info>
              <dc:creator>Johnny Willemsen</dc:creator>
              <dc:date>2010-08-20T14:13:00</dc:date>
            </office:change-info>
          </text:insertion>
        </text:changed-region>
        <text:changed-region text:id="ct20549392">
          <text:deletion>
            <office:change-info>
              <dc:creator>Johnny Willemsen</dc:creator>
              <dc:date>2010-08-20T14:13:00</dc:date>
            </office:change-info>
            <text:p text:style-name="New"><text:span text:style-name="T3"><text:s/>23</text:span></text:p>
          </text:deletion>
        </text:changed-region>
        <text:changed-region text:id="ct21383376">
          <text:deletion>
            <office:change-info>
              <dc:creator>Johnny Willemsen</dc:creator>
              <dc:date>2010-08-20T14:13:00</dc:date>
            </office:change-info>
            <text:p text:style-name="New"><text:span text:style-name="T2">08</text:span></text:p>
          </text:deletion>
        </text:changed-region>
        <text:changed-region text:id="ct21384256">
          <text:insertion>
            <office:change-info>
              <dc:creator>Johnny Willemsen</dc:creator>
              <dc:date>2010-08-20T14:13:00</dc:date>
            </office:change-info>
          </text:insertion>
        </text:changed-region>
        <text:changed-region text:id="ct20548240">
          <text:deletion>
            <office:change-info>
              <dc:creator>Johnny Willemsen</dc:creator>
              <dc:date>2010-08-20T14:13:00</dc:date>
            </office:change-info>
            <text:p text:style-name="P2">August</text:p>
          </text:deletion>
        </text:changed-region>
        <text:changed-region text:id="ct21194400">
          <text:insertion>
            <office:change-info>
              <dc:creator>Johnny Willemsen</dc:creator>
              <dc:date>2010-08-20T14:13:00</dc:date>
            </office:change-info>
          </text:insertion>
        </text:changed-region>
        <text:changed-region text:id="ct20549936">
          <text:deletion>
            <office:change-info>
              <dc:creator>Johnny Willemsen</dc:creator>
              <dc:date>2010-08-20T14:13:00</dc:date>
            </office:change-info>
            <text:p text:style-name="P2"><text:span text:style-name="T4"><text:s/>25</text:span></text:p>
          </text:deletion>
        </text:changed-region>
        <text:changed-region text:id="ct21324896">
          <text:deletion>
            <office:change-info>
              <dc:creator>Johnny Willemsen</dc:creator>
              <dc:date>2010-08-20T14:13:00</dc:date>
            </office:change-info>
            <text:p text:style-name="P2">08</text:p>
          </text:deletion>
        </text:changed-region>
        <text:changed-region text:id="ct20548688">
          <text:insertion>
            <office:change-info>
              <dc:creator>Johnny Willemsen</dc:creator>
              <dc:date>2010-08-20T14:13:00</dc:date>
            </office:change-info>
          </text:insertion>
        </text:changed-region>
        <text:changed-region text:id="ct21383568">
          <text:insertion>
            <office:change-info>
              <dc:creator>Johnny Willemsen</dc:creator>
              <dc:date>2010-08-05T15:04:00</dc:date>
            </office:change-info>
          </text:insertion>
        </text:changed-region>
        <text:changed-region text:id="ct21384848">
          <text:insertion>
            <office:change-info>
              <dc:creator>Mark Hayman</dc:creator>
              <dc:date>2010-08-18T23:04:00</dc:date>
            </office:change-info>
          </text:insertion>
        </text:changed-region>
        <text:changed-region text:id="ct21385840">
          <text:insertion>
            <office:change-info>
              <dc:creator>Johnny Willemsen</dc:creator>
              <dc:date>2010-08-05T15:04:00</dc:date>
            </office:change-info>
          </text:insertion>
        </text:changed-region>
        <text:changed-region text:id="ct21385296">
          <text:deletion>
            <office:change-info>
              <dc:creator>Mark Hayman</dc:creator>
              <dc:date>2010-08-18T23:05:00</dc:date>
            </office:change-info>
            <text:p text:style-name="Body"><text:span text:style-name="T1">currently has a </text:span></text:p>
          </text:deletion>
        </text:changed-region>
        <text:changed-region text:id="ct21386816">
          <text:insertion>
            <office:change-info>
              <dc:creator>Johnny Willemsen</dc:creator>
              <dc:date>2010-08-05T15:04:00</dc:date>
            </office:change-info>
          </text:insertion>
        </text:changed-region>
        <text:changed-region text:id="ct21387008">
          <text:deletion>
            <office:change-info>
              <dc:creator>Mark Hayman</dc:creator>
              <dc:date>2010-08-18T23:05:00</dc:date>
            </office:change-info>
            <text:p text:style-name="Body"><text:span text:style-name="T1">but this mapping </text:span></text:p>
          </text:deletion>
        </text:changed-region>
        <text:changed-region text:id="ct21387744">
          <text:insertion>
            <office:change-info>
              <dc:creator>Johnny Willemsen</dc:creator>
              <dc:date>2010-08-05T15:04:00</dc:date>
            </office:change-info>
          </text:insertion>
        </text:changed-region>
        <text:changed-region text:id="ct21389152">
          <text:insertion>
            <office:change-info>
              <dc:creator>Johnny Willemsen</dc:creator>
              <dc:date>2010-08-05T15:05:00</dc:date>
            </office:change-info>
          </text:insertion>
        </text:changed-region>
        <text:changed-region text:id="ct21389344">
          <text:deletion>
            <office:change-info>
              <dc:creator>Mark Hayman</dc:creator>
              <dc:date>2010-08-18T23:09:00</dc:date>
            </office:change-info>
            <text:p text:style-name="Body"><text:span text:style-name="T1">is working on</text:span></text:p>
          </text:deletion>
        </text:changed-region>
        <text:changed-region text:id="ct21391696">
          <text:insertion>
            <office:change-info>
              <dc:creator>Mark Hayman</dc:creator>
              <dc:date>2010-08-18T23:09:00</dc:date>
            </office:change-info>
          </text:insertion>
        </text:changed-region>
        <text:changed-region text:id="ct21393120">
          <text:insertion>
            <office:change-info>
              <dc:creator>Johnny Willemsen</dc:creator>
              <dc:date>2010-08-05T15:05:00</dc:date>
            </office:change-info>
          </text:insertion>
        </text:changed-region>
        <text:changed-region text:id="ct21394576">
          <text:insertion>
            <office:change-info>
              <dc:creator>Mark Hayman</dc:creator>
              <dc:date>2010-08-18T23:09:00</dc:date>
            </office:change-info>
          </text:insertion>
        </text:changed-region>
        <text:changed-region text:id="ct21395504">
          <text:insertion>
            <office:change-info>
              <dc:creator>Johnny Willemsen</dc:creator>
              <dc:date>2010-08-05T15:05:00</dc:date>
            </office:change-info>
          </text:insertion>
        </text:changed-region>
        <text:changed-region text:id="ct21387232">
          <text:insertion>
            <office:change-info>
              <dc:creator>Mark Hayman</dc:creator>
              <dc:date>2010-08-18T23:13:00</dc:date>
            </office:change-info>
          </text:insertion>
        </text:changed-region>
        <text:changed-region text:id="ct21401216">
          <text:insertion>
            <office:change-info>
              <dc:creator>Johnny Willemsen</dc:creator>
              <dc:date>2010-08-05T15:05:00</dc:date>
            </office:change-info>
          </text:insertion>
        </text:changed-region>
        <text:changed-region text:id="ct20586640">
          <text:insertion>
            <office:change-info>
              <dc:creator>Johnny Willemsen</dc:creator>
              <dc:date>2010-08-05T15:06:00</dc:date>
            </office:change-info>
          </text:insertion>
        </text:changed-region>
        <text:changed-region text:id="ct21400128">
          <text:deletion>
            <office:change-info>
              <dc:creator>Mark Hayman</dc:creator>
              <dc:date>2010-08-18T23:21:00</dc:date>
            </office:change-info>
            <text:p text:style-name="Body"><text:span text:style-name="T1">new</text:span></text:p>
          </text:deletion>
        </text:changed-region>
        <text:changed-region text:id="ct22125024">
          <text:insertion>
            <office:change-info>
              <dc:creator>Mark Hayman</dc:creator>
              <dc:date>2010-08-18T23:21:00</dc:date>
            </office:change-info>
          </text:insertion>
        </text:changed-region>
        <text:changed-region text:id="ct21437120">
          <text:insertion>
            <office:change-info>
              <dc:creator>Johnny Willemsen</dc:creator>
              <dc:date>2010-08-05T15:06:00</dc:date>
            </office:change-info>
          </text:insertion>
        </text:changed-region>
        <text:changed-region text:id="ct21437312">
          <text:deletion>
            <office:change-info>
              <dc:creator>Mark Hayman</dc:creator>
              <dc:date>2010-08-18T23:18:00</dc:date>
            </office:change-info>
            <text:p text:style-name="Body"><text:span text:style-name="T1">has less pitfalls and is</text:span></text:p>
          </text:deletion>
        </text:changed-region>
        <text:changed-region text:id="ct21404096">
          <text:insertion>
            <office:change-info>
              <dc:creator>Mark Hayman</dc:creator>
              <dc:date>2010-08-18T23:18:00</dc:date>
            </office:change-info>
          </text:insertion>
        </text:changed-region>
        <text:changed-region text:id="ct21193040">
          <text:insertion>
            <office:change-info>
              <dc:creator>Johnny Willemsen</dc:creator>
              <dc:date>2010-08-05T15:06:00</dc:date>
            </office:change-info>
          </text:insertion>
        </text:changed-region>
        <text:changed-region text:id="ct21391888">
          <text:deletion>
            <office:change-info>
              <dc:creator>Mark Hayman</dc:creator>
              <dc:date>2010-08-18T23:16:00</dc:date>
            </office:change-info>
            <text:p text:style-name="Body">ask fore W</text:p>
          </text:deletion>
        </text:changed-region>
        <text:changed-region text:id="ct21385584">
          <text:deletion>
            <office:change-info>
              <dc:creator>Johnny Willemsen</dc:creator>
              <dc:date>2010-08-05T15:06:00</dc:date>
            </office:change-info>
            <text:p text:style-name="Body">The Data Distribution Service for Real-time Systems<text:span text:style-name="Footnote_20_Symbol"><text:note text:id="ftn0" text:note-class="footnote"><text:note-citation>0</text:note-citation><text:note-body><text:p text:style-name="Footnote"><text:s/>Named “DDS” in the rest of this document.</text:p></text:note-body></text:note></text:span> specification <text:s/>consists of a UML PIM and single IDL PSM. A user of the DDS service uses a programming language API <text:s/>(e.g. C++ , Java) which is derived from the IDL PSM by applying the IDL to language mappings.</text:p>
            <text:p text:style-name="Body">The definition of a single IDL PSM precludes the use of many native programming language constructs, such as generics, operator overloading, etc. The result is a sub-optimal API that does not conform to the stylistic idioms of the target language, introducing a barrier to the adoption and use of the specification.</text:p>
          </text:deletion>
        </text:changed-region>
        <text:changed-region text:id="ct21396384">
          <text:insertion>
            <office:change-info>
              <dc:creator>Mark Hayman</dc:creator>
              <dc:date>2010-08-18T23:16:00</dc:date>
            </office:change-info>
          </text:insertion>
        </text:changed-region>
        <text:changed-region text:id="ct21400336">
          <text:insertion>
            <office:change-info>
              <dc:creator>Johnny Willemsen</dc:creator>
              <dc:date>2010-08-05T15:07:00</dc:date>
            </office:change-info>
          </text:insertion>
        </text:changed-region>
        <text:changed-region text:id="ct21437536">
          <text:insertion>
            <office:change-info>
              <dc:creator>Mark Hayman</dc:creator>
              <dc:date>2010-08-18T23:24:00</dc:date>
            </office:change-info>
          </text:insertion>
        </text:changed-region>
        <text:changed-region text:id="ct20548880">
          <text:insertion>
            <office:change-info>
              <dc:creator>Johnny Willemsen</dc:creator>
              <dc:date>2010-08-05T15:07:00</dc:date>
            </office:change-info>
          </text:insertion>
        </text:changed-region>
        <text:changed-region text:id="ct21393312">
          <text:insertion>
            <office:change-info>
              <dc:creator>Mark Hayman</dc:creator>
              <dc:date>2010-08-18T23:24:00</dc:date>
            </office:change-info>
          </text:insertion>
        </text:changed-region>
        <text:changed-region text:id="ct21400704">
          <text:deletion>
            <office:change-info>
              <dc:creator>Johnny Willemsen</dc:creator>
              <dc:date>2010-08-23T20:32:00</dc:date>
            </office:change-info>
            <text:p text:style-name="Body"><text:span text:style-name="T1">PSM </text:span></text:p>
          </text:deletion>
        </text:changed-region>
        <text:changed-region text:id="ct21403728">
          <text:insertion>
            <office:change-info>
              <dc:creator>Mark Hayman</dc:creator>
              <dc:date>2010-08-18T23:24:00</dc:date>
            </office:change-info>
          </text:insertion>
        </text:changed-region>
        <text:changed-region text:id="ct21387456">
          <text:insertion>
            <office:change-info>
              <dc:creator>Johnny Willemsen</dc:creator>
              <dc:date>2010-08-05T15:07:00</dc:date>
            </office:change-info>
          </text:insertion>
        </text:changed-region>
        <text:changed-region text:id="ct21398032">
          <text:deletion>
            <office:change-info>
              <dc:creator>Mark Hayman</dc:creator>
              <dc:date>2010-08-18T23:24:00</dc:date>
            </office:change-info>
            <text:p text:style-name="Body"><text:span text:style-name="T1"><text:s/>mapping</text:span></text:p>
          </text:deletion>
        </text:changed-region>
        <text:changed-region text:id="ct21390704">
          <text:insertion>
            <office:change-info>
              <dc:creator>Johnny Willemsen</dc:creator>
              <dc:date>2010-08-05T15:07:00</dc:date>
            </office:change-info>
          </text:insertion>
        </text:changed-region>
        <text:changed-region text:id="ct21385040">
          <text:insertion>
            <office:change-info>
              <dc:creator>Mark Hayman</dc:creator>
              <dc:date>2010-08-18T23:22:00</dc:date>
            </office:change-info>
          </text:insertion>
        </text:changed-region>
        <text:changed-region text:id="ct21437952">
          <text:deletion>
            <office:change-info>
              <dc:creator>Johnny Willemsen</dc:creator>
              <dc:date>2010-10-15T15:15:00</dc:date>
            </office:change-info>
            <text:p text:style-name="Body"><text:span text:style-name="T1">intent is to keep the </text:span></text:p>
          </text:deletion>
        </text:changed-region>
        <text:changed-region text:id="ct20209088">
          <text:insertion>
            <office:change-info>
              <dc:creator>Mark Hayman</dc:creator>
              <dc:date>2010-08-18T23:22:00</dc:date>
            </office:change-info>
          </text:insertion>
        </text:changed-region>
        <text:changed-region text:id="ct21003584">
          <text:insertion>
            <office:change-info>
              <dc:creator>Johnny Willemsen</dc:creator>
              <dc:date>2010-10-15T15:15:00</dc:date>
            </office:change-info>
          </text:insertion>
        </text:changed-region>
        <text:changed-region text:id="ct20550128">
          <text:insertion>
            <office:change-info>
              <dc:creator>Mark Hayman</dc:creator>
              <dc:date>2010-08-18T23:22:00</dc:date>
            </office:change-info>
          </text:insertion>
        </text:changed-region>
        <text:changed-region text:id="ct22883648">
          <text:deletion>
            <office:change-info>
              <dc:creator>Mark Hayman</dc:creator>
              <dc:date>2010-08-18T23:26:00</dc:date>
            </office:change-info>
            <text:p text:style-name="Body"><text:span text:style-name="T1">This RFP doesn't </text:span><text:span text:style-name="T6">search for </text:span><text:span text:style-name="T1">chang</text:span><text:span text:style-name="T6">es to</text:span><text:span text:style-name="T1"> the existing mapping</text:span></text:p>
          </text:deletion>
        </text:changed-region>
        <text:changed-region text:id="ct21391152">
          <text:insertion>
            <office:change-info>
              <dc:creator>Johnny Willemsen</dc:creator>
              <dc:date>2010-08-17T10:40:00</dc:date>
            </office:change-info>
          </text:insertion>
        </text:changed-region>
        <text:changed-region text:id="ct19316640">
          <text:deletion>
            <office:change-info>
              <dc:creator>Johnny Willemsen</dc:creator>
              <dc:date>2010-08-05T15:08:00</dc:date>
            </office:change-info>
            <text:p text:style-name="Body">This RFP solicits proposals for a Native C++ Language DDS PSM, specifically to ISO Standard C++, which would use and conform with the standard data-types and programming idioms of the language.</text:p>
            <text:p text:style-name="Body"/>
          </text:deletion>
        </text:changed-region>
        <text:changed-region text:id="ct20609648">
          <text:deletion>
            <office:change-info>
              <dc:creator>Johnny Willemsen</dc:creator>
              <dc:date>2010-10-27T10:33:00</dc:date>
            </office:change-info>
            <text:p text:style-name="P3"/>
            <text:p text:style-name="P3"/>
          </text:deletion>
        </text:changed-region>
        <text:changed-region text:id="ct139754210431472">
          <text:format-change>
            <office:change-info>
              <dc:creator>Johnny Willemsen</dc:creator>
              <dc:date>2010-10-27T10:33:00</dc:date>
            </office:change-info>
          </text:format-change>
        </text:changed-region>
        <text:changed-region text:id="ct30500160">
          <text:deletion>
            <office:change-info>
              <dc:creator>Johnny Willemsen</dc:creator>
              <dc:date>2010-10-27T10:33:00</dc:date>
            </office:change-info>
            <text:p text:style-name="P3"/>
            <text:p text:style-name="P3"/>
          </text:deletion>
        </text:changed-region>
        <text:changed-region text:id="ct139754223899040">
          <text:format-change>
            <office:change-info>
              <dc:creator>Johnny Willemsen</dc:creator>
              <dc:date>2010-10-27T10:33:00</dc:date>
            </office:change-info>
          </text:format-change>
        </text:changed-region>
        <text:changed-region text:id="ct139754222962896">
          <text:format-change>
            <office:change-info>
              <dc:creator>Johnny Willemsen</dc:creator>
              <dc:date>2010-10-27T10:33:00</dc:date>
            </office:change-info>
          </text:format-change>
        </text:changed-region>
        <text:changed-region text:id="ct21437728">
          <text:insertion>
            <office:change-info>
              <dc:creator>Johnny Willemsen</dc:creator>
              <dc:date>2010-08-18T11:56:00</dc:date>
            </office:change-info>
          </text:insertion>
        </text:changed-region>
        <text:changed-region text:id="ct21322944">
          <text:deletion>
            <office:change-info>
              <dc:creator>Johnny Willemsen</dc:creator>
              <dc:date>2010-08-18T11:56:00</dc:date>
            </office:change-info>
            <text:p text:style-name="P4"><text:span text:style-name="T7">MDA provides a set of guidelines for structuring specifications expressed as models and the mappings between those models. The MDA initiative and the standards that support it allow the same model specifying business system or application functionality and behavior to be realized on multiple platforms. MDA enables different applications to be integrated by explicitly relating their models; this facilitates integration and interoperability and supports system evolution (deployment choices) as platform technologies change. The three primary goals of MDA are portability, interoperability and reusability.</text:span></text:p>
            <text:p text:style-name="Body">Portability of any subsystem is relative to the subsystems on which it depends. The collection of subsystems that a given subsystem depends upon is often loosely called the <text:span text:style-name="T8">platform,</text:span> which supports that subsystem. Portability – and reusability - of such a subsystem is enabled if all the subsystems that it depends upon use standardized interfaces (APIs) and usage patterns. <text:s/></text:p>
            <text:p text:style-name="Body">MDA provides a pattern comprising a portable subsystem that is able to use any one of multiple specific implementations of a platform. This pattern is repeatedly usable in the specification of systems. The five important concepts related to this pattern are:</text:p>
            <text:list xml:id="list2153778573" text:style-name="WW8Num25">
              <text:list-item>
                <text:p text:style-name="P5"><text:span text:style-name="T8">Model</text:span> - A model is a representation of a part of the function, structure and/or behavior of an application or system. A <text:span text:style-name="T8">representation</text:span> is said to be <text:span text:style-name="T8">formal</text:span> when it is based on a language that has a well-defined form (“syntax”), meaning (“semantics”), and possibly rules of analysis, inference, or proof for its constructs. The syntax may be graphical or textual. The semantics might be defined, more or less formally, in terms of things observed in the world being described (e.g. message sends and replies, object states and state changes, etc.), or by translating higher-level language constructs into other constructs that have a well-defined meaning. The optional rules of inference define what unstated properties you can deduce from the explicit statements in the model. In MDA, a <text:span text:style-name="T8">representation</text:span> that is not <text:span text:style-name="T8">formal </text:span>in this sense is not a model. Thus, a diagram with boxes and lines and arrows that is not supported by a definition of the meaning of a box, and the meaning of a line and of an arrow is not a model—it is just an informal diagram.</text:p>
              </text:list-item>
              <text:list-item>
                <text:p text:style-name="P5"><text:span text:style-name="T8">Platform</text:span> – A set of subsystems/technologies that provide a coherent set of functionality through interfaces and specified usage patterns that any subsystem that depends on the platform can use without concern for the details of how the functionality provided by the platform is implemented.</text:p>
              </text:list-item>
              <text:list-item>
                <text:p text:style-name="P5"><text:span text:style-name="T8">Platform Independent Model (PIM)</text:span> – A model of a subsystem that contains no information specific to the platform, or the technology that is used to realize it. <text:s/></text:p>
              </text:list-item>
              <text:list-item>
                <text:p text:style-name="P5"><text:span text:style-name="T8">Platform Specific Model (PSM)</text:span> – A model of a subsystem that includes information about the specific technology that is used in the realization of that subsystem on a specific platform, and hence possibly contains elements that are specific to the platform.</text:p>
              </text:list-item>
              <text:list-item>
                <text:p text:style-name="P5"><text:span text:style-name="T8">Mapping</text:span> – Specification of a mechanism for transforming the elements of a model conforming to a particular metamodel into elements of another model that conforms to another (possibly the same) metamodel. A mapping may be expressed as associations, constraints, rules, templates with parameters that must be assigned during the mapping, or other forms yet to be determined.</text:p>
              </text:list-item>
            </text:list>
            <text:p text:style-name="Body">For example, in case of CORBA the platform is specified by a set of interfaces and usage patterns that constitute the CORBA Core Specification [CORBA]. The CORBA platform is independent of operating systems and programming languages. <text:s/>The OMG Trading Object Service specification [TOS] (consisting of interface specifications in OMG Interface Definition Language (OMG IDL)) can be considered to be a PIM from the viewpoint of CORBA, because it is independent of operating systems and programming languages. When the IDL to C++ Language Mapping specification is applied to the Trading Service PIM, the C++-specific result can be considered to be a PSM for the Trading Service, where the platform is the C++ language and the C++ ORB implementation. <text:s/>Thus the IDL to C++ Language Mapping specification [IDLC++] determines the mapping from the Trading Service PIM to the Trading Service PSM.</text:p>
            <text:p text:style-name="Body">Note that the Trading Service model expressed in IDL is a PSM relative to the CORBA platform too. <text:s/>This highlights the fact that platform-independence and platform-specificity are relative concepts.</text:p>
            <text:p text:style-name="Body">The UML Profile for EDOC specification [EDOC] is another example of the application of various aspects of MDA. It defines a set of modeling constructs that are independent of middleware platforms such as EJB [EJB], CCM [CCM], MQSeries [MQS], etc. <text:s/>A PIM based on the EDOC profile uses the middleware-independent constructs defined by the profile and thus is middleware-independent. In addition, the specification defines formal metamodels for some specific middleware platforms such as EJB, supplementing the already-existing OMG metamodel of CCM (CORBA Component Model). <text:s/>The specification also defines mappings from the EDOC profile to the middleware metamodels. <text:s/>For example, it defines a mapping from the EDOC profile to EJB. The mapping specifications facilitate the transformation of any EDOC-based PIM into a corresponding PSM for any of the specific platforms for which a mapping is specified.</text:p>
            <text:p text:style-name="Body">Continuing with this example, one of the PSMs corresponding to the EDOC PIM could be for the CORBA platform. This PSM then potentially constitutes a PIM, corresponding to which there would be implementation language specific PSMs derived via the CORBA language mappings, thus illustrating recursive use of the Platform-PIM-PSM-Mapping pattern.</text:p>
            <text:p text:style-name="Body">Note that the EDOC profile can also be considered to be a platform in its own right. <text:s/>Thus, a model expressed via the profile is a PSM relative to the EDOC platform.</text:p>
            <text:p text:style-name="Body">An analogous set of concepts apply to Interoperability Protocols wherein there is a PIM of the payload data and a PIM of the interactions that cause the data to find its way from one place to another. These then are realized in specific ways for specific platforms in the corresponding PSMs.</text:p>
            <text:p text:style-name="Body">Analogously, in case of databases there could be a PIM of the data (say using the Relational Data Model), and corresponding PSMs specifying how the data is actually represented on a storage medium based on some particular data storage paradigm etc., and a mapping from the PIM to each PSM.</text:p>
            <text:p text:style-name="P6">OMG adopts standard specifications of models that exploit the MDA pattern to facilitate portability, interoperability and reusability, either through ab initio development of standards or by reference to existing standards. Some examples of OMG adopted specifications are:</text:p>
            <text:list xml:id="list1048077060" text:style-name="WW8Num29">
              <text:list-item>
                <text:p text:style-name="P7"><text:span text:style-name="T8">Languages</text:span> – e.g. IDL for interface specification, UML for model specification, OCL for constraint specification, etc.</text:p>
              </text:list-item>
              <text:list-item>
                <text:p text:style-name="P7"><text:span text:style-name="T8">Mappings</text:span> – e.g. Mapping of OMG IDL to specific implementation languages (CORBA PIM to Implementation Language PSMs), UML Profile for EDOC (PIM) to CCM (CORBA PSM) and EJB (Java PSM), CORBA (PSM) to COM (PSM) etc.</text:p>
              </text:list-item>
              <text:list-item>
                <text:p text:style-name="P7"><text:span text:style-name="T8">Services</text:span> – e.g. Naming Service [NS], Transaction Service [OTS], Security Service [SEC], Trading Object Service [TOS] etc.</text:p>
              </text:list-item>
              <text:list-item>
                <text:p text:style-name="P7"><text:span text:style-name="T8">Platforms</text:span> – e.g. CORBA [CORBA].</text:p>
              </text:list-item>
              <text:list-item>
                <text:p text:style-name="P7"><text:span text:style-name="T8">Protocols</text:span> – e.g. GIOP/IIOP [CORBA] (both structure and exchange protocol), XML Metadata Interchange [XMI] (structure specification usable as payload on multiple exchange protocols).</text:p>
              </text:list-item>
              <text:list-item>
                <text:p text:style-name="P7"><text:span text:style-name="T8">Domain Specific Standards</text:span> – e.g. Data Acquisition from Industrial Systems (Manufacturing) [DAIS], <text:span text:style-name="T9">General </text:span>Ledger Specification (Finance) [GLS], Air Traffic Control (Transportation) [ATC], Gene Expression (Life Science Research) [GE], Personal Identification Service (Healthcare) [PIDS], etc.</text:p>
              </text:list-item>
            </text:list>
            <text:p text:style-name="Body">For an introduction to MDA, see [MDAa]. For a discourse on the details of MDA please refer to [MDAc]. To see an example of the application of MDA see [MDAb]. For general information on MDA, see [MDAd].</text:p>
            <text:p text:style-name="P8">Object Management Architecture (OMA) is a distributed object computing platform architecture within MDA that is related to ISO’s Reference Model of Open Distributed Processing RM-ODP[RM-ODP]. CORBA and any extensions to it are based on OMA. For information on OMA see [OMA].</text:p>
          </text:deletion>
        </text:changed-region>
        <text:changed-region text:id="ct139754211842800">
          <text:format-change>
            <office:change-info>
              <dc:creator>Johnny Willemsen</dc:creator>
              <dc:date>2010-10-27T10:33:00</dc:date>
            </office:change-info>
          </text:format-change>
        </text:changed-region>
        <text:changed-region text:id="ct20927856">
          <text:insertion>
            <office:change-info>
              <dc:creator>Johnny Willemsen</dc:creator>
              <dc:date>2010-08-18T11:56:00</dc:date>
            </office:change-info>
          </text:insertion>
        </text:changed-region>
        <text:changed-region text:id="ct21439376">
          <text:insertion>
            <office:change-info>
              <dc:creator>Johnny Willemsen</dc:creator>
              <dc:date>2010-08-18T11:57:00</dc:date>
            </office:change-info>
          </text:insertion>
        </text:changed-region>
        <text:changed-region text:id="ct22879248">
          <text:deletion>
            <office:change-info>
              <dc:creator>Johnny Willemsen</dc:creator>
              <dc:date>2010-08-18T11:56:00</dc:date>
            </office:change-info>
            <text:h text:style-name="Heading_20_1" text:outline-level="1">Introduction</text:h>
            <text:p text:style-name="Body">OMG adopts specifications by explicit vote on a technology-by-technology basis. The specifications selected each satisfy the architectural vision of MDA. OMG bases its decisions on both business and technical considerations. Once a specification adoption is finalized by OMG, it is made available for use by both OMG members and non-members alike.</text:p>
            <text:p text:style-name="Body"><text:span text:style-name="T8">Request for Proposals </text:span>(RFP) are issued by a <text:span text:style-name="T8">Technology Committee</text:span> (TC), typically upon the recommendation of a <text:span text:style-name="T8">Task Force</text:span> (TF) and duly endorsed by the <text:span text:style-name="T8">Architecture Board</text:span> (AB).</text:p>
            <text:p text:style-name="Body">Submissions to RFPs are evaluated by the TF that initiated the RFP. Selected specifications are <text:span text:style-name="T8">recommended</text:span> to the parent TC after being <text:span text:style-name="T8">reviewed</text:span> for technical merit and consistency with MDA and other adopted specifications and <text:span text:style-name="T8">endorsed</text:span> by the AB. The parent TC of the initiating TF then votes to <text:span text:style-name="T10">recommend adoption</text:span> to the OMG Board of Directors (BoD). The BoD acts on the recommendation to complete the adoption process.</text:p>
            <text:p text:style-name="Body">For more detailed information on the adoption process see the <text:span text:style-name="T10">Policies and Procedures of the OMG Technical Process </text:span><text:span text:style-name="T11">[P&amp;P</text:span>] and the <text:span text:style-name="T8">OMG Hitchhiker’s Guide</text:span> [Guide]. In case of any inconsistency between this document and the [P&amp;P] in all cases the [P&amp;P] shall prevail.</text:p>
            <text:h text:style-name="Heading_20_2" text:outline-level="2">Steps in the Adoption Process</text:h>
            <text:p text:style-name="Body">A TF, its parent TC, the AB and the Board of Directors participate in a collaborative process, which typically takes the following form:</text:p>
            <text:p text:style-name="Bullet"><text:span text:style-name="T8">Development</text:span><text:span text:style-name="T12"> </text:span><text:span text:style-name="T8">and</text:span><text:span text:style-name="T12"> </text:span><text:span text:style-name="T8">Issuance of RFP</text:span></text:p>
            <text:p text:style-name="CBullet">RFPs are drafted by one or more OMG members who are interested in the adoption of a standard in some specific area. The draft RFP is presented to an appropriate TF, based on its subject area, for approval and recommendation to issue. The TF and the AB provide guidance to the drafters of the RFP. When the TF and the AB are satisfied that the RFP is appropriate and ready for issuance, the TF recommends issuance to its parent TC, and the AB endorses the recommendation. The TC then acts on the recommendation and issues the RFP.</text:p>
            <text:p text:style-name="P9">Letter of Intent (LOI)</text:p>
            <text:p text:style-name="CBullet">A Letter of Intent (LOI) must be submitted to the OMG signed by an officer of the member organization which intends to respond to the RFP, confirming the organization’s willingness to comply with OMG’s terms and conditions, and commercial availability requirements. (See section 4.3 for more information.). In order to respond to an RFP the organization must be a member of the TC that issued the RFP.</text:p>
            <text:list xml:id="list995203001" text:style-name="WW8Num10">
              <text:list-item>
                <text:p text:style-name="P10">Voter Registration</text:p>
              </text:list-item>
            </text:list>
            <text:p text:style-name="CBullet">Interested OMG members, other than Trial, Press and Analyst members, <text:s/></text:p>
          </text:deletion>
        </text:changed-region>
        <text:changed-region text:id="ct20226144">
          <text:deletion>
            <office:change-info>
              <dc:creator>Johnny Willemsen</dc:creator>
              <dc:date>2010-08-10T14:32:00</dc:date>
            </office:change-info>
            <text:p text:style-name="CBullet"><text:s/></text:p>
          </text:deletion>
        </text:changed-region>
        <text:changed-region text:id="ct22124688">
          <text:deletion>
            <office:change-info>
              <dc:creator>Johnny Willemsen</dc:creator>
              <dc:date>2010-08-18T11:56:00</dc:date>
            </office:change-info>
            <text:p text:style-name="CBullet">may participate in specification selection votes in the TF for an RFP. <text:s/>They may need to register to do so, if so stated in the RFP. Registration ends on a specified date, 6 or more weeks after the announcement of the registration period. The registration closure date is typically around the time of initial submissions. Member organizations that have submitted an LOI are automatically registered to vote.</text:p>
            <text:p text:style-name="P11">Initial Submissions</text:p>
            <text:p text:style-name="CBullet">Initial Submissions are due by a specified deadline. Submitters normally present their proposals at the first meeting of the TF after the deadline. Initial Submissions are expected to be complete enough to provide insight on the technical directions and content of the proposals.</text:p>
            <text:p text:style-name="P11">Revision Phase</text:p>
            <text:p text:style-name="CBullet">During this time submitters have the opportunity to revise their Submissions, if they so choose.</text:p>
            <text:p text:style-name="P11">Revised Submissions</text:p>
            <text:p text:style-name="CBullet">Revised Submissions are due by a specified deadline. Submitters again normally present their proposals at the next meeting of the TF after the deadline. <text:s/>(Note that there may be more than one Revised Submission deadline. The decision to set new Revised Submission deadlines is made by the registered voters for that RFP.)</text:p>
            <text:p text:style-name="P11">Selection Votes</text:p>
            <text:p text:style-name="CBullet">When the registered voters for the RFP believe that they sufficiently understand the relative merits of the Revised Submissions, a selection vote is taken. The result of this selection vote is a recommendation for adoption to the TC. The AB reviews the proposal for MDA compliance and technical merit. An endorsement from the AB moves the voting process into the issuing Technology Committee. An eight-week voting period ensues in which the TC votes to recommend adoption to the OMG Board of Directors (BoD). The final vote, the vote to adopt, is taken by the BoD and is based on technical merit as well as business qualifications. The resulting draft standard is called the <text:span text:style-name="T8">Alpha Specification</text:span>.</text:p>
            <text:p text:style-name="Bullet">Business Committee Questionnaire</text:p>
            <text:p text:style-name="CBullet">The submitting members whose proposal is recommended for adoption need to submit their response to the BoD Business Committee Questionnaire [BCQ] detailing how they plan to make use of and/or make the resulting standard available in products. If no organization commits to make use of the standard, then the BoD will typically not act on the recommendation to adopt the standard - so it is very important to fulfill this requirement. </text:p>
            <text:p text:style-name="Bullet">Finalization</text:p>
            <text:p text:style-name="CBullet">A Finalization Task Force (FTF) is chartered by the TC that issued the RFP, to prepare an Alpha submission for publishing as a Formal (i.e. publicly available) specification, by fixing any problems that are reported by early users of the specification. Upon completion of its activity the FTF recommends adoption of the resulting Beta (draft) specification. The parent TC acts on the recommendation and recommends adoption to the BoD. OMG Technical Editors produce the Formal Specification document based on this Beta Specification.</text:p>
            <text:p text:style-name="Bullet">Revision</text:p>
            <text:p text:style-name="CBullet">A Revision Task Force (RTF) is normally chartered by a TC, after the FTF completes its work, to manage issues filed against the Formal Specification by implementers and users. The output of the RTF is a Beta specification reflecting minor technical changes, which the TC and Board will usually approve for adoption as <text:s/>the next version of the Formal Specification.</text:p>
            <text:h text:style-name="Heading_20_2" text:outline-level="2">Goals of the evaluation</text:h>
            <text:p text:style-name="Body">The primary goals of the TF evaluation are to:</text:p>
            <text:p text:style-name="Bullet">Provide a fair and open process</text:p>
            <text:p text:style-name="Bullet">Facilitate critical review of the submissions by members of OMG</text:p>
            <text:p text:style-name="Bullet">Provide feedback to submitters enabling them to address concerns in their revised submissions</text:p>
            <text:p text:style-name="Bullet">Build consensus on acceptable solutions</text:p>
            <text:p text:style-name="Bullet">Enable voting members to make an informed selection decision</text:p>
            <text:p text:style-name="P12">Submitters are expected to actively contribute to the evaluation process.</text:p>
            <text:p text:style-name="P12"/>
            <text:p text:style-name="P12"/>
            <text:p text:style-name="P12">Instructions for Submitters</text:p>
            <text:h text:style-name="Heading_20_2" text:outline-level="2">OMG Membership</text:h>
            <text:p text:style-name="Body">To submit to an RFP issued by the Platform Technology Committee the submitter or submitters must be either Platform or Contributing members on the date of the submission deadline, while for Domain Technology RFPs the submitter or submitters must be either Contributing or Domain members. Submitters sometimes choose to name other organizations that support a submission in some way; however, this has no formal status within the OMG process, and for OMG’s purposes confers neither duties nor privileges on the organizations thus named.</text:p>
            <text:h text:style-name="Heading_20_2" text:outline-level="2">Submission Effort</text:h>
            <text:p text:style-name="Body"><text:s/>An RFP submission may require significant effort in terms of document preparation, presentations to the issuing TF, and participation in the TF evaluation process. Several staff months of effort might be necessary. OMG is unable to reimburse submitters for any costs in conjunction with their submissions to this RFP.</text:p>
            <text:h text:style-name="Heading_20_2" text:outline-level="2">Letter of Intent</text:h>
            <text:p text:style-name="Body">A Letter of Intent (LOI) must be submitted to the OMG Business Committee signed by an officer of the submitting organization signifying its intent to respond to the RFP and confirming the organization’s willingness to comply with OMG’s terms and conditions, and commercial availability requirements. These terms, conditions, and requirements are defined in the <text:span text:style-name="T10">Business Committee RFP Attachment</text:span> and are reproduced verbatim in section 4.4 below.</text:p>
            <text:p text:style-name="Body">The LOI should designate a single contact point within the submitting organization for receipt of all subsequent information regarding this RFP and the submission. The name of this contact will be made available to all OMG members. The LOI is typically due 60 days before the deadline for initial submissions. LOIs must be sent by fax or paper mail to the “RFP Submissions Desk” at the main OMG address shown on the first page of this RFP.</text:p>
            <text:p text:style-name="Body">Here is a suggested template for the Letter of Intent:</text:p>
            <text:p text:style-name="Ital_20_Body">This letter confirms the intent of &lt;___organization required___&gt; (the organization) to submit a response to the OMG &lt;___RFP name required___&gt; RFP. We will grant OMG and its members the right to copy our response for review purposes as specified in section 4.7 of the RFP. Should our response be adopted by OMG we will comply with the OMG Business Committee terms set out in section 4.4 of the RFP and in document omg/06-03-02.</text:p>
            <text:p text:style-name="Ital_20_Body">&lt;____contact name and details required____&gt; will be responsible for liaison with OMG regarding this RFP response.</text:p>
            <text:p text:style-name="Ital_20_Body">The signatory below is an officer of the organization and has the approval and authority to make this commitment on behalf of the organization.</text:p>
            <text:p text:style-name="Ital_20_Body">&lt;___signature required____&gt;</text:p>
            <text:h text:style-name="Heading_20_2" text:outline-level="2">Business Committee RFP Attachment</text:h>
            <text:p text:style-name="Body">This section contains the text of the Business Committee RFP attachment concerning commercial availability requirements placed on submissions. This attachment is available separately as an OMG document omg/06-03-02.</text:p>
            <text:p text:style-name="Body">__________________________________________</text:p>
            <text:h text:style-name="P13" text:outline-level="1" text:is-list-header="true">Commercial considerations in OMG technology adoption</text:h>
            <text:p text:style-name="P14"/>
            <text:h text:style-name="P15" text:outline-level="2" text:is-list-header="true">A1<text:tab/>Introduction</text:h>
            <text:p text:style-name="P14"/>
            <text:p text:style-name="P16">OMG wishes to encourage rapid commercial adoption of the specifications it publishes. To this end, there must be neither technical, legal nor commercial obstacles to their implementation. Freedom from the first is largely judged through technical review by the relevant OMG Technology Committees; the second two are the responsibility of the OMG Business Committee. The BC also looks for evidence of a commitment by a submitter to the commercial success of products based on the submission.</text:p>
            <text:h text:style-name="P15" text:outline-level="2" text:is-list-header="true">A2<text:tab/>Business Committee evaluation criteria</text:h>
            <text:p text:style-name="P14"/>
            <text:h text:style-name="P17" text:outline-level="3" text:is-list-header="true">A2.1<text:tab/>Viable to implement across platforms</text:h>
            <text:p text:style-name="P14"/>
            <text:p text:style-name="P16">While it is understood that final candidate OMG submissions often combine technologies before they have all been implemented in one system, the Business Committee nevertheless wishes to see evidence that each major feature has been implemented, preferably more than once, and by separate organisations. Pre-product implementations are acceptable. Since use of OMG specifications should not be dependant on any one platform, cross-platform availability and interoperability of implementations should be also be demonstrated.</text:p>
            <text:h text:style-name="P17" text:outline-level="3" text:is-list-header="true">A2.2<text:tab/>Commercial availability</text:h>
            <text:p text:style-name="P14"/>
            <text:p text:style-name="P16">In addition to demonstrating the existence of implementations of the specification, the submitter must also show that products based on the specification are commercially available, or will be within 12 months of the date when the specification was recommended for adoption by the appropriate Task Force. Proof of intent to ship product within 12 months might include:</text:p>
            <text:p text:style-name="P18">A public product announcement with a shipping date within the time limit.</text:p>
            <text:p text:style-name="P18">Demonstration of a prototype implementation and accompanying draft user documentation.</text:p>
            <text:p text:style-name="P16">Alternatively, and at the Business Committee's discretion, submissions may be adopted where the submitter is not a commercial software provider, and therefore will not make implementations commercially available. However, in this case the BC will require concrete evidence of two or more independent implementations of the specification being used by end- user organisations as part of their businesses. Regardless of which requirement is in use, the submitter must inform the OMG of completion of the implementations when commercially available.</text:p>
            <text:h text:style-name="P17" text:outline-level="3" text:is-list-header="true">A2.3<text:tab/>Access to Intellectual Property Rights</text:h>
            <text:p text:style-name="P19"/>
            <text:p text:style-name="P16">OMG will not adopt a specification if OMG is aware of any submitter, member or third party which holds a patent, copyright or other intellectual property right (collectively referred to in this policy statement as "IPR") which might be infringed by implementation or recommendation of such specification, unless OMG believes that such IPR owner will grant a license to organisations (whether OMG members or not) on non-discriminatory and commercially reasonable terms which wish to make use of the specification. Accordingly, the submitter must certify that it is not aware of any claim that the specification infringes any IPR of a third party or that it is aware and believes that an appropriate non-discriminatory license is available from that third party. Except for this certification, the submitter will not be required to make any other warranty, and specifications will be offered by OMG for use "as is". If the submitter owns IPR to which an use of a specification based upon its submission would necessarily be subject, it must certify to the Business Committee that it will make a suitable license available to any user on non- discriminatory and commercially reasonable terms, to permit development and commercialisation of an implementation that includes such IPR.</text:p>
            <text:p text:style-name="P16"/>
            <text:p text:style-name="P16">It is the goal of the OMG to make all of its technology available with as few impediments and disincentives to adoption as possible, and therefore OMG strongly encourages the submission of technology as to which royalty-free licenses will be available. However, in all events, the submitter shall also certify that any necessary licence will be made available on commercially reasonable, non-discriminatory terms. The submitter is responsible for disclosing in detail all known restrictions, placed either by the submitter or, if known, others, on technology necessary for any use of the specification.</text:p>
            <text:h text:style-name="P17" text:outline-level="3" text:is-list-header="true">A2.4<text:tab/>Publication of the specification</text:h>
            <text:p text:style-name="P14"/>
            <text:p text:style-name="P16">Should the submission be adopted, the submitter must grant OMG (and its sublicensees) a world- wide, royalty-free licence to edit, store, duplicate and distribute both the specification and works derived from it (such as revisions and teaching materials). This requirement applies only to the written specification, not to any implementation of it.</text:p>
            <text:h text:style-name="P17" text:outline-level="3" text:is-list-header="true">A2.5<text:tab/>Continuing support</text:h>
            <text:p text:style-name="P14"/>
            <text:p text:style-name="P20">The submitter must show a commitment to continue supporting the technology underlying the specification after OMG adoption, for instance by showing the BC development plans for future revisions, enhancement or maintenance.</text:p>
            <text:p text:style-name="Body">__________________________________________</text:p>
            <text:h text:style-name="Heading_20_2" text:outline-level="2">Responding to RFP items</text:h>
            <text:h text:style-name="Heading_20_3" text:outline-level="3">Complete proposals</text:h>
            <text:p text:style-name="Body">A submission must propose full specifications for all of the relevant requirements detailed in Chapter 6 of this RFP. Submissions that do not present complete proposals may be at a disadvantage.</text:p>
            <text:p text:style-name="Body">Submitters are highly encouraged to propose solutions to any optional <text:s/>requirements enumerated in Chapter 6.</text:p>
            <text:h text:style-name="Heading_20_3" text:outline-level="3">Additional specifications</text:h>
            <text:p text:style-name="Body">Submissions may include additional specifications for items not covered by the RFP that they believe to be necessary and integral to their proposal. Information on these additional items should be clearly distinguished. </text:p>
            <text:p text:style-name="Body">Submitters must give a detailed rationale as to why these specifications should also be considered for adoption. However submitters should note that a TF is unlikely to consider additional items that are already on the roadmap of an OMG TF, since this would pre-empt the normal adoption process.</text:p>
            <text:h text:style-name="Heading_20_3" text:outline-level="3">Alternative approaches</text:h>
            <text:p text:style-name="Body">Submitters may provide alternative RFP item definitions, categorizations, and groupings so long as the rationale for doing so is clearly stated. Equally, submitters may provide alternative models for how items are provided if there are compelling technological reasons for a different approach.</text:p>
            <text:h text:style-name="Heading_20_2" text:outline-level="2">Confidential and Proprietary Information</text:h>
            <text:p text:style-name="Body">The OMG specification adoption process is an open process. Responses to this RFP become public documents of the OMG and are available to members and non-members alike for perusal. No confidential or proprietary information of any kind will be accepted in a submission to this RFP.</text:p>
            <text:h text:style-name="Heading_20_2" text:outline-level="2">Copyright Waiver</text:h>
            <text:p text:style-name="Body">Every submission document must contain: (i) a waiver of copyright for unlimited duplication by the OMG, and (ii) a limited waiver of copyright that allows each OMG member to make up to fifty (50) copies of the document forreview purposes only. See Section 4.9.2 for recommended language.</text:p>
            <text:h text:style-name="Heading_20_2" text:outline-level="2">Proof of Concept</text:h>
            <text:p text:style-name="Body">Submissions must include a “proof of concept” statement, explaining how the submitted specifications have been demonstrated to be technically viable. The technical viability has to do with the state of development and maturity of the technology on which a submission is based. This is not the same as commercial availability. Proof of concept statements can contain any information deemed relevant by the submitter; for example:</text:p>
            <text:p text:style-name="CBullet"><text:span text:style-name="T13"><text:tab/></text:span>“This specification has completed the design phase and is in the process of being prototyped.”</text:p>
            <text:p text:style-name="CBullet"><text:span text:style-name="T13"><text:tab/></text:span>“An implementation of this specification has been in beta-test for 4 months.”</text:p>
            <text:p text:style-name="CBullet"><text:span text:style-name="T13"><text:tab/></text:span>“A named product (with a specified customer base) is a realization of this specification.”</text:p>
            <text:p text:style-name="Body">It is incumbent upon submitters to demonstrate to the satisfaction of the TF managing the evaluation process, the technical viability of their proposal. OMG will favor proposals based on technology for which sufficient relevant experience has been gained.</text:p>
            <text:h text:style-name="Heading_20_2" text:outline-level="2">Format of RFP Submissions</text:h>
            <text:p text:style-name="Body">This section presents the structure of a submission in response to an RFP. <text:span text:style-name="T14">All submissions</text:span><text:span text:style-name="T8"> </text:span>must contain the elements itemized in section 4.9.2 below before they can be accepted as a valid response for evaluation or a vote can be taken to recommend for adoption.</text:p>
            <text:h text:style-name="Heading_20_3" text:outline-level="3">General</text:h>
            <text:p text:style-name="Bullet"><text:span text:style-name="T13">•<text:tab/></text:span>Submissions that are concise and easy to read will inevitably receive more consideration.</text:p>
            <text:p text:style-name="Bullet"><text:span text:style-name="T13">•<text:tab/></text:span>Submitted documentation should be confined to that directly relevant to the items requested in the RFP. If this is not practical, submitters must make clear what portion of the documentation pertains directly to the RFP and what portion does not.</text:p>
            <text:list xml:id="list90214301" text:style-name="WW8Num3">
              <text:list-item>
                <text:p text:style-name="P21">The key words "<text:span text:style-name="T2">must</text:span>", "<text:span text:style-name="T2">must not</text:span>", "<text:span text:style-name="T2">required</text:span>", "<text:span text:style-name="T2">shall</text:span>", "<text:span text:style-name="T2">shall not</text:span>", "<text:span text:style-name="T2">should</text:span>", "<text:span text:style-name="T2">should not</text:span>", "<text:span text:style-name="T2">recommended</text:span>", <text:s/>"<text:span text:style-name="T2">may</text:span>", and "<text:span text:style-name="T2">optional</text:span>" shall be used in the submissions with the meanings as described in RFC 2119 [RFC2119].</text:p>
              </text:list-item>
            </text:list>
            <text:h text:style-name="Heading_20_3" text:outline-level="3">Required Outline</text:h>
            <text:p text:style-name="Body">A three-part structure for submissions is required. Part I is non-normative, providing information relevant to the evaluation of the proposed specification. Part II is normative, representing the proposed specification. Specific sections like Appendices may be explicitly identified as non-normative in Part II. Part III is normative specifying changes that must be made to previously adopted specifications in order to be able to implement the specification proposed in Part II.</text:p>
            <text:p text:style-name="Body-bold">PART I</text:p>
            <text:p text:style-name="P22">A cover page carrying the following information:</text:p>
            <text:list xml:id="list202601795" text:continue-list="list90214301" text:style-name="WW8Num3">
              <text:list-item text:start-value="1">
                <text:p text:style-name="Subbullet">The full name of the submission</text:p>
              </text:list-item>
              <text:list-item>
                <text:p text:style-name="P23">The acronym proposed for the specification (e.g. UML, CORBA)</text:p>
              </text:list-item>
              <text:list-item>
                <text:p text:style-name="Subbullet">The name and document number of the RFP to which this is a response</text:p>
              </text:list-item>
              <text:list-item>
                <text:p text:style-name="Subbullet">The document number of the main submission document</text:p>
              </text:list-item>
              <text:list-item>
                <text:p text:style-name="Subbullet">An inventory of all accompanying documents, with OMG document number, short description, and whether they are normative.</text:p>
              </text:list-item>
            </text:list>
            <text:p text:style-name="P24">List of OMG members making the submission (see 4.1) listing exactly which members are making the submission, so that submitters can be matched with LOI responders and their current eligibility can be verified.</text:p>
            <text:p text:style-name="P24">Copyright waiver (see 4.7), in a form acceptable to the OMG. </text:p>
            <text:p text:style-name="CBullet">One acceptable form is:</text:p>
            <text:p text:style-name="P25">“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p text:style-name="CBullet">If you wish to use some other form you must get it approved by the OMG legal counsel before using it in a submission.</text:p>
            <text:p text:style-name="Bullet">For each member making the submission, an individual contact point who is authorized by the member to officially state the member’s position relative to the submission, including matters related to copyright ownership, etc. (see 4.3)</text:p>
            <text:list xml:id="list1833300855" text:style-name="WW8Num28">
              <text:list-item>
                <text:p text:style-name="P26">Overview or guide to the material in the submission</text:p>
              </text:list-item>
              <text:list-item>
                <text:p text:style-name="P26">Overall design rationale (if appropriate)</text:p>
              </text:list-item>
              <text:list-item>
                <text:p text:style-name="P26">Statement of proof of concept (see 4.8)</text:p>
              </text:list-item>
              <text:list-item>
                <text:p text:style-name="P26">Resolution of RFP requirements and requests</text:p>
              </text:list-item>
            </text:list>
            <text:p text:style-name="CBullet_20_-_20_Italic">Explain how the proposal satisfies the specific requirements and (if applicable) requests stated in Chapter 6. References to supporting material in Part II should be given.</text:p>
            <text:p text:style-name="CBullet_20_-_20_Italic">In addition, if the proposal does not satisfy any of the general requirements stated in Chapter 5, provide a detailed rationale.</text:p>
            <text:list xml:id="list976854033" text:style-name="WW8Num19">
              <text:list-item>
                <text:p text:style-name="P27">Responses to RFP issues to be discussed</text:p>
              </text:list-item>
            </text:list>
            <text:p text:style-name="CBullet_20_-_20_Italic">Discuss each of the “Issues To Be Discussed” identified in Chapter 6.</text:p>
            <text:p text:style-name="Body-bold">PART II</text:p>
            <text:p text:style-name="Body">The contents of this part should be structured based on the template found in [FORMS] and should contain the following elements as per the instructions in the template document cited above:</text:p>
            <text:p text:style-name="Bullet">Scope of the proposed specification</text:p>
            <text:p text:style-name="Bullet">Proposed conformance criteria</text:p>
            <text:p text:style-name="CBullet_20_-_20_Italic">Submissions should propose appropriate conformance criteria for implementations.</text:p>
            <text:p text:style-name="Bullet">Proposed normative references</text:p>
            <text:p text:style-name="CBullet_20_-_20_Italic">Submissions should provide a list of the normative references that are used by the proposed specification</text:p>
            <text:p text:style-name="Bullet">Proposed list of terms and definitions</text:p>
            <text:p text:style-name="CBullet_20_-_20_Italic">Submissions should provide a list of terms that are used in the proposed specification with their definitions.</text:p>
            <text:p text:style-name="Bullet">Proposed list of symbols</text:p>
            <text:p text:style-name="CBullet_20_-_20_Italic">Submissions should provide a list of special symbols <text:s/>that are used in the proposed specification together with their significance</text:p>
            <text:p text:style-name="Bullet">Proposed specification<text:span text:style-name="T8">.</text:span></text:p>
            <text:p text:style-name="P28">PART III</text:p>
            <text:p text:style-name="Bullet">Changes or extensions required to adopted OMG specifications </text:p>
            <text:p text:style-name="P25">Submissions must include a full specification of any changes or extensions required to existing OMG specifications. This should be in a form that enables “mechanical” section-by-section revision of the existing specification.</text:p>
            <text:h text:style-name="Heading_20_2" text:outline-level="2">How to Submit</text:h>
            <text:p text:style-name="Body">Submitters should send an electronic version of their submission to the <text:span text:style-name="T10">RFP Submissions Desk</text:span><text:span text:style-name="T15"> </text:span>(<text:a xlink:type="simple" xlink:href="mailto:omg-documents@omg.org"><text:span text:style-name="Internet_20_link"><text:span text:style-name="T8">omg-documents@omg.org</text:span></text:span></text:a>) at OMG Headquarters by 5:00 PM U.S. Eastern Standard Time (22:00 GMT) on the day of the Initial and Revised Submission deadlines. Acceptable formats are Adobe FrameMaker source, ODF (ISO/IEC 26300), OASIS Darwin Information Typing Architecture (DITA) or OASIS DocBook 4.x (or later). </text:p>
            <text:p text:style-name="Body">Submitters should make sure they receive electronic or voice confirmation of the successful receipt of their submission. Submitters should be prepared to send a single hardcopy version of their submission, if requested by OMG staff, to the attention of the “RFP Submissions Desk” at the main OMG address shown on the first page of this RFP.</text:p>
          </text:deletion>
        </text:changed-region>
        <text:changed-region text:id="ct20288448">
          <text:insertion>
            <office:change-info>
              <dc:creator>Johnny Willemsen</dc:creator>
              <dc:date>2010-08-18T11:57:00</dc:date>
            </office:change-info>
          </text:insertion>
        </text:changed-region>
        <text:changed-region text:id="ct139754219504592">
          <text:format-change>
            <office:change-info>
              <dc:creator>Johnny Willemsen</dc:creator>
              <dc:date>2010-10-27T10:33:00</dc:date>
            </office:change-info>
          </text:format-change>
        </text:changed-region>
        <text:changed-region text:id="ct139754211845488">
          <text:format-change>
            <office:change-info>
              <dc:creator>Johnny Willemsen</dc:creator>
              <dc:date>2010-10-27T10:33:00</dc:date>
            </office:change-info>
          </text:format-change>
        </text:changed-region>
        <text:changed-region text:id="ct21390896">
          <text:insertion>
            <office:change-info>
              <dc:creator>Johnny Willemsen</dc:creator>
              <dc:date>2010-08-18T11:57:00</dc:date>
            </office:change-info>
          </text:insertion>
        </text:changed-region>
        <text:changed-region text:id="ct21400896">
          <text:deletion>
            <office:change-info>
              <dc:creator>Johnny Willemsen</dc:creator>
              <dc:date>2010-08-18T11:57:00</dc:date>
            </office:change-info>
            <text:p text:style-name="P4"><text:span text:style-name="T7">Requirements</text:span></text:p>
            <text:h text:style-name="Heading_20_3" text:outline-level="3">Submitters are encouraged to express models using OMG modeling languages such as UML, MOF, CWM and SPEM (subject to any further constraints on the types of the models and modeling technologies specified in Chapter 6 of this RFP). Submissions containing models expressed via OMG modeling languages shall be accompanied by an OMG XMI [XMI] representation of the models (including a machine-readable copy). A best effort should be made to provide an OMG XMI representation even in those cases where models are expressed via non-OMG modeling languages.</text:h>
            <text:h text:style-name="Heading_20_3" text:outline-level="3">Chapter 6 of this RFP specifies whether PIM(s), PSM(s), or both are being solicited. If proposals specify a PIM and corresponding PSM(s), then the rules specifying the mapping(s) between the PIM and PSM(s) shall either be identified by reference to a standard mapping or specified in the proposal. In order to allow possible inconsistencies in a proposal to be resolved later, proposals shall identify whether the mapping technique or the resulting PSM(s) are to be considered normative.</text:h>
            <text:h text:style-name="P29" text:outline-level="3">Proposals shall be <text:span text:style-name="T10">precise </text:span>and<text:span text:style-name="T10"> functionally complete</text:span>. All relevant assumptions and context required for implementing the specification shall be provided.</text:h>
            <text:h text:style-name="P29" text:outline-level="3">Proposals shall specify <text:span text:style-name="T8">conformance criteria</text:span> that clearly state what features all implementations must support and which features (if any) may <text:span text:style-name="T10">optionally</text:span> be supported.</text:h>
            <text:h text:style-name="P29" text:outline-level="3">Proposals shall <text:span text:style-name="T8">reuse</text:span> existing OMG and other standard specifications in preference to defining new models to specify similar functionality.</text:h>
            <text:h text:style-name="P29" text:outline-level="3">Proposals shall justify and fully specify any <text:span text:style-name="T10">changes or extensions</text:span> required to existing OMG specifications. In general, OMG favors proposals that are <text:span text:style-name="T10">upwards compatible</text:span> with existing standards and that minimize changes and extensions to existing specifications.</text:h>
            <text:h text:style-name="P29" text:outline-level="3">Proposals shall factor out functionality that could be used in different contexts and specify their models, interfaces, etc. separately. Such <text:span text:style-name="T10">minimalism </text:span>fosters re-use and avoids functional duplication.</text:h>
            <text:h text:style-name="P29" text:outline-level="3">Proposals shall use or depend on other specifications only where it is actually necessary. While re-use of existing specifications to avoid duplication will be encouraged, proposals should avoid gratuitous use.</text:h>
            <text:h text:style-name="P29" text:outline-level="3">Proposals shall be <text:span text:style-name="T10">compatible</text:span> with and <text:span text:style-name="T8">usable</text:span> with existing specifications from OMG and other standards bodies, as appropriate. Separate specifications offering distinct functionality should be usable together where it makes sense to do so.</text:h>
            <text:h text:style-name="P29" text:outline-level="3">Proposals shall preserve maximum <text:span text:style-name="T10">implementation flexibility</text:span>. Implementation descriptions should not be included and proposals shall not constrain implementations any more than is necessary to promote interoperability.</text:h>
            <text:h text:style-name="P29" text:outline-level="3">Proposals shall allow <text:span text:style-name="T10">independent implementations</text:span> that are <text:span text:style-name="T10">substitutable</text:span> and <text:span text:style-name="T10">interoperable</text:span>. An implementation should be replaceable by an alternative implementation without requiring changes to any client.</text:h>
            <text:h text:style-name="P29" text:outline-level="3">Proposals shall be compatible with the architecture for system distribution defined in ISO’s Reference Model of Open Distributed Processing [RM-ODP]. Where such compatibility is not achieved, or is not appropriate, the response to the RFP must include reasons why compatibility is not appropriate and an outline of any plans to achieve such compatibility in the future.</text:h>
            <text:h text:style-name="Heading_20_3" text:outline-level="3">In order to demonstrate that the specification proposed in response to this RFP can be made secure in environments requiring security, answers to the following questions shall be provided:</text:h>
            <text:p text:style-name="Bullet">What, if any, are the security sensitive elements that are introduced by the proposal?</text:p>
            <text:p text:style-name="Bullet">Which accesses to security-sensitive elements must be subject to security policy control?</text:p>
            <text:p text:style-name="Bullet">Does the proposed service or facility need to be security aware?</text:p>
            <text:list xml:id="list2077182236" text:style-name="WW8Num12">
              <text:list-item>
                <text:p text:style-name="P30">What default policies (e.g., for authentication, audit, authorization, message protection etc.) should be applied to the security sensitive elements introduced by the proposal? Of what security considerations must the implementers of your proposal be aware? </text:p>
              </text:list-item>
            </text:list>
            <text:p text:style-name="Body">The OMG has adopted several specifications, which cover different aspects of security and provide useful resources in formulating responses. [CSIV2] [SEC] [RAD].</text:p>
            <text:h text:style-name="Heading_20_3" text:outline-level="3">Proposals shall specify the degree of internationalization support that they provide. The degrees of support are as follows: </text:h>
            <text:p text:style-name="CBullet">a)<text:tab/>Uncategorized: Internationalization has not been considered. </text:p>
            <text:p text:style-name="CBullet">b)<text:tab/>Specific to &lt;region name&gt;: The proposal supports the customs of the specified region only, and is not guaranteed to support the customs of any other region. Any fault or error caused by requesting the services outside of a context in which the customs of the specified region are being consistently followed is the responsibility of the requester. </text:p>
            <text:list xml:id="list406108908" text:style-name="WW8Num9">
              <text:list-item>
                <text:p text:style-name="P31">Specific to &lt;multiple region names&gt;: The proposal supports the customs of the specified regions only, and is not guaranteed to support the customs of any other regions. Any fault or error caused by requesting the services outside of a context in which the customs of at least one of the specified regions are being consistently followed is the responsibility of the requester.</text:p>
              </text:list-item>
              <text:list-item>
                <text:p text:style-name="P31">Explicitly <text:span text:style-name="T16">not</text:span> specific to &lt;region(s) name&gt;: The proposal does not support the customs of the specified region(s). Any fault or error caused by requesting the services in a context in which the customs of the specified region(s) are being followed is the responsibility of the requester.</text:p>
              </text:list-item>
            </text:list>
            <text:h text:style-name="Heading_20_2" text:outline-level="2">Evaluation criteria</text:h>
            <text:p text:style-name="Body">Although the OMG adopts model-based specifications and not implementations of those specifications, the technical viability of implementations will be taken into account during the evaluation process. The following criteria will be used:</text:p>
            <text:h text:style-name="Heading_20_3" text:outline-level="3">Performance</text:h>
            <text:p text:style-name="Body">Potential implementation trade-offs for performance will be considered. </text:p>
            <text:h text:style-name="Heading_20_3" text:outline-level="3">Portability</text:h>
            <text:p text:style-name="Body">The ease of implementation on a variety of systems and software platforms will be considered.</text:p>
            <text:h text:style-name="Heading_20_3" text:outline-level="3">Securability</text:h>
            <text:p text:style-name="Body">The answer to questions in section 5.1.13 shall be taken into consideration to ascertain that an implementation of the proposal is securable in an environment requiring security.</text:p>
            <text:h text:style-name="Heading_20_3" text:outline-level="3">Conformance: Inspectability and Testability</text:h>
            <text:p text:style-name="Body">The adequacy of proposed specifications for the purposes of conformance inspection and testing will be considered. Specifications should provide sufficient constraints on interfaces and implementation characteristics to ensure that conformance can be unambiguously assessed through both manual inspection and automated testing.</text:p>
            <text:h text:style-name="Heading_20_3" text:outline-level="3">Standardized Metadata</text:h>
            <text:p text:style-name="P8">Where proposals incorporate metadata specifications, usage of OMG standard XMI metadata [XMI] representations must be provided as this allows specifications to be easily interchanged between XMI compliant tools and applications. Since use of XML (including XMI and XML/Value [XML/Value]) is evolving rapidly, the use of industry specific XML vocabularies (which may not be XMI compliant) is acceptable where justified.</text:p>
          </text:deletion>
        </text:changed-region>
        <text:changed-region text:id="ct21396640">
          <text:insertion>
            <office:change-info>
              <dc:creator>Johnny Willemsen</dc:creator>
              <dc:date>2010-08-10T14:36:00</dc:date>
            </office:change-info>
          </text:insertion>
        </text:changed-region>
        <text:changed-region text:id="ct21440448">
          <text:insertion>
            <office:change-info>
              <dc:creator>Mark Hayman</dc:creator>
              <dc:date>2010-08-18T23:31:00</dc:date>
            </office:change-info>
          </text:insertion>
        </text:changed-region>
        <text:changed-region text:id="ct20288944">
          <text:deletion>
            <office:change-info>
              <dc:creator>Mark Hayman</dc:creator>
              <dc:date>2010-08-18T23:31:00</dc:date>
            </office:change-info>
            <text:p text:style-name="Body">For </text:p>
          </text:deletion>
        </text:changed-region>
        <text:changed-region text:id="ct7773312">
          <text:insertion>
            <office:change-info>
              <dc:creator>Johnny Willemsen</dc:creator>
              <dc:date>2010-08-10T14:36:00</dc:date>
            </office:change-info>
          </text:insertion>
        </text:changed-region>
        <text:changed-region text:id="ct21439776">
          <text:insertion>
            <office:change-info>
              <dc:creator>Mark Hayman</dc:creator>
              <dc:date>2010-08-18T23:31:00</dc:date>
            </office:change-info>
          </text:insertion>
        </text:changed-region>
        <text:changed-region text:id="ct21384448">
          <text:deletion>
            <office:change-info>
              <dc:creator>Johnny Willemsen</dc:creator>
              <dc:date>2010-08-23T16:54:00</dc:date>
            </office:change-info>
            <text:p text:style-name="Body">V</text:p>
          </text:deletion>
        </text:changed-region>
        <text:changed-region text:id="ct21395696">
          <text:insertion>
            <office:change-info>
              <dc:creator>Johnny Willemsen</dc:creator>
              <dc:date>2010-08-23T16:54:00</dc:date>
            </office:change-info>
          </text:insertion>
        </text:changed-region>
        <text:changed-region text:id="ct21395888">
          <text:insertion>
            <office:change-info>
              <dc:creator>Mark Hayman</dc:creator>
              <dc:date>2010-08-18T23:31:00</dc:date>
            </office:change-info>
          </text:insertion>
        </text:changed-region>
        <text:changed-region text:id="ct21393504">
          <text:deletion>
            <office:change-info>
              <dc:creator>Mark Hayman</dc:creator>
              <dc:date>2010-08-18T23:31:00</dc:date>
            </office:change-info>
            <text:p text:style-name="Body">we currently have the </text:p>
          </text:deletion>
        </text:changed-region>
        <text:changed-region text:id="ct21393696">
          <text:insertion>
            <office:change-info>
              <dc:creator>Johnny Willemsen</dc:creator>
              <dc:date>2010-08-10T14:36:00</dc:date>
            </office:change-info>
          </text:insertion>
        </text:changed-region>
        <text:changed-region text:id="ct21442560">
          <text:deletion>
            <office:change-info>
              <dc:creator>Mark Hayman</dc:creator>
              <dc:date>2010-08-18T23:37:00</dc:date>
            </office:change-info>
            <text:p text:style-name="Body"><text:s/></text:p>
          </text:deletion>
        </text:changed-region>
        <text:changed-region text:id="ct21394960">
          <text:deletion>
            <office:change-info>
              <dc:creator>Mark Hayman</dc:creator>
              <dc:date>2010-08-18T23:31:00</dc:date>
            </office:change-info>
            <text:p text:style-name="Body">mapping</text:p>
          </text:deletion>
        </text:changed-region>
        <text:changed-region text:id="ct21394768">
          <text:deletion>
            <office:change-info>
              <dc:creator>Mark Hayman</dc:creator>
              <dc:date>2010-08-18T23:36:00</dc:date>
            </office:change-info>
            <text:p text:style-name="Body">C++ </text:p>
          </text:deletion>
        </text:changed-region>
        <text:changed-region text:id="ct21398224">
          <text:insertion>
            <office:change-info>
              <dc:creator>Johnny Willemsen</dc:creator>
              <dc:date>2010-08-10T14:36:00</dc:date>
            </office:change-info>
          </text:insertion>
        </text:changed-region>
        <text:changed-region text:id="ct21399584">
          <text:deletion>
            <office:change-info>
              <dc:creator>Mark Hayman</dc:creator>
              <dc:date>2010-08-18T23:32:00</dc:date>
            </office:change-info>
            <text:p text:style-name="Body"/>
            <text:p text:style-name="Body"/>
          </text:deletion>
        </text:changed-region>
        <text:changed-region text:id="ct21399776">
          <text:insertion>
            <office:change-info>
              <dc:creator>Mark Hayman</dc:creator>
              <dc:date>2010-08-18T23:37:00</dc:date>
            </office:change-info>
          </text:insertion>
        </text:changed-region>
        <text:changed-region text:id="ct21386032">
          <text:insertion>
            <office:change-info>
              <dc:creator>Mark Hayman</dc:creator>
              <dc:date>2010-08-18T23:32:00</dc:date>
            </office:change-info>
          </text:insertion>
        </text:changed-region>
        <text:changed-region text:id="ct21399024">
          <text:deletion>
            <office:change-info>
              <dc:creator>Mark Hayman</dc:creator>
              <dc:date>2010-08-18T23:32:00</dc:date>
            </office:change-info>
            <text:p text:style-name="Body">The C++ mapping has</text:p>
          </text:deletion>
        </text:changed-region>
        <text:changed-region text:id="ct21398688">
          <text:insertion>
            <office:change-info>
              <dc:creator>Johnny Willemsen</dc:creator>
              <dc:date>2010-08-10T14:36:00</dc:date>
            </office:change-info>
          </text:insertion>
        </text:changed-region>
        <text:changed-region text:id="ct21392512">
          <text:deletion>
            <office:change-info>
              <dc:creator>Mark Hayman</dc:creator>
              <dc:date>2010-08-18T23:37:00</dc:date>
            </office:change-info>
            <text:p text:style-name="Body">people</text:p>
          </text:deletion>
        </text:changed-region>
        <text:changed-region text:id="ct21392704">
          <text:insertion>
            <office:change-info>
              <dc:creator>Mark Hayman</dc:creator>
              <dc:date>2010-08-18T23:37:00</dc:date>
            </office:change-info>
          </text:insertion>
        </text:changed-region>
        <text:changed-region text:id="ct21392080">
          <text:insertion>
            <office:change-info>
              <dc:creator>Johnny Willemsen</dc:creator>
              <dc:date>2010-08-10T14:36:00</dc:date>
            </office:change-info>
          </text:insertion>
        </text:changed-region>
        <text:changed-region text:id="ct21392272">
          <text:deletion>
            <office:change-info>
              <dc:creator>Mark Hayman</dc:creator>
              <dc:date>2010-08-18T23:38:00</dc:date>
            </office:change-info>
            <text:p text:style-name="Body">the newer</text:p>
          </text:deletion>
        </text:changed-region>
        <text:changed-region text:id="ct21756912">
          <text:insertion>
            <office:change-info>
              <dc:creator>Mark Hayman</dc:creator>
              <dc:date>2010-08-18T23:38:00</dc:date>
            </office:change-info>
          </text:insertion>
        </text:changed-region>
        <text:changed-region text:id="ct21442752">
          <text:insertion>
            <office:change-info>
              <dc:creator>Johnny Willemsen</dc:creator>
              <dc:date>2010-08-10T14:36:00</dc:date>
            </office:change-info>
          </text:insertion>
        </text:changed-region>
        <text:changed-region text:id="ct21751584">
          <text:deletion>
            <office:change-info>
              <dc:creator>Mark Hayman</dc:creator>
              <dc:date>2010-08-18T23:38:00</dc:date>
            </office:change-info>
            <text:p text:style-name="Body">like</text:p>
          </text:deletion>
        </text:changed-region>
        <text:changed-region text:id="ct21757360">
          <text:insertion>
            <office:change-info>
              <dc:creator>Mark Hayman</dc:creator>
              <dc:date>2010-08-18T23:38:00</dc:date>
            </office:change-info>
          </text:insertion>
        </text:changed-region>
        <text:changed-region text:id="ct21757552">
          <text:insertion>
            <office:change-info>
              <dc:creator>Johnny Willemsen</dc:creator>
              <dc:date>2010-08-10T14:36:00</dc:date>
            </office:change-info>
          </text:insertion>
        </text:changed-region>
        <text:changed-region text:id="ct21757744">
          <text:deletion>
            <office:change-info>
              <dc:creator>Mark Hayman</dc:creator>
              <dc:date>2010-08-18T23:38:00</dc:date>
            </office:change-info>
            <text:p text:style-name="Body"><text:s/></text:p>
          </text:deletion>
        </text:changed-region>
        <text:changed-region text:id="ct21752352">
          <text:insertion>
            <office:change-info>
              <dc:creator>Mark Hayman</dc:creator>
              <dc:date>2010-08-18T23:40:00</dc:date>
            </office:change-info>
          </text:insertion>
        </text:changed-region>
        <text:changed-region text:id="ct21752544">
          <text:deletion>
            <office:change-info>
              <dc:creator>Johnny Willemsen</dc:creator>
              <dc:date>2010-10-15T15:58:00</dc:date>
            </office:change-info>
            <text:p text:style-name="Body"><text:s/></text:p>
          </text:deletion>
        </text:changed-region>
        <text:changed-region text:id="ct22068752">
          <text:insertion>
            <office:change-info>
              <dc:creator>Mark Hayman</dc:creator>
              <dc:date>2010-08-18T23:40:00</dc:date>
            </office:change-info>
          </text:insertion>
        </text:changed-region>
        <text:changed-region text:id="ct20364944">
          <text:deletion>
            <office:change-info>
              <dc:creator>Mark Hayman</dc:creator>
              <dc:date>2010-08-18T23:43:00</dc:date>
            </office:change-info>
            <text:p text:style-name="Body"><text:span text:style-name="T17"/></text:p>
            <text:p text:style-name="Body"><text:span text:style-name="T17"/></text:p>
          </text:deletion>
        </text:changed-region>
        <text:changed-region text:id="ct20685840">
          <text:insertion>
            <office:change-info>
              <dc:creator>Johnny Willemsen</dc:creator>
              <dc:date>2010-08-10T14:36:00</dc:date>
            </office:change-info>
          </text:insertion>
        </text:changed-region>
        <text:changed-region text:id="ct21752992">
          <text:insertion>
            <office:change-info>
              <dc:creator>Mark Hayman</dc:creator>
              <dc:date>2010-08-18T23:38:00</dc:date>
            </office:change-info>
          </text:insertion>
        </text:changed-region>
        <text:changed-region text:id="ct21754080">
          <text:insertion>
            <office:change-info>
              <dc:creator>Johnny Willemsen</dc:creator>
              <dc:date>2010-08-10T14:36:00</dc:date>
            </office:change-info>
          </text:insertion>
        </text:changed-region>
        <text:changed-region text:id="ct21753184">
          <text:deletion>
            <office:change-info>
              <dc:creator>Mark Hayman</dc:creator>
              <dc:date>2010-08-18T23:39:00</dc:date>
            </office:change-info>
            <text:p text:style-name="Body"><text:span text:style-name="T17">is working on a</text:span></text:p>
          </text:deletion>
        </text:changed-region>
        <text:changed-region text:id="ct21791968">
          <text:insertion>
            <office:change-info>
              <dc:creator>Mark Hayman</dc:creator>
              <dc:date>2010-08-18T23:39:00</dc:date>
            </office:change-info>
          </text:insertion>
        </text:changed-region>
        <text:changed-region text:id="ct20685056">
          <text:insertion>
            <office:change-info>
              <dc:creator>Johnny Willemsen</dc:creator>
              <dc:date>2010-08-10T14:36:00</dc:date>
            </office:change-info>
          </text:insertion>
        </text:changed-region>
        <text:changed-region text:id="ct20365776">
          <text:deletion>
            <office:change-info>
              <dc:creator>Mark Hayman</dc:creator>
              <dc:date>2010-08-18T23:45:00</dc:date>
            </office:change-info>
            <text:p text:style-name="Body">We</text:p>
          </text:deletion>
        </text:changed-region>
        <text:changed-region text:id="ct20362720">
          <text:deletion>
            <office:change-info>
              <dc:creator>Johnny Willemsen</dc:creator>
              <dc:date>2010-08-10T14:40:00</dc:date>
            </office:change-info>
            <text:p text:style-name="Body">The DDS specification used a <text:s/>MDA approach to describe the API and behavior of the middleware. The specification defines a Platform Independent Model (PIM) and a Platform Specific Model (PSM).</text:p>
            <text:p text:style-name="Body">The PIM uses UML to specify the interfaces the application can use to participate in a DDS system, including the creation of DDS Entities (DomainParticipants, Topics, Publishers, Subscribers, DataWriters, and DataReaders), the configuration of their QoS, the sending and reception of data, the reception of feedback and notifications from the middleware, etc. The PIM is independent of the concrete programming language (e.g. C++ , Java) used by the application.</text:p>
            <text:p text:style-name="Body">A typical application programmer, however, does not use UML directly. Rather it must use the API bindings in their programming language of choice (e.g. C++, Java, C, etc.). <text:s/>In the DDS specification these language mappings are defined using Platform Specific Models (PSMs).</text:p>
            <text:p text:style-name="Body">For convenience, instead of defining a PSM for each target programming language (C++, Java, C, C#, etc.), the DDS specification version 1.2 defines a single PSM to the IDL language. While IDL is not a “programming language” per se, the OMG has defined mappings from IDL to most programming languages, and therefore this process indirectly defines PSMs in most programming languages.</text:p>
            <text:p text:style-name="Body">However the use of IDL as an intermediate language in combination with the IDL mappings to concrete programming languages presents several problems:</text:p>
            <text:list xml:id="list138130963" text:style-name="WW8Num6">
              <text:list-item>
                <text:p text:style-name="PerspectiveGuideStatement_28_1_29_">IDL dos not support many ‘natural’ programming-language features. The most significant are templates, operation overloading, constructors and operators.</text:p>
              </text:list-item>
              <text:list-item>
                <text:p text:style-name="PerspectiveGuideStatement_28_1_29_">The IDL mapping does not use the standard language containers (e.g. vector) and capabilities such as pointers which prevent some natural constructs.</text:p>
              </text:list-item>
            </text:list>
            <text:p text:style-name="Body">The end result is a less ‘natural’ and harder to use API.</text:p>
            <text:p text:style-name="Body">With the increasing adoption of DDS for the integration of large distributed systems, it is desirable to define native language interfaces that would facilitate the use of the standard and increase vendor portability.</text:p>
            <text:p text:style-name="Body">Extending IDL would not accomplish the same objectives. Currently IDL offers a “minimal” set of features that can reasonably supported on most languages and provide a uniform interface across languages. On the other hand the purpose of the native programming language PSMs is to be able to exploit the most natural features of each language (e.g. operators in C++). If IDL were to be extended to support this we would end up with an IDL that combines the features of all languages. </text:p>
          </text:deletion>
        </text:changed-region>
        <text:changed-region text:id="ct21333296">
          <text:insertion>
            <office:change-info>
              <dc:creator>Mark Hayman</dc:creator>
              <dc:date>2010-08-18T23:45:00</dc:date>
            </office:change-info>
          </text:insertion>
        </text:changed-region>
        <text:changed-region text:id="ct20645472">
          <text:deletion>
            <office:change-info>
              <dc:creator>Mark Hayman</dc:creator>
              <dc:date>2010-08-18T23:46:00</dc:date>
            </office:change-info>
            <text:p text:style-name="Body"><text:s/></text:p>
          </text:deletion>
        </text:changed-region>
        <text:changed-region text:id="ct21791168">
          <text:deletion>
            <office:change-info>
              <dc:creator>Mark Hayman</dc:creator>
              <dc:date>2010-08-18T23:45:00</dc:date>
            </office:change-info>
            <text:p text:style-name="Body"><text:s/>are searching</text:p>
          </text:deletion>
        </text:changed-region>
        <text:changed-region text:id="ct21752736">
          <text:insertion>
            <office:change-info>
              <dc:creator>Mark Hayman</dc:creator>
              <dc:date>2010-08-18T23:46:00</dc:date>
            </office:change-info>
          </text:insertion>
        </text:changed-region>
        <text:changed-region text:id="ct21401408">
          <text:insertion>
            <office:change-info>
              <dc:creator>Johnny Willemsen</dc:creator>
              <dc:date>2010-08-10T14:40:00</dc:date>
            </office:change-info>
          </text:insertion>
        </text:changed-region>
        <text:changed-region text:id="ct21792160">
          <text:insertion>
            <office:change-info>
              <dc:creator>Mark Hayman</dc:creator>
              <dc:date>2010-08-18T23:46:00</dc:date>
            </office:change-info>
          </text:insertion>
        </text:changed-region>
        <text:changed-region text:id="ct21789888">
          <text:insertion>
            <office:change-info>
              <dc:creator>Johnny Willemsen</dc:creator>
              <dc:date>2010-08-10T14:40:00</dc:date>
            </office:change-info>
          </text:insertion>
        </text:changed-region>
        <text:changed-region text:id="ct20685648">
          <text:insertion>
            <office:change-info>
              <dc:creator>Johnny Willemsen</dc:creator>
              <dc:date>2010-08-10T14:41:00</dc:date>
            </office:change-info>
          </text:insertion>
        </text:changed-region>
        <text:changed-region text:id="ct20311424">
          <text:deletion>
            <office:change-info>
              <dc:creator>Johnny Willemsen</dc:creator>
              <dc:date>2010-08-10T14:41:00</dc:date>
            </office:change-info>
            <text:p text:style-name="Body"><text:span text:style-name="T17">Of primary concern to applications deploying DDS technology is the ability to integrate applications running on heterogeneous platforms which may differ both in the programming language use as well as the underlying operating system. This should not be compromised by the introduction of additional programming language PSMs.</text:span></text:p>
          </text:deletion>
        </text:changed-region>
        <text:changed-region text:id="ct20534064">
          <text:insertion>
            <office:change-info>
              <dc:creator>Johnny Willemsen</dc:creator>
              <dc:date>2010-08-10T14:41:00</dc:date>
            </office:change-info>
          </text:insertion>
        </text:changed-region>
        <text:changed-region text:id="ct21793680">
          <text:insertion>
            <office:change-info>
              <dc:creator>Mark Hayman</dc:creator>
              <dc:date>2010-08-18T23:49:00</dc:date>
            </office:change-info>
          </text:insertion>
        </text:changed-region>
        <text:changed-region text:id="ct21751776">
          <text:deletion>
            <office:change-info>
              <dc:creator>Mark Hayman</dc:creator>
              <dc:date>2010-08-18T23:50:00</dc:date>
            </office:change-info>
            <text:p text:style-name="Body"><text:span text:style-name="T17">:</text:span></text:p>
          </text:deletion>
        </text:changed-region>
        <text:changed-region text:id="ct21794736">
          <text:insertion>
            <office:change-info>
              <dc:creator>Mark Hayman</dc:creator>
              <dc:date>2010-08-18T23:50:00</dc:date>
            </office:change-info>
          </text:insertion>
        </text:changed-region>
        <text:changed-region text:id="ct21441888">
          <text:insertion>
            <office:change-info>
              <dc:creator>Mark Hayman</dc:creator>
              <dc:date>2010-08-18T23:51:00</dc:date>
            </office:change-info>
          </text:insertion>
        </text:changed-region>
        <text:changed-region text:id="ct21791696">
          <text:deletion>
            <office:change-info>
              <dc:creator>Mark Hayman</dc:creator>
              <dc:date>2010-08-18T23:46:00</dc:date>
            </office:change-info>
            <text:p text:style-name="P32"><text:span text:style-name="T18"><text:s/>should blanguage mapping</text:span></text:p>
          </text:deletion>
        </text:changed-region>
        <text:changed-region text:id="ct21791504">
          <text:deletion>
            <office:change-info>
              <dc:creator>Johnny Willemsen</dc:creator>
              <dc:date>2010-08-10T14:42:00</dc:date>
            </office:change-info>
            <text:p text:style-name="P32"><text:span text:style-name="T18">PSMs</text:span></text:p>
          </text:deletion>
        </text:changed-region>
        <text:changed-region text:id="ct21752160">
          <text:deletion>
            <office:change-info>
              <dc:creator>Mark Hayman</dc:creator>
              <dc:date>2010-08-18T23:46:00</dc:date>
            </office:change-info>
            <text:p text:style-name="P32"><text:span text:style-name="T18">The new </text:span></text:p>
          </text:deletion>
        </text:changed-region>
        <text:changed-region text:id="ct21751968">
          <text:deletion>
            <office:change-info>
              <dc:creator>Johnny Willemsen</dc:creator>
              <dc:date>2010-08-10T14:41:00</dc:date>
            </office:change-info>
            <text:list xml:id="list243169656" text:style-name="WW8Num15">
              <text:list-item>
                <text:p text:style-name="P33">More specifically: </text:p>
              </text:list-item>
              <text:list-item>
                <text:p text:style-name="P33"><text:span text:style-name="T18"/></text:p>
              </text:list-item>
            </text:list>
          </text:deletion>
        </text:changed-region>
        <text:changed-region text:id="ct21790464">
          <text:insertion>
            <office:change-info>
              <dc:creator>Mark Hayman</dc:creator>
              <dc:date>2010-08-18T23:49:00</dc:date>
            </office:change-info>
          </text:insertion>
        </text:changed-region>
        <text:changed-region text:id="ct21821776">
          <text:format-change>
            <office:change-info>
              <dc:creator>Mark Hayman</dc:creator>
              <dc:date>2010-08-18T23:28:00</dc:date>
            </office:change-info>
          </text:format-change>
        </text:changed-region>
        <text:changed-region text:id="ct21822592">
          <text:insertion>
            <office:change-info>
              <dc:creator>Mark Hayman</dc:creator>
              <dc:date>2010-08-18T23:46:00</dc:date>
            </office:change-info>
          </text:insertion>
        </text:changed-region>
        <text:changed-region text:id="ct21823536">
          <text:insertion>
            <office:change-info>
              <dc:creator>Mark Hayman</dc:creator>
              <dc:date>2010-08-18T23:47:00</dc:date>
            </office:change-info>
          </text:insertion>
        </text:changed-region>
        <text:changed-region text:id="ct21824576">
          <text:format-change>
            <office:change-info>
              <dc:creator>Mark Hayman</dc:creator>
              <dc:date>2010-08-18T23:28:00</dc:date>
            </office:change-info>
          </text:format-change>
        </text:changed-region>
        <text:changed-region text:id="ct21824768">
          <text:deletion>
            <office:change-info>
              <dc:creator>Mark Hayman</dc:creator>
              <dc:date>2010-08-18T23:46:00</dc:date>
            </office:change-info>
            <text:p text:style-name="P32"><text:span text:style-name="T18">ones</text:span></text:p>
          </text:deletion>
        </text:changed-region>
        <text:changed-region text:id="ct21794160">
          <text:deletion>
            <office:change-info>
              <dc:creator>Johnny Willemsen</dc:creator>
              <dc:date>2010-08-10T14:42:00</dc:date>
            </office:change-info>
            <text:p text:style-name="P32"><text:span text:style-name="T18">PSM</text:span></text:p>
          </text:deletion>
        </text:changed-region>
        <text:changed-region text:id="ct21834736">
          <text:insertion>
            <office:change-info>
              <dc:creator>Mark Hayman</dc:creator>
              <dc:date>2010-08-18T23:46:00</dc:date>
            </office:change-info>
          </text:insertion>
        </text:changed-region>
        <text:changed-region text:id="ct21835776">
          <text:format-change>
            <office:change-info>
              <dc:creator>Mark Hayman</dc:creator>
              <dc:date>2010-08-18T23:28:00</dc:date>
            </office:change-info>
          </text:format-change>
        </text:changed-region>
        <text:changed-region text:id="ct21836768">
          <text:format-change>
            <office:change-info>
              <dc:creator>Mark Hayman</dc:creator>
              <dc:date>2010-08-18T23:28:00</dc:date>
            </office:change-info>
          </text:format-change>
        </text:changed-region>
        <text:changed-region text:id="ct21836960">
          <text:deletion>
            <office:change-info>
              <dc:creator>Mark Hayman</dc:creator>
              <dc:date>2010-08-18T23:47:00</dc:date>
            </office:change-info>
            <text:p text:style-name="P32"><text:span text:style-name="T18">the</text:span></text:p>
          </text:deletion>
        </text:changed-region>
        <text:changed-region text:id="ct21837952">
          <text:insertion>
            <office:change-info>
              <dc:creator>Mark Hayman</dc:creator>
              <dc:date>2010-08-18T23:47:00</dc:date>
            </office:change-info>
          </text:insertion>
        </text:changed-region>
        <text:changed-region text:id="ct21838944">
          <text:format-change>
            <office:change-info>
              <dc:creator>Mark Hayman</dc:creator>
              <dc:date>2010-08-18T23:28:00</dc:date>
            </office:change-info>
          </text:format-change>
        </text:changed-region>
        <text:changed-region text:id="ct21839136">
          <text:deletion>
            <office:change-info>
              <dc:creator>Mark Hayman</dc:creator>
              <dc:date>2010-08-18T23:48:00</dc:date>
            </office:change-info>
            <text:p text:style-name="P32"><text:span text:style-name="T18">accomplish exactly the same tasks as</text:span></text:p>
          </text:deletion>
        </text:changed-region>
        <text:changed-region text:id="ct21849344">
          <text:insertion>
            <office:change-info>
              <dc:creator>Mark Hayman</dc:creator>
              <dc:date>2010-08-18T23:48:00</dc:date>
            </office:change-info>
          </text:insertion>
        </text:changed-region>
        <text:changed-region text:id="ct21850480">
          <text:insertion>
            <office:change-info>
              <dc:creator>Mark Hayman</dc:creator>
              <dc:date>2010-08-18T23:49:00</dc:date>
            </office:change-info>
          </text:insertion>
        </text:changed-region>
        <text:changed-region text:id="ct21850672">
          <text:deletion>
            <office:change-info>
              <dc:creator>Johnny Willemsen</dc:creator>
              <dc:date>2010-08-10T14:42:00</dc:date>
            </office:change-info>
            <text:p text:style-name="P32"><text:span text:style-name="T18">PSM</text:span></text:p>
          </text:deletion>
        </text:changed-region>
        <text:changed-region text:id="ct21838512">
          <text:deletion>
            <office:change-info>
              <dc:creator>Mark Hayman</dc:creator>
              <dc:date>2010-08-18T23:49:00</dc:date>
            </office:change-info>
            <text:p text:style-name="P32"><text:span text:style-name="T18"><text:s/>using the existing </text:span></text:p>
          </text:deletion>
        </text:changed-region>
        <text:changed-region text:id="ct21851776">
          <text:insertion>
            <office:change-info>
              <dc:creator>Johnny Willemsen</dc:creator>
              <dc:date>2010-08-10T14:42:00</dc:date>
            </office:change-info>
          </text:insertion>
        </text:changed-region>
        <text:changed-region text:id="ct21852912">
          <text:format-change>
            <office:change-info>
              <dc:creator>Mark Hayman</dc:creator>
              <dc:date>2010-08-18T23:28:00</dc:date>
            </office:change-info>
          </text:format-change>
        </text:changed-region>
        <text:changed-region text:id="ct21853872">
          <text:deletion>
            <office:change-info>
              <dc:creator>Mark Hayman</dc:creator>
              <dc:date>2010-08-18T23:51:00</dc:date>
            </office:change-info>
            <text:p text:style-name="P34">different</text:p>
          </text:deletion>
        </text:changed-region>
        <text:changed-region text:id="ct21854128">
          <text:insertion>
            <office:change-info>
              <dc:creator>Mark Hayman</dc:creator>
              <dc:date>2010-08-18T23:51:00</dc:date>
            </office:change-info>
          </text:insertion>
        </text:changed-region>
        <text:changed-region text:id="ct21854560">
          <text:deletion>
            <office:change-info>
              <dc:creator>Johnny Willemsen</dc:creator>
              <dc:date>2010-08-10T14:42:00</dc:date>
            </office:change-info>
            <text:p text:style-name="P34">PSMs</text:p>
          </text:deletion>
        </text:changed-region>
        <text:changed-region text:id="ct21854848">
          <text:insertion>
            <office:change-info>
              <dc:creator>Johnny Willemsen</dc:creator>
              <dc:date>2010-08-10T14:42:00</dc:date>
            </office:change-info>
          </text:insertion>
        </text:changed-region>
        <text:changed-region text:id="ct21864528">
          <text:insertion>
            <office:change-info>
              <dc:creator>Mark Hayman</dc:creator>
              <dc:date>2010-08-18T23:51:00</dc:date>
            </office:change-info>
          </text:insertion>
        </text:changed-region>
        <text:changed-region text:id="ct21851216">
          <text:insertion>
            <office:change-info>
              <dc:creator>Johnny Willemsen</dc:creator>
              <dc:date>2010-08-10T14:42:00</dc:date>
            </office:change-info>
          </text:insertion>
        </text:changed-region>
        <text:changed-region text:id="ct21834928">
          <text:deletion>
            <office:change-info>
              <dc:creator>Johnny Willemsen</dc:creator>
              <dc:date>2010-08-17T10:41:00</dc:date>
            </office:change-info>
            <text:p text:style-name="P34">interoperate</text:p>
          </text:deletion>
        </text:changed-region>
        <text:changed-region text:id="ct21837184">
          <text:insertion>
            <office:change-info>
              <dc:creator>Johnny Willemsen</dc:creator>
              <dc:date>2010-08-17T10:41:00</dc:date>
            </office:change-info>
          </text:insertion>
        </text:changed-region>
        <text:changed-region text:id="ct21850864">
          <text:insertion>
            <office:change-info>
              <dc:creator>Mark Hayman</dc:creator>
              <dc:date>2010-08-18T23:52:00</dc:date>
            </office:change-info>
          </text:insertion>
        </text:changed-region>
        <text:changed-region text:id="ct21823120">
          <text:deletion>
            <office:change-info>
              <dc:creator>Mark Hayman</dc:creator>
              <dc:date>2010-08-18T23:52:00</dc:date>
            </office:change-info>
            <text:p text:style-name="P34">, i.e., an</text:p>
          </text:deletion>
        </text:changed-region>
        <text:changed-region text:id="ct21822784">
          <text:deletion>
            <office:change-info>
              <dc:creator>Johnny Willemsen</dc:creator>
              <dc:date>2010-08-20T14:15:00</dc:date>
            </office:change-info>
            <text:p text:style-name="P34"><text:s/></text:p>
          </text:deletion>
        </text:changed-region>
        <text:changed-region text:id="ct21839776">
          <text:insertion>
            <office:change-info>
              <dc:creator>Mark Hayman</dc:creator>
              <dc:date>2010-08-18T23:52:00</dc:date>
            </office:change-info>
          </text:insertion>
        </text:changed-region>
        <text:changed-region text:id="ct21835264">
          <text:insertion>
            <office:change-info>
              <dc:creator>Mark Hayman</dc:creator>
              <dc:date>2010-08-18T23:52:00</dc:date>
            </office:change-info>
          </text:insertion>
        </text:changed-region>
        <text:changed-region text:id="ct21849536">
          <text:insertion>
            <office:change-info>
              <dc:creator>Mark Hayman</dc:creator>
              <dc:date>2010-08-18T23:53:00</dc:date>
            </office:change-info>
          </text:insertion>
        </text:changed-region>
        <text:changed-region text:id="ct21836256">
          <text:deletion>
            <office:change-info>
              <dc:creator>Johnny Willemsen</dc:creator>
              <dc:date>2010-08-20T14:15:00</dc:date>
            </office:change-info>
            <text:p text:style-name="P34">PSM</text:p>
          </text:deletion>
        </text:changed-region>
        <text:changed-region text:id="ct21821968">
          <text:insertion>
            <office:change-info>
              <dc:creator>Johnny Willemsen</dc:creator>
              <dc:date>2010-08-20T14:15:00</dc:date>
            </office:change-info>
          </text:insertion>
        </text:changed-region>
        <text:changed-region text:id="ct21837520">
          <text:deletion>
            <office:change-info>
              <dc:creator>Mark Hayman</dc:creator>
              <dc:date>2010-08-18T23:53:00</dc:date>
            </office:change-info>
            <text:p text:style-name="P34">that communicates with another one </text:p>
          </text:deletion>
        </text:changed-region>
        <text:changed-region text:id="ct21824064">
          <text:deletion>
            <office:change-info>
              <dc:creator>Johnny Willemsen</dc:creator>
              <dc:date>2010-08-20T14:15:00</dc:date>
            </office:change-info>
            <text:p text:style-name="P34">PSM</text:p>
          </text:deletion>
        </text:changed-region>
        <text:changed-region text:id="ct21793872">
          <text:insertion>
            <office:change-info>
              <dc:creator>Johnny Willemsen</dc:creator>
              <dc:date>2010-08-20T14:15:00</dc:date>
            </office:change-info>
          </text:insertion>
        </text:changed-region>
        <text:changed-region text:id="ct21834272">
          <text:deletion>
            <office:change-info>
              <dc:creator>Mark Hayman</dc:creator>
              <dc:date>2010-08-18T23:53:00</dc:date>
            </office:change-info>
            <text:p text:style-name="P34">the</text:p>
          </text:deletion>
        </text:changed-region>
        <text:changed-region text:id="ct21853104">
          <text:insertion>
            <office:change-info>
              <dc:creator>Mark Hayman</dc:creator>
              <dc:date>2010-08-18T23:53:00</dc:date>
            </office:change-info>
          </text:insertion>
        </text:changed-region>
        <text:changed-region text:id="ct21753392">
          <text:deletion>
            <office:change-info>
              <dc:creator>Mark Hayman</dc:creator>
              <dc:date>2010-08-18T23:53:00</dc:date>
            </office:change-info>
            <text:p text:style-name="P34"><text:s/></text:p>
          </text:deletion>
        </text:changed-region>
        <text:changed-region text:id="ct21848880">
          <text:deletion>
            <office:change-info>
              <dc:creator>Johnny Willemsen</dc:creator>
              <dc:date>2010-08-10T14:42:00</dc:date>
            </office:change-info>
            <text:list xml:id="list635077235" text:continue-numbering="true" text:style-name="WW8Num15">
              <text:list-item>
                <text:p text:style-name="P35">The new PSMs should be derivable from the PIM by following a fairly small set of rules which should be described for each PSM.</text:p>
              </text:list-item>
              <text:list-item>
                <text:p text:style-name="P35">It is anticipated that a single developer or team may use different PSMs in different parts of their system to better fit the platform or deployment requirements. As such it is desirable that the relationship and functional equivalence between the PSMs is easy to understand.</text:p>
              </text:list-item>
              <text:list-item>
                <text:p text:style-name="P35">The new programming-language PSMs should be described using the ‘common’ or ‘accepted’ idioms for that programming language, e.g., header files in C++.</text:p>
              </text:list-item>
              <text:list-item>
                <text:p text:style-name="P35"/>
              </text:list-item>
            </text:list>
          </text:deletion>
        </text:changed-region>
        <text:changed-region text:id="ct21822256">
          <text:deletion>
            <office:change-info>
              <dc:creator>Johnny Willemsen</dc:creator>
              <dc:date>2010-08-10T14:42:00</dc:date>
            </office:change-info>
            <text:p text:style-name="P34">PSMs</text:p>
          </text:deletion>
        </text:changed-region>
        <text:changed-region text:id="ct21838144">
          <text:insertion>
            <office:change-info>
              <dc:creator>Johnny Willemsen</dc:creator>
              <dc:date>2010-08-10T14:42:00</dc:date>
            </office:change-info>
          </text:insertion>
        </text:changed-region>
        <text:changed-region text:id="ct21852496">
          <text:deletion>
            <office:change-info>
              <dc:creator>Mark Hayman</dc:creator>
              <dc:date>2010-08-18T23:54:00</dc:date>
            </office:change-info>
            <text:p text:style-name="P34">such that they can</text:p>
          </text:deletion>
        </text:changed-region>
        <text:changed-region text:id="ct21441104">
          <text:insertion>
            <office:change-info>
              <dc:creator>Mark Hayman</dc:creator>
              <dc:date>2010-08-18T23:54:00</dc:date>
            </office:change-info>
          </text:insertion>
        </text:changed-region>
        <text:changed-region text:id="ct20414976">
          <text:insertion>
            <office:change-info>
              <dc:creator>Mark Hayman</dc:creator>
              <dc:date>2010-08-18T23:55:00</dc:date>
            </office:change-info>
          </text:insertion>
        </text:changed-region>
        <text:changed-region text:id="ct21821200">
          <text:deletion>
            <office:change-info>
              <dc:creator>Johnny Willemsen</dc:creator>
              <dc:date>2010-08-20T14:15:00</dc:date>
            </office:change-info>
            <text:p text:style-name="P34"><text:s/></text:p>
          </text:deletion>
        </text:changed-region>
        <text:changed-region text:id="ct21823728">
          <text:insertion>
            <office:change-info>
              <dc:creator>Mark Hayman</dc:creator>
              <dc:date>2010-08-18T23:55:00</dc:date>
            </office:change-info>
          </text:insertion>
        </text:changed-region>
        <text:changed-region text:id="ct21003328">
          <text:deletion>
            <office:change-info>
              <dc:creator>Mark Hayman</dc:creator>
              <dc:date>2010-08-18T23:55:00</dc:date>
            </office:change-info>
            <text:p text:style-name="P34">, s</text:p>
          </text:deletion>
        </text:changed-region>
        <text:changed-region text:id="ct21866000">
          <text:insertion>
            <office:change-info>
              <dc:creator>Mark Hayman</dc:creator>
              <dc:date>2010-08-18T23:55:00</dc:date>
            </office:change-info>
          </text:insertion>
        </text:changed-region>
        <text:changed-region text:id="ct21853472">
          <text:deletion>
            <office:change-info>
              <dc:creator>Mark Hayman</dc:creator>
              <dc:date>2010-08-18T23:55:00</dc:date>
            </office:change-info>
            <text:p text:style-name="P34"><text:s/>they</text:p>
          </text:deletion>
        </text:changed-region>
        <text:changed-region text:id="ct21821488">
          <text:insertion>
            <office:change-info>
              <dc:creator>Johnny Willemsen</dc:creator>
              <dc:date>2010-08-10T14:42:00</dc:date>
            </office:change-info>
          </text:insertion>
        </text:changed-region>
        <text:changed-region text:id="ct21833904">
          <text:insertion>
            <office:change-info>
              <dc:creator>Johnny Willemsen</dc:creator>
              <dc:date>2010-08-10T14:43:00</dc:date>
            </office:change-info>
          </text:insertion>
        </text:changed-region>
        <text:changed-region text:id="ct21835968">
          <text:insertion>
            <office:change-info>
              <dc:creator>Mark Hayman</dc:creator>
              <dc:date>2010-08-18T23:55:00</dc:date>
            </office:change-info>
          </text:insertion>
        </text:changed-region>
        <text:changed-region text:id="ct20527296">
          <text:deletion>
            <office:change-info>
              <dc:creator>Johnny Willemsen</dc:creator>
              <dc:date>2010-08-17T10:41:00</dc:date>
            </office:change-info>
            <text:p text:style-name="P36">The PSMs that would be generated, from the existing DDS PIM, <text:s/>in response to this RFP are logically part of the Data-Distribution Service (DDS) Specification. It is expected that a future revision of the specification will integrate these PSMs as peer to the existing PSMs.</text:p>
          </text:deletion>
        </text:changed-region>
        <text:changed-region text:id="ct20528528">
          <text:deletion>
            <office:change-info>
              <dc:creator>Johnny Willemsen</dc:creator>
              <dc:date>2010-08-05T15:09:00</dc:date>
            </office:change-info>
            <text:p text:style-name="P36"><text:span text:style-name="T19"/></text:p>
            <text:p text:style-name="P36"><text:span text:style-name="T19"/></text:p>
          </text:deletion>
        </text:changed-region>
        <text:changed-region text:id="ct22066816">
          <text:insertion>
            <office:change-info>
              <dc:creator>Johnny Willemsen</dc:creator>
              <dc:date>2010-08-23T20:43:00</dc:date>
            </office:change-info>
          </text:insertion>
        </text:changed-region>
        <text:changed-region text:id="ct21753760">
          <text:insertion>
            <office:change-info>
              <dc:creator>Johnny Willemsen</dc:creator>
              <dc:date>2010-08-23T20:44:00</dc:date>
            </office:change-info>
          </text:insertion>
        </text:changed-region>
        <text:changed-region text:id="ct21851424">
          <text:insertion>
            <office:change-info>
              <dc:creator>Johnny Willemsen</dc:creator>
              <dc:date>2010-08-23T20:46:00</dc:date>
            </office:change-info>
          </text:insertion>
        </text:changed-region>
        <text:changed-region text:id="ct21282752">
          <text:deletion>
            <office:change-info>
              <dc:creator>Johnny Willemsen</dc:creator>
              <dc:date>2010-08-05T19:43:00</dc:date>
            </office:change-info>
            <text:p text:style-name="Body_20_Hidden"><text:span text:style-name="T20"/></text:p>
            <text:p text:style-name="Body_20_Hidden"><text:span text:style-name="T20"/></text:p>
          </text:deletion>
        </text:changed-region>
        <text:changed-region text:id="ct20313664">
          <text:insertion>
            <office:change-info>
              <dc:creator>Mark Hayman</dc:creator>
              <dc:date>2010-08-18T23:56:00</dc:date>
            </office:change-info>
          </text:insertion>
        </text:changed-region>
        <text:changed-region text:id="ct20413600">
          <text:deletion>
            <office:change-info>
              <dc:creator>Mark Hayman</dc:creator>
              <dc:date>2010-08-18T23:58:00</dc:date>
            </office:change-info>
            <text:p text:style-name="Body_20_Hidden"><text:span text:style-name="T20">Th</text:span></text:p>
          </text:deletion>
        </text:changed-region>
        <text:changed-region text:id="ct19315152">
          <text:insertion>
            <office:change-info>
              <dc:creator>Mark Hayman</dc:creator>
              <dc:date>2010-08-18T23:58:00</dc:date>
            </office:change-info>
          </text:insertion>
        </text:changed-region>
        <text:changed-region text:id="ct19314768">
          <text:deletion>
            <office:change-info>
              <dc:creator>Mark Hayman</dc:creator>
              <dc:date>2010-08-18T23:59:00</dc:date>
            </office:change-info>
            <text:p text:style-name="Body_20_Hidden"><text:span text:style-name="T20">is</text:span></text:p>
          </text:deletion>
        </text:changed-region>
        <text:changed-region text:id="ct20201744">
          <text:format-change>
            <office:change-info>
              <dc:creator>Mark Hayman</dc:creator>
              <dc:date>2010-08-18T23:56:00</dc:date>
            </office:change-info>
          </text:format-change>
        </text:changed-region>
        <text:changed-region text:id="ct21824256">
          <text:insertion>
            <office:change-info>
              <dc:creator>Mark Hayman</dc:creator>
              <dc:date>2010-08-18T23:59:00</dc:date>
            </office:change-info>
          </text:insertion>
        </text:changed-region>
        <text:changed-region text:id="ct20529376">
          <text:format-change>
            <office:change-info>
              <dc:creator>Mark Hayman</dc:creator>
              <dc:date>2010-08-18T23:56:00</dc:date>
            </office:change-info>
          </text:format-change>
        </text:changed-region>
        <text:changed-region text:id="ct20553280">
          <text:deletion>
            <office:change-info>
              <dc:creator>Mark Hayman</dc:creator>
              <dc:date>2010-08-18T23:59:00</dc:date>
            </office:change-info>
            <text:p text:style-name="Body_20_Hidden"><text:span text:style-name="T20">-</text:span></text:p>
          </text:deletion>
        </text:changed-region>
        <text:changed-region text:id="ct21837712">
          <text:insertion>
            <office:change-info>
              <dc:creator>Mark Hayman</dc:creator>
              <dc:date>2010-08-18T23:59:00</dc:date>
            </office:change-info>
          </text:insertion>
        </text:changed-region>
        <text:changed-region text:id="ct21834464">
          <text:format-change>
            <office:change-info>
              <dc:creator>Mark Hayman</dc:creator>
              <dc:date>2010-08-18T23:56:00</dc:date>
            </office:change-info>
          </text:format-change>
        </text:changed-region>
        <text:changed-region text:id="ct20521776">
          <text:deletion>
            <office:change-info>
              <dc:creator>Mark Hayman</dc:creator>
              <dc:date>2010-08-19</dc:date>
            </office:change-info>
            <text:p text:style-name="Body_20_Hidden"><text:span text:style-name="T20"><text:s/></text:span></text:p>
          </text:deletion>
        </text:changed-region>
        <text:changed-region text:id="ct21757104">
          <text:deletion>
            <office:change-info>
              <dc:creator>Johnny Willemsen</dc:creator>
              <dc:date>2010-08-23T20:35:00</dc:date>
            </office:change-info>
            <text:p text:style-name="P37">For the purposes of this RFP the DDS PIM is defined in the Data-Distribution Service for Real-Time Systems specification version 1.2 <text:a xlink:type="simple" xlink:href="http://www.omg.org/cgi-bin/doc?formal/07-01-01"><text:span text:style-name="Internet_20_link">http://www.omg.org/cgi-bin/doc?formal/07-01-01</text:span></text:a>. This PIM will be referred as the “DDS PIM” in the remaining of this RFP.</text:p>
            <text:p text:style-name="P37"/>
          </text:deletion>
        </text:changed-region>
        <text:changed-region text:id="ct21790080">
          <text:deletion>
            <office:change-info>
              <dc:creator>Johnny Willemsen</dc:creator>
              <dc:date>2010-08-23T20:35:00</dc:date>
            </office:change-info>
            <text:p text:style-name="P37">ISO </text:p>
          </text:deletion>
        </text:changed-region>
        <text:changed-region text:id="ct20181344">
          <text:insertion>
            <office:change-info>
              <dc:creator>Johnny Willemsen</dc:creator>
              <dc:date>2010-08-23T20:35:00</dc:date>
            </office:change-info>
          </text:insertion>
        </text:changed-region>
        <text:changed-region text:id="ct20524240">
          <text:deletion>
            <office:change-info>
              <dc:creator>Johnny Willemsen</dc:creator>
              <dc:date>2010-08-23T20:35:00</dc:date>
            </office:change-info>
            <text:p text:style-name="P37">Standard C++ Language ISO/IEC 14882:1998(E)</text:p>
          </text:deletion>
        </text:changed-region>
        <text:changed-region text:id="ct21441296">
          <text:insertion>
            <office:change-info>
              <dc:creator>Johnny Willemsen</dc:creator>
              <dc:date>2010-08-23T20:35:00</dc:date>
            </office:change-info>
          </text:insertion>
        </text:changed-region>
        <text:changed-region text:id="ct21968480">
          <text:insertion>
            <office:change-info>
              <dc:creator>Johnny Willemsen</dc:creator>
              <dc:date>2010-10-27T10:34:00</dc:date>
            </office:change-info>
          </text:insertion>
        </text:changed-region>
        <text:changed-region text:id="ct21836448">
          <text:insertion>
            <office:change-info>
              <dc:creator>Johnny Willemsen</dc:creator>
              <dc:date>2010-08-23T20:47:00</dc:date>
            </office:change-info>
          </text:insertion>
        </text:changed-region>
        <text:changed-region text:id="ct21790656">
          <text:insertion>
            <office:change-info>
              <dc:creator>Johnny Willemsen</dc:creator>
              <dc:date>2010-08-23T20:36:00</dc:date>
            </office:change-info>
          </text:insertion>
        </text:changed-region>
        <text:changed-region text:id="ct20554384">
          <text:deletion>
            <office:change-info>
              <dc:creator>Johnny Willemsen</dc:creator>
              <dc:date>2010-08-23T20:36:00</dc:date>
            </office:change-info>
            <text:p text:style-name="P37">Standard C++</text:p>
          </text:deletion>
        </text:changed-region>
        <text:changed-region text:id="ct21866816">
          <text:insertion>
            <office:change-info>
              <dc:creator>Johnny Willemsen</dc:creator>
              <dc:date>2010-08-23T20:36:00</dc:date>
            </office:change-info>
          </text:insertion>
        </text:changed-region>
        <text:changed-region text:id="ct21867808">
          <text:deletion>
            <office:change-info>
              <dc:creator>Johnny Willemsen</dc:creator>
              <dc:date>2010-08-23T20:36:00</dc:date>
            </office:change-info>
            <text:p text:style-name="P37">or “ISO C++” </text:p>
          </text:deletion>
        </text:changed-region>
        <text:changed-region text:id="ct21867552">
          <text:deletion>
            <office:change-info>
              <dc:creator>Johnny Willemsen</dc:creator>
              <dc:date>2010-08-23T20:36:00</dc:date>
            </office:change-info>
            <text:p text:style-name="Body">.</text:p>
            <text:p text:style-name="P38"/>
            <text:p text:style-name="Body"/>
            <text:p text:style-name="Body"/>
            <text:p text:style-name="Body"/>
            <text:p text:style-name="Body"/>
            <text:p text:style-name="Body"/>
            <text:p text:style-name="Body"/>
          </text:deletion>
        </text:changed-region>
        <text:changed-region text:id="ct21794480">
          <text:insertion>
            <office:change-info>
              <dc:creator>Johnny Willemsen</dc:creator>
              <dc:date>2010-08-23T20:36:00</dc:date>
            </office:change-info>
          </text:insertion>
        </text:changed-region>
        <text:changed-region text:id="ct20551712">
          <text:insertion>
            <office:change-info>
              <dc:creator>Johnny Willemsen</dc:creator>
              <dc:date>2010-08-23T20:37:00</dc:date>
            </office:change-info>
          </text:insertion>
        </text:changed-region>
        <text:changed-region text:id="ct21391344">
          <text:insertion>
            <office:change-info>
              <dc:creator>Johnny Willemsen</dc:creator>
              <dc:date>2010-08-23T20:47:00</dc:date>
            </office:change-info>
          </text:insertion>
        </text:changed-region>
        <text:changed-region text:id="ct21487760">
          <text:insertion>
            <office:change-info>
              <dc:creator>Johnny Willemsen</dc:creator>
              <dc:date>2010-08-23T20:36:00</dc:date>
            </office:change-info>
          </text:insertion>
        </text:changed-region>
        <text:changed-region text:id="ct20903440">
          <text:insertion>
            <office:change-info>
              <dc:creator>Johnny Willemsen</dc:creator>
              <dc:date>2010-08-10T14:43:00</dc:date>
            </office:change-info>
          </text:insertion>
        </text:changed-region>
        <text:changed-region text:id="ct21345024">
          <text:insertion>
            <office:change-info>
              <dc:creator>Johnny Willemsen</dc:creator>
              <dc:date>2010-08-10T14:44:00</dc:date>
            </office:change-info>
          </text:insertion>
        </text:changed-region>
        <text:changed-region text:id="ct21296736">
          <text:deletion>
            <office:change-info>
              <dc:creator>Johnny Willemsen</dc:creator>
              <dc:date>2010-08-10T14:44:00</dc:date>
            </office:change-info>
            <text:h text:style-name="Heading_20_3" text:outline-level="3"><text:span text:style-name="T17">Proposals shall provide a PSM, derived from the DDS PIM, targeting the ISO Standard C++ [ISO/IEC 14882:1998(E)].</text:span></text:h>
          </text:deletion>
        </text:changed-region>
        <text:changed-region text:id="ct21292496">
          <text:insertion>
            <office:change-info>
              <dc:creator>Mark Hayman</dc:creator>
              <dc:date>2010-08-19T00:01:00</dc:date>
            </office:change-info>
          </text:insertion>
        </text:changed-region>
        <text:changed-region text:id="ct21344384">
          <text:insertion>
            <office:change-info>
              <dc:creator>Mark Hayman</dc:creator>
              <dc:date>2010-08-19T00:05:00</dc:date>
            </office:change-info>
          </text:insertion>
        </text:changed-region>
        <text:changed-region text:id="ct21512336">
          <text:deletion>
            <office:change-info>
              <dc:creator>Mark Hayman</dc:creator>
              <dc:date>2010-08-19T00:05:00</dc:date>
            </office:change-info>
            <text:h text:style-name="Heading_20_3" text:outline-level="3">P</text:h>
          </text:deletion>
        </text:changed-region>
        <text:changed-region text:id="ct21869120">
          <text:deletion>
            <office:change-info>
              <dc:creator>Johnny Willemsen</dc:creator>
              <dc:date>2010-08-10T14:44:00</dc:date>
            </office:change-info>
            <text:h text:style-name="Heading_20_3" text:outline-level="3">PSMs</text:h>
          </text:deletion>
        </text:changed-region>
        <text:changed-region text:id="ct21482208">
          <text:insertion>
            <office:change-info>
              <dc:creator>Johnny Willemsen</dc:creator>
              <dc:date>2010-08-10T14:44:00</dc:date>
            </office:change-info>
          </text:insertion>
        </text:changed-region>
        <text:changed-region text:id="ct21484208">
          <text:deletion>
            <office:change-info>
              <dc:creator>Johnny Willemsen</dc:creator>
              <dc:date>2010-08-23T20:48:00</dc:date>
            </office:change-info>
            <text:h text:style-name="Heading_20_3" text:outline-level="3">implement</text:h>
          </text:deletion>
        </text:changed-region>
        <text:changed-region text:id="ct21792352">
          <text:insertion>
            <office:change-info>
              <dc:creator>Johnny Willemsen</dc:creator>
              <dc:date>2010-08-23T20:48:00</dc:date>
            </office:change-info>
          </text:insertion>
        </text:changed-region>
        <text:changed-region text:id="ct21600672">
          <text:deletion>
            <office:change-info>
              <dc:creator>Johnny Willemsen</dc:creator>
              <dc:date>2010-08-10T14:44:00</dc:date>
            </office:change-info>
            <text:h text:style-name="Heading_20_3" text:outline-level="3">DDS PIM</text:h>
          </text:deletion>
        </text:changed-region>
        <text:changed-region text:id="ct21515888">
          <text:insertion>
            <office:change-info>
              <dc:creator>Johnny Willemsen</dc:creator>
              <dc:date>2010-08-10T14:44:00</dc:date>
            </office:change-info>
          </text:insertion>
        </text:changed-region>
        <text:changed-region text:id="ct21517232">
          <text:deletion>
            <office:change-info>
              <dc:creator>Johnny Willemsen</dc:creator>
              <dc:date>2010-08-10T14:44:00</dc:date>
            </office:change-info>
            <text:h text:style-name="Heading_20_3" text:outline-level="3"><text:span text:style-name="T17"><text:s/></text:span></text:h>
          </text:deletion>
        </text:changed-region>
        <text:changed-region text:id="ct21601904">
          <text:insertion>
            <office:change-info>
              <dc:creator>Johnny Willemsen</dc:creator>
              <dc:date>2010-08-23T20:49:00</dc:date>
            </office:change-info>
          </text:insertion>
        </text:changed-region>
        <text:changed-region text:id="ct21602352">
          <text:deletion>
            <office:change-info>
              <dc:creator>Johnny Willemsen</dc:creator>
              <dc:date>2010-08-10T14:44:00</dc:date>
            </office:change-info>
            <text:h text:style-name="Heading_20_3" text:outline-level="3">DDS IDL PSM.</text:h>
          </text:deletion>
        </text:changed-region>
        <text:changed-region text:id="ct21603056">
          <text:insertion>
            <office:change-info>
              <dc:creator>Johnny Willemsen</dc:creator>
              <dc:date>2010-08-10T14:44:00</dc:date>
            </office:change-info>
          </text:insertion>
        </text:changed-region>
        <text:changed-region text:id="ct21603936">
          <text:insertion>
            <office:change-info>
              <dc:creator>Johnny Willemsen</dc:creator>
              <dc:date>2010-08-10T14:45:00</dc:date>
            </office:change-info>
          </text:insertion>
        </text:changed-region>
        <text:changed-region text:id="ct21603600">
          <text:insertion>
            <office:change-info>
              <dc:creator>Mark Hayman</dc:creator>
              <dc:date>2010-08-19T00:05:00</dc:date>
            </office:change-info>
          </text:insertion>
        </text:changed-region>
        <text:changed-region text:id="ct21785008">
          <text:deletion>
            <office:change-info>
              <dc:creator>Johnny Willemsen</dc:creator>
              <dc:date>2010-08-10T14:45:00</dc:date>
            </office:change-info>
            <text:h text:style-name="Heading_20_3" text:outline-level="3">PSM</text:h>
          </text:deletion>
        </text:changed-region>
        <text:changed-region text:id="ct21770224">
          <text:insertion>
            <office:change-info>
              <dc:creator>Johnny Willemsen</dc:creator>
              <dc:date>2010-08-10T14:45:00</dc:date>
            </office:change-info>
          </text:insertion>
        </text:changed-region>
        <text:changed-region text:id="ct21517424">
          <text:deletion>
            <office:change-info>
              <dc:creator>Johnny Willemsen</dc:creator>
              <dc:date>2010-08-10T14:45:00</dc:date>
            </office:change-info>
            <text:h text:style-name="Heading_20_3" text:outline-level="3">PSM</text:h>
          </text:deletion>
        </text:changed-region>
        <text:changed-region text:id="ct21784576">
          <text:insertion>
            <office:change-info>
              <dc:creator>Johnny Willemsen</dc:creator>
              <dc:date>2010-08-10T14:45:00</dc:date>
            </office:change-info>
          </text:insertion>
        </text:changed-region>
        <text:changed-region text:id="ct21297376">
          <text:deletion>
            <office:change-info>
              <dc:creator>Johnny Willemsen</dc:creator>
              <dc:date>2010-08-23T16:56:00</dc:date>
            </office:change-info>
            <text:h text:style-name="Heading_20_3" text:outline-level="3">ISO C++</text:h>
          </text:deletion>
        </text:changed-region>
        <text:changed-region text:id="ct21783776">
          <text:insertion>
            <office:change-info>
              <dc:creator>Johnny Willemsen</dc:creator>
              <dc:date>2010-08-23T16:56:00</dc:date>
            </office:change-info>
          </text:insertion>
        </text:changed-region>
        <text:changed-region text:id="ct21345984">
          <text:insertion>
            <office:change-info>
              <dc:creator>Johnny Willemsen</dc:creator>
              <dc:date>2010-08-23T16:57:00</dc:date>
            </office:change-info>
          </text:insertion>
        </text:changed-region>
        <text:changed-region text:id="ct21294768">
          <text:insertion>
            <office:change-info>
              <dc:creator>Johnny Willemsen</dc:creator>
              <dc:date>2010-08-23T16:56:00</dc:date>
            </office:change-info>
          </text:insertion>
        </text:changed-region>
        <text:changed-region text:id="ct21600976">
          <text:deletion>
            <office:change-info>
              <dc:creator>Johnny Willemsen</dc:creator>
              <dc:date>2010-08-10T14:45:00</dc:date>
            </office:change-info>
            <text:h text:style-name="P39" text:outline-level="3">Proposals shall not modify the language used for user-defined data-types associated with published and subscribed Topics (data-type definitions) or the language mapping of those data-types.</text:h>
          </text:deletion>
        </text:changed-region>
        <text:changed-region text:id="ct21601392">
          <text:insertion>
            <office:change-info>
              <dc:creator>Johnny Willemsen</dc:creator>
              <dc:date>2010-08-05T19:29:00</dc:date>
            </office:change-info>
          </text:insertion>
        </text:changed-region>
        <text:changed-region text:id="ct21604432">
          <text:insertion>
            <office:change-info>
              <dc:creator>Mark Hayman</dc:creator>
              <dc:date>2010-08-19T00:06:00</dc:date>
            </office:change-info>
          </text:insertion>
        </text:changed-region>
        <text:changed-region text:id="ct21603248">
          <text:insertion>
            <office:change-info>
              <dc:creator>Johnny Willemsen</dc:creator>
              <dc:date>2010-08-05T19:29:00</dc:date>
            </office:change-info>
          </text:insertion>
        </text:changed-region>
        <text:changed-region text:id="ct21284912">
          <text:insertion>
            <office:change-info>
              <dc:creator>Mark Hayman</dc:creator>
              <dc:date>2010-08-19T00:06:00</dc:date>
            </office:change-info>
          </text:insertion>
        </text:changed-region>
        <text:changed-region text:id="ct21814016">
          <text:insertion>
            <office:change-info>
              <dc:creator>Johnny Willemsen</dc:creator>
              <dc:date>2010-08-05T19:29:00</dc:date>
            </office:change-info>
          </text:insertion>
        </text:changed-region>
        <text:changed-region text:id="ct21816192">
          <text:insertion>
            <office:change-info>
              <dc:creator>Mark Hayman</dc:creator>
              <dc:date>2010-08-19T00:06:00</dc:date>
            </office:change-info>
          </text:insertion>
        </text:changed-region>
        <text:changed-region text:id="ct21602096">
          <text:insertion>
            <office:change-info>
              <dc:creator>Johnny Willemsen</dc:creator>
              <dc:date>2010-08-05T19:29:00</dc:date>
            </office:change-info>
          </text:insertion>
        </text:changed-region>
        <text:changed-region text:id="ct21483808">
          <text:insertion>
            <office:change-info>
              <dc:creator>Mark Hayman</dc:creator>
              <dc:date>2010-08-19T00:11:00</dc:date>
            </office:change-info>
          </text:insertion>
        </text:changed-region>
        <text:changed-region text:id="ct21341280">
          <text:deletion>
            <office:change-info>
              <dc:creator>Mark Hayman</dc:creator>
              <dc:date>2010-08-19T00:12:00</dc:date>
            </office:change-info>
            <text:h text:style-name="Heading_20_3" text:outline-level="3">ix valuetypes so they us</text:h>
          </text:deletion>
        </text:changed-region>
        <text:changed-region text:id="ct21010432">
          <text:deletion>
            <office:change-info>
              <dc:creator>Mark Hayman</dc:creator>
              <dc:date>2010-08-19T00:11:00</dc:date>
            </office:change-info>
            <text:h text:style-name="Heading_20_3" text:outline-level="3">F</text:h>
          </text:deletion>
        </text:changed-region>
        <text:changed-region text:id="ct21815472">
          <text:insertion>
            <office:change-info>
              <dc:creator>Mark Hayman</dc:creator>
              <dc:date>2010-08-19T00:12:00</dc:date>
            </office:change-info>
          </text:insertion>
        </text:changed-region>
        <text:changed-region text:id="ct21602544">
          <text:deletion>
            <office:change-info>
              <dc:creator>Mark Hayman</dc:creator>
              <dc:date>2010-08-19T00:12:00</dc:date>
            </office:change-info>
            <text:h text:style-name="Heading_20_3" text:outline-level="3">e</text:h>
          </text:deletion>
        </text:changed-region>
        <text:changed-region text:id="ct20900416">
          <text:insertion>
            <office:change-info>
              <dc:creator>Johnny Willemsen</dc:creator>
              <dc:date>2010-08-05T19:29:00</dc:date>
            </office:change-info>
          </text:insertion>
        </text:changed-region>
        <text:changed-region text:id="ct21487360">
          <text:insertion>
            <office:change-info>
              <dc:creator>Mark Hayman</dc:creator>
              <dc:date>2010-08-19T00:06:00</dc:date>
            </office:change-info>
          </text:insertion>
        </text:changed-region>
        <text:changed-region text:id="ct21487552">
          <text:insertion>
            <office:change-info>
              <dc:creator>Johnny Willemsen</dc:creator>
              <dc:date>2010-08-05T19:29:00</dc:date>
            </office:change-info>
          </text:insertion>
        </text:changed-region>
        <text:changed-region text:id="ct21604624">
          <text:insertion>
            <office:change-info>
              <dc:creator>Mark Hayman</dc:creator>
              <dc:date>2010-08-19T00:06:00</dc:date>
            </office:change-info>
          </text:insertion>
        </text:changed-region>
        <text:changed-region text:id="ct21604816">
          <text:insertion>
            <office:change-info>
              <dc:creator>Johnny Willemsen</dc:creator>
              <dc:date>2010-08-05T19:29:00</dc:date>
            </office:change-info>
          </text:insertion>
        </text:changed-region>
        <text:changed-region text:id="ct21208976">
          <text:insertion>
            <office:change-info>
              <dc:creator>Mark Hayman</dc:creator>
              <dc:date>2010-08-19T00:06:00</dc:date>
            </office:change-info>
          </text:insertion>
        </text:changed-region>
        <text:changed-region text:id="ct21606720">
          <text:deletion>
            <office:change-info>
              <dc:creator>Mark Hayman</dc:creator>
              <dc:date>2010-08-19T00:12:00</dc:date>
            </office:change-info>
            <text:h text:style-name="Heading_20_3" text:outline-level="3"><text:span text:style-name="T21">Do not introduce n</text:span></text:h>
          </text:deletion>
        </text:changed-region>
        <text:changed-region text:id="ct21606528">
          <text:deletion>
            <office:change-info>
              <dc:creator>Johnny Willemsen</dc:creator>
              <dc:date>2010-08-23T16:57:00</dc:date>
            </office:change-info>
            <text:h text:style-name="Heading_20_3" text:outline-level="3"><text:span text:style-name="T21">N should not be introduced</text:span></text:h>
          </text:deletion>
        </text:changed-region>
        <text:changed-region text:id="ct21606336">
          <text:deletion>
            <office:change-info>
              <dc:creator>Mark Hayman</dc:creator>
              <dc:date>2010-08-19T00:12:00</dc:date>
            </office:change-info>
            <text:h text:style-name="Heading_20_3" text:outline-level="3"><text:span text:style-name="T21">you must</text:span></text:h>
          </text:deletion>
        </text:changed-region>
        <text:changed-region text:id="ct21512832">
          <text:deletion>
            <office:change-info>
              <dc:creator>Johnny Willemsen</dc:creator>
              <dc:date>2010-08-23T16:57:00</dc:date>
            </office:change-info>
            <text:h text:style-name="Heading_20_3" text:outline-level="3"><text:span text:style-name="T21">ainersabsolutely necessary, in favor of using existing C++0x standard types and cont</text:span></text:h>
          </text:deletion>
        </text:changed-region>
        <text:changed-region text:id="ct21512640">
          <text:deletion>
            <office:change-info>
              <dc:creator>Mark Hayman</dc:creator>
              <dc:date>2010-08-19T00:13:00</dc:date>
            </office:change-info>
            <text:h text:style-name="Heading_20_3" text:outline-level="3"><text:span text:style-name="T21">, </text:span><text:span text:style-name="T22">u</text:span><text:span text:style-name="T21">se bool, wchar_t, wstring, std::string, std::vector, etc</text:span></text:h>
          </text:deletion>
        </text:changed-region>
        <text:changed-region text:id="ct21516272">
          <text:insertion>
            <office:change-info>
              <dc:creator>Mark Hayman</dc:creator>
              <dc:date>2010-08-19T00:09:00</dc:date>
            </office:change-info>
          </text:insertion>
        </text:changed-region>
        <text:changed-region text:id="ct21516080">
          <text:insertion>
            <office:change-info>
              <dc:creator>Mark Hayman</dc:creator>
              <dc:date>2010-08-19T00:10:00</dc:date>
            </office:change-info>
          </text:insertion>
        </text:changed-region>
        <text:changed-region text:id="ct20995376">
          <text:insertion>
            <office:change-info>
              <dc:creator>Mark Hayman</dc:creator>
              <dc:date>2010-08-19T00:11:00</dc:date>
            </office:change-info>
          </text:insertion>
        </text:changed-region>
        <text:changed-region text:id="ct20995872">
          <text:deletion>
            <office:change-info>
              <dc:creator>Johnny Willemsen</dc:creator>
              <dc:date>2010-08-10T14:45:00</dc:date>
            </office:change-info>
            <text:h text:style-name="Heading_20_3" text:outline-level="3">PSMs</text:h>
          </text:deletion>
        </text:changed-region>
        <text:changed-region text:id="ct21819712">
          <text:insertion>
            <office:change-info>
              <dc:creator>Johnny Willemsen</dc:creator>
              <dc:date>2010-08-10T14:45:00</dc:date>
            </office:change-info>
          </text:insertion>
        </text:changed-region>
        <text:changed-region text:id="ct21819440">
          <text:deletion>
            <office:change-info>
              <dc:creator>Johnny Willemsen</dc:creator>
              <dc:date>2010-08-10T14:45:00</dc:date>
            </office:change-info>
            <text:h text:style-name="Heading_20_3" text:outline-level="3">PSM.</text:h>
          </text:deletion>
        </text:changed-region>
        <text:changed-region text:id="ct21733232">
          <text:insertion>
            <office:change-info>
              <dc:creator>Johnny Willemsen</dc:creator>
              <dc:date>2010-08-10T14:45:00</dc:date>
            </office:change-info>
          </text:insertion>
        </text:changed-region>
        <text:changed-region text:id="ct21733904">
          <text:insertion>
            <office:change-info>
              <dc:creator>Mark Hayman</dc:creator>
              <dc:date>2010-08-19T00:14:00</dc:date>
            </office:change-info>
          </text:insertion>
        </text:changed-region>
        <text:changed-region text:id="ct20204800">
          <text:deletion>
            <office:change-info>
              <dc:creator>Johnny Willemsen</dc:creator>
              <dc:date>2010-08-10T14:45:00</dc:date>
            </office:change-info>
            <text:h text:style-name="Heading_20_3" text:outline-level="3">PSMs</text:h>
          </text:deletion>
        </text:changed-region>
        <text:changed-region text:id="ct21734096">
          <text:insertion>
            <office:change-info>
              <dc:creator>Johnny Willemsen</dc:creator>
              <dc:date>2010-08-10T14:45:00</dc:date>
            </office:change-info>
          </text:insertion>
        </text:changed-region>
        <text:changed-region text:id="ct21820880">
          <text:deletion>
            <office:change-info>
              <dc:creator>Johnny Willemsen</dc:creator>
              <dc:date>2010-08-10T14:45:00</dc:date>
            </office:change-info>
            <text:h text:style-name="Heading_20_3" text:outline-level="3">PSMs</text:h>
          </text:deletion>
        </text:changed-region>
        <text:changed-region text:id="ct21734544">
          <text:insertion>
            <office:change-info>
              <dc:creator>Johnny Willemsen</dc:creator>
              <dc:date>2010-08-10T14:45:00</dc:date>
            </office:change-info>
          </text:insertion>
        </text:changed-region>
        <text:changed-region text:id="ct21251904">
          <text:deletion>
            <office:change-info>
              <dc:creator>Johnny Willemsen</dc:creator>
              <dc:date>2010-08-10T14:46:00</dc:date>
            </office:change-info>
            <text:h text:style-name="Heading_20_3" text:outline-level="3">Proposals shall discuss the tradeoff between stylistic consistency with the existing PSMs and adherence to the expected coding conventions of C++. <text:s/></text:h>
            <text:h text:style-name="Heading_20_3" text:outline-level="3"/>
          </text:deletion>
        </text:changed-region>
        <text:changed-region text:id="ct21820576">
          <text:deletion>
            <office:change-info>
              <dc:creator>Johnny Willemsen</dc:creator>
              <dc:date>2010-08-23T16:57:00</dc:date>
            </office:change-info>
            <text:h text:style-name="Heading_20_3" text:outline-level="3">PSMs</text:h>
          </text:deletion>
        </text:changed-region>
        <text:changed-region text:id="ct21734992">
          <text:insertion>
            <office:change-info>
              <dc:creator>Johnny Willemsen</dc:creator>
              <dc:date>2010-08-23T16:57:00</dc:date>
            </office:change-info>
          </text:insertion>
        </text:changed-region>
        <text:changed-region text:id="ct21735184">
          <text:deletion>
            <office:change-info>
              <dc:creator>Johnny Willemsen</dc:creator>
              <dc:date>2010-08-17T10:43:00</dc:date>
            </office:change-info>
            <text:h text:style-name="Heading_20_3" text:outline-level="3">Proposals shall discuss the memory and lifecycle management for DDS Entities.</text:h>
            <text:h text:style-name="Heading_20_3" text:outline-level="3"/>
          </text:deletion>
        </text:changed-region>
        <text:changed-region text:id="ct21481840">
          <text:deletion>
            <office:change-info>
              <dc:creator>Johnny Willemsen</dc:creator>
              <dc:date>2010-08-10T14:46:00</dc:date>
            </office:change-info>
            <text:p text:style-name="P3"/>
            <text:p text:style-name="P3"/>
          </text:deletion>
        </text:changed-region>
        <text:changed-region text:id="ct21683680">
          <text:format-change>
            <office:change-info>
              <dc:creator>Johnny Willemsen</dc:creator>
              <dc:date>2010-08-23T20:49:00</dc:date>
            </office:change-info>
          </text:format-change>
        </text:changed-region>
        <text:changed-region text:id="ct21273344">
          <text:deletion>
            <office:change-info>
              <dc:creator>Johnny Willemsen</dc:creator>
              <dc:date>2010-08-17T10:43:00</dc:date>
            </office:change-info>
            <text:p text:style-name="P40">December</text:p>
          </text:deletion>
        </text:changed-region>
        <text:changed-region text:id="ct21274400">
          <text:insertion>
            <office:change-info>
              <dc:creator>Johnny Willemsen</dc:creator>
              <dc:date>2010-08-17T10:43:00</dc:date>
            </office:change-info>
          </text:insertion>
        </text:changed-region>
        <text:changed-region text:id="ct21274592">
          <text:deletion>
            <office:change-info>
              <dc:creator>Johnny Willemsen</dc:creator>
              <dc:date>2010-08-17T10:43:00</dc:date>
            </office:change-info>
            <text:p text:style-name="P40">07</text:p>
          </text:deletion>
        </text:changed-region>
        <text:changed-region text:id="ct21275552">
          <text:insertion>
            <office:change-info>
              <dc:creator>Johnny Willemsen</dc:creator>
              <dc:date>2010-08-17T10:43:00</dc:date>
            </office:change-info>
          </text:insertion>
        </text:changed-region>
        <text:changed-region text:id="ct21778864">
          <text:deletion>
            <office:change-info>
              <dc:creator>Johnny Willemsen</dc:creator>
              <dc:date>2010-08-17T10:43:00</dc:date>
            </office:change-info>
            <text:p text:style-name="P40">February</text:p>
          </text:deletion>
        </text:changed-region>
        <text:changed-region text:id="ct21274064">
          <text:insertion>
            <office:change-info>
              <dc:creator>Johnny Willemsen</dc:creator>
              <dc:date>2010-08-17T10:43:00</dc:date>
            </office:change-info>
          </text:insertion>
        </text:changed-region>
        <text:changed-region text:id="ct19901936">
          <text:deletion>
            <office:change-info>
              <dc:creator>Johnny Willemsen</dc:creator>
              <dc:date>2010-10-27T10:37:00</dc:date>
            </office:change-info>
            <text:p text:style-name="P40">1</text:p>
          </text:deletion>
        </text:changed-region>
        <text:changed-region text:id="ct30514352">
          <text:deletion>
            <office:change-info>
              <dc:creator>Johnny Willemsen</dc:creator>
              <dc:date>2010-10-27T10:37:00</dc:date>
            </office:change-info>
            <text:p text:style-name="P40">0</text:p>
          </text:deletion>
        </text:changed-region>
        <text:changed-region text:id="ct20059136">
          <text:insertion>
            <office:change-info>
              <dc:creator>Johnny Willemsen</dc:creator>
              <dc:date>2010-10-27T10:37:00</dc:date>
            </office:change-info>
          </text:insertion>
        </text:changed-region>
        <text:changed-region text:id="ct21541152">
          <text:deletion>
            <office:change-info>
              <dc:creator>Johnny Willemsen</dc:creator>
              <dc:date>2010-08-17T10:44:00</dc:date>
            </office:change-info>
            <text:p text:style-name="P40">08</text:p>
          </text:deletion>
        </text:changed-region>
        <text:changed-region text:id="ct21542288">
          <text:insertion>
            <office:change-info>
              <dc:creator>Johnny Willemsen</dc:creator>
              <dc:date>2010-08-17T10:44:00</dc:date>
            </office:change-info>
          </text:insertion>
        </text:changed-region>
        <text:changed-region text:id="ct21273536">
          <text:insertion>
            <office:change-info>
              <dc:creator>Johnny Willemsen</dc:creator>
              <dc:date>2010-08-17T10:44:00</dc:date>
            </office:change-info>
          </text:insertion>
        </text:changed-region>
        <text:changed-region text:id="ct21272496">
          <text:insertion>
            <office:change-info>
              <dc:creator>Johnny Willemsen</dc:creator>
              <dc:date>2010-08-17T10:44:00</dc:date>
            </office:change-info>
          </text:insertion>
        </text:changed-region>
        <text:changed-region text:id="ct21543360">
          <text:deletion>
            <office:change-info>
              <dc:creator>Johnny Willemsen</dc:creator>
              <dc:date>2010-08-17T10:44:00</dc:date>
            </office:change-info>
            <text:p text:style-name="P40">23, </text:p>
          </text:deletion>
        </text:changed-region>
        <text:changed-region text:id="ct21272160">
          <text:deletion>
            <office:change-info>
              <dc:creator>Johnny Willemsen</dc:creator>
              <dc:date>2010-08-17T10:44:00</dc:date>
            </office:change-info>
            <text:p text:style-name="P40">08</text:p>
          </text:deletion>
        </text:changed-region>
        <text:changed-region text:id="ct21542960">
          <text:insertion>
            <office:change-info>
              <dc:creator>Johnny Willemsen</dc:creator>
              <dc:date>2010-08-17T10:44:00</dc:date>
            </office:change-info>
          </text:insertion>
        </text:changed-region>
        <text:changed-region text:id="ct21275120">
          <text:deletion>
            <office:change-info>
              <dc:creator>Johnny Willemsen</dc:creator>
              <dc:date>2010-08-17T10:44:00</dc:date>
            </office:change-info>
            <text:p text:style-name="P40"><text:s/>25</text:p>
          </text:deletion>
        </text:changed-region>
        <text:changed-region text:id="ct21274784">
          <text:deletion>
            <office:change-info>
              <dc:creator>Johnny Willemsen</dc:creator>
              <dc:date>2010-08-17T10:44:00</dc:date>
            </office:change-info>
            <text:p text:style-name="P40">08</text:p>
          </text:deletion>
        </text:changed-region>
        <text:changed-region text:id="ct21544288">
          <text:insertion>
            <office:change-info>
              <dc:creator>Johnny Willemsen</dc:creator>
              <dc:date>2010-08-17T10:44:00</dc:date>
            </office:change-info>
          </text:insertion>
        </text:changed-region>
        <text:changed-region text:id="ct21541456">
          <text:deletion>
            <office:change-info>
              <dc:creator>Johnny Willemsen</dc:creator>
              <dc:date>2010-08-17T10:44:00</dc:date>
            </office:change-info>
            <text:p text:style-name="P40"><text:s/>31</text:p>
          </text:deletion>
        </text:changed-region>
        <text:changed-region text:id="ct21543600">
          <text:deletion>
            <office:change-info>
              <dc:creator>Johnny Willemsen</dc:creator>
              <dc:date>2010-08-17T10:44:00</dc:date>
            </office:change-info>
            <text:p text:style-name="P40">08</text:p>
          </text:deletion>
        </text:changed-region>
        <text:changed-region text:id="ct21545312">
          <text:insertion>
            <office:change-info>
              <dc:creator>Johnny Willemsen</dc:creator>
              <dc:date>2010-08-17T10:44:00</dc:date>
            </office:change-info>
          </text:insertion>
        </text:changed-region>
        <text:changed-region text:id="ct21544000">
          <text:deletion>
            <office:change-info>
              <dc:creator>Johnny Willemsen</dc:creator>
              <dc:date>2010-08-17T10:44:00</dc:date>
            </office:change-info>
            <text:p text:style-name="P40">08</text:p>
          </text:deletion>
        </text:changed-region>
        <text:changed-region text:id="ct21545664">
          <text:insertion>
            <office:change-info>
              <dc:creator>Johnny Willemsen</dc:creator>
              <dc:date>2010-08-17T10:44:00</dc:date>
            </office:change-info>
          </text:insertion>
        </text:changed-region>
        <text:changed-region text:id="ct21544976">
          <text:deletion>
            <office:change-info>
              <dc:creator>Johnny Willemsen</dc:creator>
              <dc:date>2010-08-17T10:44:00</dc:date>
            </office:change-info>
            <text:p text:style-name="P40">08</text:p>
          </text:deletion>
        </text:changed-region>
        <text:changed-region text:id="ct21546240">
          <text:insertion>
            <office:change-info>
              <dc:creator>Johnny Willemsen</dc:creator>
              <dc:date>2010-08-17T10:44:00</dc:date>
            </office:change-info>
          </text:insertion>
        </text:changed-region>
        <text:changed-region text:id="ct21545856">
          <text:deletion>
            <office:change-info>
              <dc:creator>Johnny Willemsen</dc:creator>
              <dc:date>2010-08-17T10:44:00</dc:date>
            </office:change-info>
            <text:p text:style-name="P40"><text:s/>10</text:p>
          </text:deletion>
        </text:changed-region>
        <text:changed-region text:id="ct21546992">
          <text:deletion>
            <office:change-info>
              <dc:creator>Johnny Willemsen</dc:creator>
              <dc:date>2010-08-17T10:44:00</dc:date>
            </office:change-info>
            <text:p text:style-name="P40">08 </text:p>
          </text:deletion>
        </text:changed-region>
        <text:changed-region text:id="ct21630768">
          <text:insertion>
            <office:change-info>
              <dc:creator>Johnny Willemsen</dc:creator>
              <dc:date>2010-08-17T10:44:00</dc:date>
            </office:change-info>
          </text:insertion>
        </text:changed-region>
        <text:changed-region text:id="ct21630432">
          <text:deletion>
            <office:change-info>
              <dc:creator>Johnny Willemsen</dc:creator>
              <dc:date>2010-08-17T10:44:00</dc:date>
            </office:change-info>
            <text:p text:style-name="P40">08</text:p>
          </text:deletion>
        </text:changed-region>
        <text:changed-region text:id="ct21631520">
          <text:insertion>
            <office:change-info>
              <dc:creator>Johnny Willemsen</dc:creator>
              <dc:date>2010-08-17T10:44:00</dc:date>
            </office:change-info>
          </text:insertion>
        </text:changed-region>
        <text:changed-region text:id="ct21546432">
          <text:deletion>
            <office:change-info>
              <dc:creator>Johnny Willemsen</dc:creator>
              <dc:date>2010-08-17T10:44:00</dc:date>
            </office:change-info>
            <text:p text:style-name="P40">08</text:p>
          </text:deletion>
        </text:changed-region>
        <text:changed-region text:id="ct21632208">
          <text:insertion>
            <office:change-info>
              <dc:creator>Johnny Willemsen</dc:creator>
              <dc:date>2010-08-17T10:44:00</dc:date>
            </office:change-info>
          </text:insertion>
        </text:changed-region>
        <text:changed-region text:id="ct21271696">
          <text:deletion>
            <office:change-info>
              <dc:creator>Johnny Willemsen</dc:creator>
              <dc:date>2010-08-17T10:44:00</dc:date>
            </office:change-info>
            <text:p text:style-name="P40">08</text:p>
          </text:deletion>
        </text:changed-region>
        <text:changed-region text:id="ct21632896">
          <text:insertion>
            <office:change-info>
              <dc:creator>Johnny Willemsen</dc:creator>
              <dc:date>2010-08-17T10:44:00</dc:date>
            </office:change-info>
          </text:insertion>
        </text:changed-region>
        <text:changed-region text:id="ct21634720">
          <text:insertion>
            <office:change-info>
              <dc:creator>Johnny Willemsen</dc:creator>
              <dc:date>2010-08-17T10:44:00</dc:date>
            </office:change-info>
          </text:insertion>
        </text:changed-region>
        <text:changed-region text:id="ct21633920">
          <text:deletion>
            <office:change-info>
              <dc:creator>Johnny Willemsen</dc:creator>
              <dc:date>2010-08-17T10:44:00</dc:date>
            </office:change-info>
            <text:p text:style-name="P40">08</text:p>
          </text:deletion>
        </text:changed-region>
        <text:changed-region text:id="ct21633088">
          <text:insertion>
            <office:change-info>
              <dc:creator>Johnny Willemsen</dc:creator>
              <dc:date>2010-08-17T10:44:00</dc:date>
            </office:change-info>
          </text:insertion>
        </text:changed-region>
        <text:changed-region text:id="ct21544480">
          <text:deletion>
            <office:change-info>
              <dc:creator>Johnny Willemsen</dc:creator>
              <dc:date>2010-08-17T10:44:00</dc:date>
            </office:change-info>
            <text:p text:style-name="P40">09</text:p>
          </text:deletion>
        </text:changed-region>
        <text:changed-region text:id="ct21635616">
          <text:insertion>
            <office:change-info>
              <dc:creator>Johnny Willemsen</dc:creator>
              <dc:date>2010-08-17T10:44:00</dc:date>
            </office:change-info>
          </text:insertion>
        </text:changed-region>
        <text:changed-region text:id="ct21684064">
          <text:deletion>
            <office:change-info>
              <dc:creator>Johnny Willemsen</dc:creator>
              <dc:date>2010-08-23T16:53:00</dc:date>
            </office:change-info>
            <text:list xml:id="list1366734334" text:style-name="L1">
              <text:list-item>
                <text:p text:style-name="P41">Standard C++ Language ISO/IEC 14882:1998(E)</text:p>
              </text:list-item>
              <text:list-item>
                <text:p text:style-name="P41"/>
              </text:list-item>
            </text:list>
          </text:deletion>
        </text:changed-region>
        <text:changed-region text:id="ct21971024">
          <text:deletion>
            <office:change-info>
              <dc:creator>Johnny Willemsen</dc:creator>
              <dc:date>2010-08-17T10:44:00</dc:date>
            </office:change-info>
            <text:list xml:id="list1599226184" text:continue-numbering="true" text:style-name="L1">
              <text:list-item>
                <text:p text:style-name="P41">The Data-Distribution Service for Real-Time Systems specification version 1.2 <text:a xlink:type="simple" xlink:href="http://www.omg.org/cgi-bin/doc?formal/07-01-01">http://www.omg.org/cgi-bin/doc?formal/07-01-01</text:a></text:p>
              </text:list-item>
            </text:list>
          </text:deletion>
        </text:changed-region>
        <text:changed-region text:id="ct21686864">
          <text:deletion>
            <office:change-info>
              <dc:creator>Johnny Willemsen</dc:creator>
              <dc:date>2010-08-23T20:49:00</dc:date>
            </office:change-info>
            <text:list xml:id="list2026946773" text:continue-numbering="true" text:style-name="L1">
              <text:list-item>
                <text:p text:style-name="P41"><text:span text:style-name="T23"/></text:p>
              </text:list-item>
              <text:list-item>
                <text:p text:style-name="P41"><text:span text:style-name="T23"/></text:p>
              </text:list-item>
            </text:list>
          </text:deletion>
        </text:changed-region>
        <text:changed-region text:id="ct21972272">
          <text:insertion>
            <office:change-info>
              <dc:creator>Johnny Willemsen</dc:creator>
              <dc:date>2010-08-05T15:10:00</dc:date>
            </office:change-info>
          </text:insertion>
        </text:changed-region>
        <text:changed-region text:id="ct21570912">
          <text:format-change>
            <office:change-info>
              <dc:creator>Johnny Willemsen</dc:creator>
              <dc:date>2010-08-23T20:50:00</dc:date>
            </office:change-info>
          </text:format-change>
        </text:changed-region>
        <text:changed-region text:id="ct21577072">
          <text:insertion>
            <office:change-info>
              <dc:creator>Johnny Willemsen</dc:creator>
              <dc:date>2010-08-23T20:50:00</dc:date>
            </office:change-info>
          </text:insertion>
        </text:changed-region>
        <text:changed-region text:id="ct22207600">
          <text:insertion>
            <office:change-info>
              <dc:creator>Johnny Willemsen</dc:creator>
              <dc:date>2010-10-27T10:27:00</dc:date>
            </office:change-info>
          </text:insertion>
        </text:changed-region>
        <text:changed-region text:id="ct21777536">
          <text:deletion>
            <office:change-info>
              <dc:creator>Johnny Willemsen</dc:creator>
              <dc:date>2010-10-20T12:07:00</dc:date>
            </office:change-info>
            <text:h text:style-name="Heading_20_1" text:outline-level="1"/>
            <text:p text:style-name="Body"/>
          </text:deletion>
        </text:changed-region>
        <text:changed-region text:id="ct19465840">
          <text:deletion>
            <office:change-info>
              <dc:creator>Johnny Willemsen</dc:creator>
              <dc:date>2010-10-20T12:07:00</dc:date>
            </office:change-info>
            <text:p text:style-name="Body">are</text:p>
          </text:deletion>
        </text:changed-region>
        <text:changed-region text:id="ct20388064">
          <text:insertion>
            <office:change-info>
              <dc:creator>Johnny Willemsen</dc:creator>
              <dc:date>2010-10-20T12:07:00</dc:date>
            </office:change-info>
          </text:insertion>
        </text:changed-region>
        <text:changed-region text:id="ct21542544">
          <text:deletion>
            <office:change-info>
              <dc:creator>Johnny Willemsen</dc:creator>
              <dc:date>2010-10-20T12:07:00</dc:date>
            </office:change-info>
            <text:p text:style-name="P42">[ATC] Air Traffic Control Specification, <text:a xlink:type="simple" xlink:href="http://www.omg.org/technology/documents/formal/air_traffic_control.htm"><text:span text:style-name="Internet_20_link"><text:span text:style-name="T8">http://www.omg.org/technology/documents/formal/air_traffic_control.htm</text:span></text:span></text:a></text:p>
            <text:p text:style-name="P42"><text:span text:style-name="Internet_20_link"><text:span text:style-name="T8"/></text:span></text:p>
          </text:deletion>
        </text:changed-region>
        <text:changed-region text:id="ct21635056">
          <text:deletion>
            <office:change-info>
              <dc:creator>Johnny Willemsen</dc:creator>
              <dc:date>2010-10-20T12:07:00</dc:date>
            </office:change-info>
            <text:p text:style-name="P42">[CWM] Common Warehouse Metamodel Specification, <text:a xlink:type="simple" xlink:href="http://www.omg.org/technology/documents/formal/cwm.htm"><text:span text:style-name="Internet_20_link"><text:span text:style-name="T8">http://www.omg.org/technology/documents/formal/cwm.htm</text:span></text:span></text:a></text:p>
            <text:p text:style-name="P42">[DAIS] Data Acquisition from Industrial Systems, <text:a xlink:type="simple" xlink:href="http://www.omg.org/technology/documents/formal/dais.htm"><text:span text:style-name="Internet_20_link"><text:span text:style-name="T14">http://www.omg.org/technology/documents/formal/dais.htm</text:span></text:span></text:a> </text:p>
            <text:p text:style-name="P42"><text:span text:style-name="Internet_20_link"><text:span text:style-name="T8"/></text:span></text:p>
          </text:deletion>
        </text:changed-region>
        <text:changed-region text:id="ct21576640">
          <text:deletion>
            <office:change-info>
              <dc:creator>Johnny Willemsen</dc:creator>
              <dc:date>2010-10-20T12:07:00</dc:date>
            </office:change-info>
            <text:p text:style-name="P42">[GE] Gene Expression<text:span text:style-name="T9">, </text:span><text:a xlink:type="simple" xlink:href="http://www.omg.org/technology/documents/formal/gene_expression.htm"><text:span text:style-name="Internet_20_link"><text:span text:style-name="T14">http://www.omg.org/technology/documents/formal/gene_expression.htm</text:span></text:span></text:a><text:span text:style-name="T9"> </text:span></text:p>
            <text:p text:style-name="P42">[GLS] General Ledger Specification ,<text:span text:style-name="T9"> </text:span><text:a xlink:type="simple" xlink:href="http://www.omg.org/technology/documents/formal/gen_ledger.htm"><text:span text:style-name="Internet_20_link"><text:span text:style-name="T8">http://www.omg.org/technology/documents/formal/gen_ledger.htm</text:span></text:span></text:a></text:p>
            <text:p text:style-name="P42"><text:span text:style-name="T9"/></text:p>
          </text:deletion>
        </text:changed-region>
        <text:changed-region text:id="ct21680624">
          <text:deletion>
            <office:change-info>
              <dc:creator>Johnny Willemsen</dc:creator>
              <dc:date>2010-10-20T12:07:00</dc:date>
            </office:change-info>
            <text:p text:style-name="P42"><text:span text:style-name="T24">[MQS] “MQSeries Primer”, </text:span><text:a xlink:type="simple" xlink:href="http://www.redbooks.ibm.com/redpapers/pdfs/redp0021.pdf"><text:span text:style-name="Internet_20_link"><text:span text:style-name="T25">http://www.redbooks.ibm.com/redpapers/pdfs/redp0021.pdf</text:span></text:span></text:a><text:span text:style-name="T24"> </text:span></text:p>
            <text:p text:style-name="P42"><text:span text:style-name="T24"/></text:p>
          </text:deletion>
        </text:changed-region>
        <text:changed-region text:id="ct20909536">
          <text:deletion>
            <office:change-info>
              <dc:creator>Johnny Willemsen</dc:creator>
              <dc:date>2010-10-20T12:07:00</dc:date>
            </office:change-info>
            <text:p text:style-name="P42">[OTS] Transaction Service, <text:a xlink:type="simple" xlink:href="http://www.omg.org/technology/documents/formal/transaction_service.htm"><text:span text:style-name="Internet_20_link"><text:span text:style-name="T8">http://www.omg.org/technology/documents/formal/transaction_service.htm</text:span></text:span></text:a></text:p>
            <text:p text:style-name="P42"><text:span text:style-name="Internet_20_link"><text:span text:style-name="T8"/></text:span></text:p>
          </text:deletion>
        </text:changed-region>
        <text:changed-region text:id="ct21721920">
          <text:deletion>
            <office:change-info>
              <dc:creator>Johnny Willemsen</dc:creator>
              <dc:date>2010-10-20T12:07:00</dc:date>
            </office:change-info>
            <text:p text:style-name="P42">[PIDS] Personal Identification Service,<text:span text:style-name="T9"> </text:span><text:a xlink:type="simple" xlink:href="http://www.omg.org/technology/documents/formal/person_identification_service.htm"><text:span text:style-name="Internet_20_link"><text:span text:style-name="T8">http://www.omg.org/technology/documents/formal/person_identification_service.htm</text:span></text:span></text:a></text:p>
            <text:p text:style-name="P42">[RAD] Resource Access Decision Facility, <text:a xlink:type="simple" xlink:href="http://www.omg.org/technology/documents/formal/resource_access_decision.htm"><text:span text:style-name="Internet_20_link"><text:span text:style-name="T14">http://www.omg.org/technology/documents/formal/resource_access_decision.htm</text:span></text:span></text:a> </text:p>
            <text:p text:style-name="P42"><text:span text:style-name="Internet_20_link"><text:span text:style-name="T8"/></text:span></text:p>
          </text:deletion>
        </text:changed-region>
        <text:changed-region text:id="ct20909104">
          <text:deletion>
            <office:change-info>
              <dc:creator>Johnny Willemsen</dc:creator>
              <dc:date>2010-10-20T12:07:00</dc:date>
            </office:change-info>
            <text:p text:style-name="P42">[SEC] CORBA Security Service, <text:a xlink:type="simple" xlink:href="http://www.omg.org/technology/documents/formal/security_service.htm"><text:span text:style-name="Internet_20_link"><text:span text:style-name="T8">http://www.omg.org/technology/documents/formal/security_service.htm</text:span></text:span></text:a></text:p>
            <text:p text:style-name="P42">[TOS] Trading Object Service, <text:a xlink:type="simple" xlink:href="http://www.omg.org/technology/documents/formal/trading_object_service.htm"><text:span text:style-name="Internet_20_link"><text:span text:style-name="T8">http://www.omg.org/technology/documents/formal/trading_object_service.htm</text:span></text:span></text:a></text:p>
            <text:p text:style-name="P42"><text:span text:style-name="Internet_20_link"><text:span text:style-name="T8"/></text:span></text:p>
          </text:deletion>
        </text:changed-region>
        <text:changed-region text:id="ct21727792">
          <text:deletion>
            <office:change-info>
              <dc:creator>Johnny Willemsen</dc:creator>
              <dc:date>2010-10-20T12:07:00</dc:date>
            </office:change-info>
            <text:p text:style-name="P42"/>
            <text:p text:style-name="P42"/>
          </text:deletion>
        </text:changed-region>
        <text:changed-region text:id="ct21726704">
          <text:deletion>
            <office:change-info>
              <dc:creator>Johnny Willemsen</dc:creator>
              <dc:date>2010-08-23T20:50:00</dc:date>
            </office:change-info>
            <text:p text:style-name="Body"/>
            <text:p text:style-name="P43"/>
            <text:p text:style-name="P44"/>
            <text:p text:style-name="P43"/>
            <text:p text:style-name="P43"/>
            <text:p text:style-name="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text:line-break/>Object Management Group</text:p>
      <text:p text:style-name="New"><text:line-break/>140 Kendrick Street, Building A, Suite 300,</text:p>
      <text:p text:style-name="P47">Needham, MA 02494 USA</text:p>
      <text:p text:style-name="P47"><text:s/><text:tab/><text:tab/><text:tab/></text:p>
      <text:p text:style-name="New">Telephone: +1-781-444-0404</text:p>
      <text:p text:style-name="New">Facsimile: +1-781-444-0320</text:p>
      <text:p text:style-name="P1"><text:line-break/><text:change text:change-id="ct21352560"/>Request For Proposal</text:p>
      <text:p text:style-name="P1"><text:change text:change-id="ct21322544"/><text:change-start text:change-id="ct7772832"/><text:span text:style-name="T1">IDL to</text:span><text:change-end text:change-id="ct7772832"/> C++<text:change-start text:change-id="ct21323824"/><text:span text:style-name="T1">0x</text:span><text:change-end text:change-id="ct21323824"/> Language <text:change text:change-id="ct21324240"/><text:change text:change-id="ct21324016"/><text:change-start text:change-id="ct21332736"/><text:span text:style-name="T67">Mapping</text:span><text:change-end text:change-id="ct21332736"/></text:p>
      <text:p text:style-name="New">OMG Document: mars/20<text:change-start text:change-id="ct21351968"/><text:span text:style-name="T1">10</text:span><text:change-end text:change-id="ct21351968"/><text:change text:change-id="ct21333712"/>-<text:change text:change-id="ct21332928"/>-<text:change text:change-id="ct7773120"/><text:line-break/><text:line-break/><text:span text:style-name="T2">Letters of Intent due: </text:span><text:change text:change-id="ct20548496"/><text:change-start text:change-id="ct20549200"/><text:span text:style-name="T3">March</text:span><text:change-end text:change-id="ct20549200"/><text:change text:change-id="ct20549392"/><text:span text:style-name="T2">, 20</text:span><text:change text:change-id="ct21383376"/><text:change-start text:change-id="ct21384256"/><text:span text:style-name="T3">11</text:span><text:change-end text:change-id="ct21384256"/></text:p>
      <text:p text:style-name="P2">Submissions due: <text:change text:change-id="ct20548240"/><text:change-start text:change-id="ct21194400"/><text:span text:style-name="T4">August</text:span><text:change-end text:change-id="ct21194400"/><text:change text:change-id="ct20549936"/>, 20<text:change text:change-id="ct21324896"/><text:change-start text:change-id="ct20548688"/><text:span text:style-name="T4">11</text:span><text:change-end text:change-id="ct20548688"/></text:p>
      <text:p text:style-name="Small_20_Heading"><text:tab/>Objective of this RFP</text:p>
      <text:p text:style-name="Body"><text:change-start text:change-id="ct21383568"/><text:span text:style-name="T1">The </text:span><text:change-end text:change-id="ct21383568"/><text:change-start text:change-id="ct21384848"/><text:span text:style-name="T1">current </text:span><text:change-end text:change-id="ct21384848"/><text:change-start text:change-id="ct21385840"/><text:span text:style-name="T1">OMG </text:span><text:change-end text:change-id="ct21385840"/><text:change text:change-id="ct21385296"/><text:change-start text:change-id="ct21386816"/><text:span text:style-name="T1">IDL to C++ mapping </text:span><text:change-end text:change-id="ct21386816"/><text:change text:change-id="ct21387008"/><text:change-start text:change-id="ct21387744"/><text:span text:style-name="T1">has many pitfalls. </text:span><text:change-end text:change-id="ct21387744"/><text:change-start text:change-id="ct21389152"/><text:span text:style-name="T1">The C++ community </text:span><text:change-end text:change-id="ct21389152"/><text:change text:change-id="ct21389344"/><text:change-start text:change-id="ct21391696"/><text:span text:style-name="T1">has tentatively adopted</text:span><text:change-end text:change-id="ct21391696"/><text:change-start text:change-id="ct21393120"/><text:span text:style-name="T1"> a new </text:span><text:change-end text:change-id="ct21393120"/><text:change-start text:change-id="ct21394576"/><text:span text:style-name="T1">draft ISO </text:span><text:change-end text:change-id="ct21394576"/><text:change-start text:change-id="ct21395504"/><text:span text:style-name="T1">C++ standard which has C++0x as</text:span><text:change-end text:change-id="ct21395504"/><text:change-start text:change-id="ct21387232"/><text:span text:style-name="T1"> its</text:span><text:change-end text:change-id="ct21387232"/><text:change-start text:change-id="ct21401216"/><text:span text:style-name="T1"> unofficial name. This new C++ standard adds several features t</text:span><text:span text:style-name="T62">o</text:span><text:span text:style-name="T1"> the C++ programming language which should make it possible to </text:span><text:change-end text:change-id="ct21401216"/><text:change-start text:change-id="ct20586640"/><text:span text:style-name="T1">create a </text:span><text:change-end text:change-id="ct20586640"/><text:change text:change-id="ct21400128"/><text:change-start text:change-id="ct22125024"/><text:span text:style-name="T1">modern</text:span><text:change-end text:change-id="ct22125024"/><text:change-start text:change-id="ct21437120"/><text:span text:style-name="T1"> mapping that </text:span><text:change-end text:change-id="ct21437120"/><text:change text:change-id="ct21437312"/><text:change-start text:change-id="ct21404096"/><text:span text:style-name="T1">is more robust and</text:span><text:change-end text:change-id="ct21404096"/><text:change-start text:change-id="ct21193040"/><text:span text:style-name="T1"> easier to use.</text:span></text:p>
      <text:p text:style-name="Body"><text:change-end text:change-id="ct21193040"/><text:change text:change-id="ct21391888"/><text:change text:change-id="ct21385584"/><text:change-start text:change-id="ct21396384"/><text:span text:style-name="T1">This RFP solicits</text:span><text:change-end text:change-id="ct21396384"/><text:change-start text:change-id="ct21400336"/><text:span text:style-name="T1"> proposals for a </text:span><text:change-end text:change-id="ct21400336"/><text:change-start text:change-id="ct21437536"/><text:span text:style-name="T1">totally </text:span><text:change-end text:change-id="ct21437536"/><text:change-start text:change-id="ct20548880"/><text:span text:style-name="T1">new</text:span><text:change-end text:change-id="ct20548880"/><text:change-start text:change-id="ct21393312"/><text:span text:style-name="T1"> </text:span><text:change-end text:change-id="ct21393312"/><text:change text:change-id="ct21400704"/><text:change-start text:change-id="ct21403728"/><text:span text:style-name="T1">mapping for</text:span><text:change-end text:change-id="ct21403728"/><text:change-start text:change-id="ct21387456"/><text:span text:style-name="T1"> IDL to C++0x</text:span><text:change-end text:change-id="ct21387456"/><text:change text:change-id="ct21398032"/><text:change-start text:change-id="ct21390704"/><text:span text:style-name="T1">. </text:span><text:change-end text:change-id="ct21390704"/><text:change-start text:change-id="ct21385040"/><text:span text:style-name="T1">It is not a solicitation to modify the existing IDL to C++ mapping. <text:s/>The </text:span><text:change-end text:change-id="ct21385040"/><text:change text:change-id="ct21437952"/><text:change-start text:change-id="ct20209088"/><text:span text:style-name="T1">existing mapping </text:span><text:change-end text:change-id="ct20209088"/><text:change-start text:change-id="ct21003584"/><text:span text:style-name="T75">is kept </text:span><text:change-end text:change-id="ct21003584"/><text:change-start text:change-id="ct20550128"/><text:span text:style-name="T1">intact and unmodified</text:span><text:change-end text:change-id="ct20550128"/><text:change text:change-id="ct22883648"/><text:change-start text:change-id="ct21391152"/><text:span text:style-name="T1">.</text:span><text:change-end text:change-id="ct21391152"/></text:p>
      <text:p text:style-name="Body"><text:change text:change-id="ct19316640"/>For further details, see Chapter 6 of this document.</text:p>
      <text:h text:style-name="Heading_20_1" text:outline-level="1">Introduction</text:h>
      <text:h text:style-name="Heading_20_2" text:outline-level="2">Goals of OMG</text:h>
      <text:p text:style-name="Body">The Object Management Group (OMG) is the world's largest software consortium with an international membership of vendors, developers, and end users. Established in 1989, its mission is to help computer users solve enterprise <text:soft-page-break/>integration problems by supplying open, vendor-neutral portability, interoperability and reusability specifications based on Model Driven Architecture (MDA). MDA defines an approach to IT system specification that separates the specification of system functionality from the specification of the implementation of that functionality on a specific technology platform, and provides a set of guidelines for structuring specifications expressed as models. OMG has established numerous widely used standards such as OMG IDL[IDL], CORBA[CORBA], Realtime CORBA [CORBA], GIOP/IIOP[CORBA], UML[UML], MOF[MOF], XMI[XMI] and CWM[CWM] to name a few significant ones.</text:p>
      <text:h text:style-name="Heading_20_2" text:outline-level="2">Organization of this document</text:h>
      <text:p text:style-name="Body">The remainder of this document is organized as follows:</text:p>
      <text:p text:style-name="Body">Chapter 2 - <text:span text:style-name="T10">Architectural</text:span> <text:span text:style-name="T10">Context </text:span>- background information on OMG’s Model Driven Architecture. </text:p>
      <text:p text:style-name="Body">Chapter 3 - <text:span text:style-name="T10">Adoption Process </text:span>- background information on the OMG specification adoption process.</text:p>
      <text:p text:style-name="Body">Chapter 4 - <text:span text:style-name="T10">Instructions for Submitters </text:span>- explanation of how to make a submission to this RFP.</text:p>
      <text:p text:style-name="Body">Chapter 5 - <text:span text:style-name="T10">General Requirements</text:span> <text:span text:style-name="T10">on Proposals </text:span>- requirements and evaluation criteria that apply to all proposals submitted to OMG.</text:p>
      <text:p text:style-name="Body">Chapter 6 - <text:span text:style-name="T10">Specific Requirements</text:span> <text:span text:style-name="T10">on Proposals </text:span>- problem statement, scope of proposals sought, requirements and optional features, issues to be discussed, evaluation criteria, and timetable that apply specifically to this RFP. </text:p>
      <text:p text:style-name="P3"><text:change text:change-id="ct20609648"/><text:change-start text:change-id="ct139754210431472"/>Appendix A – <text:span text:style-name="T8">References and Glossary Specific to this RFP</text:span><text:change-end text:change-id="ct139754210431472"/></text:p>
      <text:p text:style-name="P3"><text:change text:change-id="ct30500160"/><text:change-start text:change-id="ct139754223899040"/>Appendix B – General References and Glossary<text:change-end text:change-id="ct139754223899040"/></text:p>
      <text:p text:style-name="P51"/>
      <text:h text:style-name="Heading_20_2" text:outline-level="2">Conventions</text:h>
      <text:p text:style-name="P55">The key words "<text:span text:style-name="T2">must</text:span>", "<text:span text:style-name="T2">must not</text:span>", "<text:span text:style-name="T2">required</text:span>", "<text:span text:style-name="T2">shall</text:span>", "<text:span text:style-name="T2">shall not</text:span>", "<text:span text:style-name="T2">should</text:span>", "<text:span text:style-name="T2">should not</text:span>", "<text:span text:style-name="T2">recommended</text:span>", <text:s/>"<text:span text:style-name="T2">may</text:span>", and "<text:span text:style-name="T2">optional</text:span>" in this document are to be interpreted as described in RFC 2119 [RFC2119].</text:p>
      <text:h text:style-name="Heading_20_2" text:outline-level="2"><text:soft-page-break/>Contact Information</text:h>
      <text:p text:style-name="Body">Questions related to the OMG’s technology adoption process may be directed to <text:a xlink:type="simple" xlink:href="mailto:omg-process@omg.org"><text:span text:style-name="Internet_20_link"><text:span text:style-name="T8">omg-process@omg.org</text:span></text:span></text:a>. General questions about this RFP may be sent to <text:a xlink:type="simple" xlink:href="mailto:responses@omg.org"><text:span text:style-name="Internet_20_link"><text:span text:style-name="T8">responses@omg.org</text:span></text:span></text:a>.</text:p>
      <text:p text:style-name="Body">OMG documents (and information about the OMG in general) can be obtained from the OMG’s web site <text:span text:style-name="T8">(</text:span><text:a xlink:type="simple" xlink:href="http://www.omg.org/"><text:span text:style-name="Internet_20_link"><text:span text:style-name="T8">http://www.omg.org/</text:span></text:span></text:a>). OMG documents may also be obtained by contacting OMG at <text:a xlink:type="simple" xlink:href="mailto:documents@omg.org"><text:span text:style-name="Internet_20_link"><text:span text:style-name="T8">documents@omg.org</text:span></text:span></text:a>. Templates for RFPs (this document) and other standard OMG documents can be found at the OMG <text:span text:style-name="T8">Template Downloads Page</text:span> at <text:a xlink:type="simple" xlink:href="http://www.omg.org/technology/template_download.htm"><text:span text:style-name="Internet_20_link"><text:span text:style-name="T38">http://www.omg.org/technology/template_download.htm</text:span></text:span></text:a></text:p>
      <text:h text:style-name="Heading_20_1" text:outline-level="1">Architectural Context</text:h>
      <text:p text:style-name="P4"><text:change-start text:change-id="ct139754222962896"/><text:change-start text:change-id="ct21437728"/>&lt;RFP writers shall not change this section&gt;<text:change-end text:change-id="ct139754222962896"/><text:change-end text:change-id="ct21437728"/><text:change text:change-id="ct21322944"/></text:p>
      <text:h text:style-name="Heading_20_1" text:outline-level="1">Adoption Process</text:h>
      <text:p text:style-name="P4"><text:change-start text:change-id="ct139754211842800"/><text:change-start text:change-id="ct20927856"/>&lt;RFP writers shall not change this section&gt;<text:change-end text:change-id="ct139754211842800"/><text:change-end text:change-id="ct20927856"/><text:change-start text:change-id="ct21439376"/></text:p>
      <text:h text:style-name="Heading_20_1" text:outline-level="1"><text:change-end text:change-id="ct21439376"/><text:change text:change-id="ct22879248"/><text:change text:change-id="ct20226144"/><text:change text:change-id="ct22124688"/><text:change-start text:change-id="ct20288448"/>Instructions for Submitters</text:h>
      <text:p text:style-name="P4"><text:change-start text:change-id="ct139754219504592"/>&lt;RFP writers shall not change this section&gt;<text:change-end text:change-id="ct20288448"/><text:change-end text:change-id="ct139754219504592"/></text:p>
      <text:h text:style-name="Heading_20_1" text:outline-level="1">General Requirements on Proposals</text:h>
      <text:p text:style-name="P4"><text:change-start text:change-id="ct139754211845488"/><text:change-start text:change-id="ct21390896"/>&lt;RFP writers shall not change this section&gt;<text:change-end text:change-id="ct139754211845488"/><text:change-end text:change-id="ct21390896"/><text:change text:change-id="ct21400896"/></text:p>
      <text:h text:style-name="P63" text:outline-level="1">Specific Requirements on Proposals</text:h>
      <text:h text:style-name="Heading_20_2" text:outline-level="2">Problem Statement</text:h>
      <text:p text:style-name="Body"><text:change-start text:change-id="ct21396640"/>The OMG has defined mappings from IDL to most programming languages. <text:change-end text:change-id="ct21396640"/><text:change-start text:change-id="ct21440448"/>The most current <text:change-end text:change-id="ct21440448"/><text:change text:change-id="ct20288944"/><text:change-start text:change-id="ct7773312"/>C++ <text:change-end text:change-id="ct7773312"/><text:change-start text:change-id="ct21439776"/>Language Mapping, <text:change-end text:change-id="ct21439776"/><text:change text:change-id="ct21384448"/><text:change-start text:change-id="ct21395696"/><text:span text:style-name="T68">v</text:span><text:change-end text:change-id="ct21395696"/><text:change-start text:change-id="ct21395888"/>ersion <text:change-end text:change-id="ct21395888"/><text:change text:change-id="ct21393504"/><text:change-start text:change-id="ct21393696"/>1.2 <text:change-end text:change-id="ct21393696"/><text:change text:change-id="ct21442560"/><text:change text:change-id="ct21394960"/><text:change text:change-id="ct21394768"/><text:change-start text:change-id="ct21398224"/>(formal/2008-01-09)<text:change-end text:change-id="ct21398224"/><text:change text:change-id="ct21399584"/><text:change-start text:change-id="ct21399776"/> mapping<text:change-end text:change-id="ct21399776"/><text:change-start text:change-id="ct21386032"/> has<text:change-end text:change-id="ct21386032"/><text:change text:change-id="ct21399024"/><text:change-start text:change-id="ct21398688"/> many pitfalls and is hard to use, especially for <text:change-end text:change-id="ct21398688"/><text:change text:change-id="ct21392512"/><text:change-start text:change-id="ct21392704"/>C++ programmers<text:change-end text:change-id="ct21392704"/><text:change-start text:change-id="ct21392080"/> who are familiar with <text:change-end text:change-id="ct21392080"/><text:change text:change-id="ct21392272"/><text:change-start text:change-id="ct21756912"/>modern<text:change-end text:change-id="ct21756912"/><text:change-start text:change-id="ct21442752"/> C++ libraries <text:change-end text:change-id="ct21442752"/><text:change text:change-id="ct21751584"/><text:change-start text:change-id="ct21757360"/>such as the<text:change-end text:change-id="ct21757360"/><text:change-start text:change-id="ct21757552"/> STL.<text:change-end text:change-id="ct21757552"/><text:change text:change-id="ct21757744"/><text:change-start text:change-id="ct21752352"/> <text:change-end text:change-id="ct21752352"/><text:change text:change-id="ct21752544"/><text:change-start text:change-id="ct22068752"/>For instance, memory management is complicated, unnatural to established C++ usage patterns, and requires the memorization of numerous esoteric rules. <text:s/>Types are not self-managing and do not leverage modern C++ containers.</text:p>
      <text:p text:style-name="Body"><text:change-end text:change-id="ct22068752"/><text:change text:change-id="ct20364944"/><text:change-start text:change-id="ct20685840"/><text:span text:style-name="T17">The </text:span><text:change-end text:change-id="ct20685840"/><text:change-start text:change-id="ct21752992"/><text:span text:style-name="T17">ISO </text:span><text:change-end text:change-id="ct21752992"/><text:change-start text:change-id="ct21754080"/><text:span text:style-name="T17">C++ standards </text:span><text:span text:style-name="T49">committee</text:span><text:span text:style-name="T17"> </text:span><text:change-end text:change-id="ct21754080"/><text:change text:change-id="ct21753184"/><text:change-start text:change-id="ct21791968"/><text:span text:style-name="T17">has drafted a</text:span><text:change-end text:change-id="ct21791968"/><text:change-start text:change-id="ct20685056"/><text:span text:style-name="T17"> revised C++ standard which unofficially is called C++0x. This revised standard includes several additions to the core language and will extend the C++ standard library.</text:span></text:p>
      <text:p text:style-name="Body"><text:change-end text:change-id="ct20685056"/><text:change text:change-id="ct20365776"/><text:change text:change-id="ct20362720"/><text:change-start text:change-id="ct21333296"/>The intent of this RFP is to solicit inputs<text:change-end text:change-id="ct21333296"/><text:change text:change-id="ct20645472"/><text:change text:change-id="ct21791168"/><text:change-start text:change-id="ct21752736"/> <text:change-end text:change-id="ct21752736"/><text:change-start text:change-id="ct21401408"/>for<text:change-end text:change-id="ct21401408"/><text:change-start text:change-id="ct21792160"/> defining<text:change-end text:change-id="ct21792160"/><text:change-start text:change-id="ct21789888"/> a new IDL to C++0x language mapping which can be used together with C++0x to implement applications.<text:change-end text:change-id="ct21789888"/></text:p>
      <text:h text:style-name="Heading_20_2" text:outline-level="2">Scope of Proposals Sought</text:h>
      <text:p text:style-name="Body"><text:change-start text:change-id="ct20685648"/><text:span text:style-name="T17">The new IDL to C++0x language mapping </text:span><text:change-end text:change-id="ct20685648"/><text:change text:change-id="ct20311424"/><text:change-start text:change-id="ct20534064"/><text:span text:style-name="T17">should</text:span><text:change-end text:change-id="ct20534064"/><text:change-start text:change-id="ct21793680"/><text:span text:style-name="T17"> </text:span><text:change-end text:change-id="ct21793680"/><text:change text:change-id="ct21751776"/><text:change-start text:change-id="ct21794736"/><text:span text:style-name="T17">meet the following important </text:span><text:change-end text:change-id="ct21794736"/><text:change-start text:change-id="ct21441888"/><text:span text:style-name="T17">goals and characteristics.</text:span><text:change-end text:change-id="ct21441888"/></text:p>
      <text:list xml:id="list1966739806" text:continue-list="list635077235" text:style-name="WW8Num15">
        <text:list-item>
          <text:p text:style-name="P33"><text:change text:change-id="ct21791696"/><text:change text:change-id="ct21791504"/><text:change text:change-id="ct21752160"/><text:change text:change-id="ct21751968"/><text:change-start text:change-id="ct21790464"/><text:span text:style-name="T18">The new mapping should b</text:span><text:change-end text:change-id="ct21790464"/><text:change-start text:change-id="ct21821776"/><text:span text:style-name="T18">e functionally equivalent to the existing</text:span><text:change-end text:change-id="ct21821776"/><text:change-start text:change-id="ct21822592"/><text:span text:style-name="T18"> IDL to C</text:span><text:change-end text:change-id="ct21822592"/><text:change-start text:change-id="ct21823536"/><text:span text:style-name="T18">++</text:span><text:change-end text:change-id="ct21823536"/><text:change-start text:change-id="ct21824576"/><text:span text:style-name="T18"> </text:span><text:change-end text:change-id="ct21824576"/><text:change text:change-id="ct21824768"/><text:change text:change-id="ct21794160"/><text:change-start text:change-id="ct21834736"/><text:span text:style-name="T49">mapping</text:span><text:change-end text:change-id="ct21834736"/><text:change-start text:change-id="ct21835776"/><text:span text:style-name="T18">.</text:span><text:change-end text:change-id="ct21835776"/> <text:change-start text:change-id="ct21836768"/><text:span text:style-name="T18">While the syntax may change, </text:span><text:change-end text:change-id="ct21836768"/><text:change text:change-id="ct21836960"/><text:change-start text:change-id="ct21837952"/><text:span text:style-name="T18">an</text:span><text:change-end text:change-id="ct21837952"/><text:change-start text:change-id="ct21838944"/><text:span text:style-name="T18"> application should be able to </text:span><text:change-end text:change-id="ct21838944"/><text:change text:change-id="ct21839136"/><text:change-start text:change-id="ct21849344"/><text:span text:style-name="T18">implement functionality identical to that which ca</text:span><text:change-end text:change-id="ct21849344"/><text:change-start text:change-id="ct21850480"/><text:span text:style-name="T18">n be achieved with the current IDL to C++ </text:span><text:change-end text:change-id="ct21850480"/><text:change text:change-id="ct21850672"/><text:change text:change-id="ct21838512"/><text:change-start text:change-id="ct21851776"/><text:span text:style-name="T49">mapping</text:span><text:change-end text:change-id="ct21851776"/><text:change-start text:change-id="ct21852912"/><text:span text:style-name="T18">.</text:span><text:change-end text:change-id="ct21852912"/></text:p>
        </text:list-item>
        <text:list-item>
          <text:p text:style-name="P35">Applications programmed using <text:change text:change-id="ct21853872"/><text:change-start text:change-id="ct21854128"/>alternative<text:change-end text:change-id="ct21854128"/> <text:change text:change-id="ct21854560"/><text:change-start text:change-id="ct21854848"/><text:span text:style-name="T17">language map</text:span><text:change-end text:change-id="ct21854848"/><text:change-start text:change-id="ct21864528"/><text:span text:style-name="T17">p</text:span><text:change-end text:change-id="ct21864528"/><text:change-start text:change-id="ct21851216"/><text:span text:style-name="T17">ings</text:span><text:change-end text:change-id="ct21851216"/> should <text:change text:change-id="ct21834928"/><text:change-start text:change-id="ct21837184"/><text:span text:style-name="T63">inter operate</text:span><text:change-end text:change-id="ct21837184"/> transparently<text:change-start text:change-id="ct21850864"/>. <text:change-end text:change-id="ct21850864"/><text:change text:change-id="ct21823120"/><text:change text:change-id="ct21822784"/><text:change-start text:change-id="ct21839776"/>An<text:change-end text:change-id="ct21839776"/> application<text:change-start text:change-id="ct21835264"/> utiliz<text:change-end text:change-id="ct21835264"/><text:change-start text:change-id="ct21849536"/>ing this new <text:change-end text:change-id="ct21849536"/><text:change text:change-id="ct21836256"/><text:change-start text:change-id="ct21821968"/><text:span text:style-name="T66">language mapping</text:span><text:change-end text:change-id="ct21821968"/> <text:change text:change-id="ct21837520"/>should have no awareness, other than informational, of what <text:change text:change-id="ct21824064"/><text:change-start text:change-id="ct21793872"/><text:span text:style-name="T66">language mapping</text:span><text:change-end text:change-id="ct21793872"/> <text:change text:change-id="ct21834272"/><text:change-start text:change-id="ct21853104"/>a<text:change-end text:change-id="ct21853104"/> peer application is using.<text:change text:change-id="ct21753392"/></text:p>
        </text:list-item>
        <text:list-item>
          <text:p text:style-name="P35"><text:change text:change-id="ct21848880"/>The new <text:change text:change-id="ct21822256"/><text:change-start text:change-id="ct21838144"/><text:span text:style-name="T17">language mapping</text:span><text:change-end text:change-id="ct21838144"/> should be designed <text:change text:change-id="ct21852496"/><text:change-start text:change-id="ct21441104"/>to<text:change-end text:change-id="ct21441104"/> co-exist with other technologies<text:change-start text:change-id="ct20414976"/>. <text:change-end text:change-id="ct20414976"/><text:change text:change-id="ct21821200"/><text:change-start text:change-id="ct21823728"/>S<text:change-end text:change-id="ct21823728"/><text:change text:change-id="ct21003328"/>pecifically<text:change-start text:change-id="ct21866000"/>, it<text:change-end text:change-id="ct21866000"/><text:change text:change-id="ct21853472"/> should not interfere with the namespaces used by other OMG specifications, or commonly used packages.<text:change-start text:change-id="ct21821488"/></text:p>
        </text:list-item>
        <text:list-item>
          <text:p text:style-name="P35"><text:change-end text:change-id="ct21821488"/><text:change-start text:change-id="ct21833904"/>The new language mapping must use the new C++0x features<text:change-end text:change-id="ct21833904"/><text:change-start text:change-id="ct21835968"/>.<text:change-end text:change-id="ct21835968"/></text:p>
        </text:list-item>
      </text:list>
      <text:p text:style-name="P56"/>
      <text:p text:style-name="P56"/>
      <text:p text:style-name="P56"/>
      <text:p text:style-name="P56"/>
      <text:h text:style-name="Heading_20_2" text:outline-level="2"><text:soft-page-break/>Relationship to Existing OMG Specifications</text:h>
      <text:p text:style-name="P36"><text:change text:change-id="ct20527296"/><text:change text:change-id="ct20528528"/><text:change-start text:change-id="ct22066816"/><text:span text:style-name="T19">This RFP is related</text:span><text:change-end text:change-id="ct22066816"/><text:change-start text:change-id="ct21753760"/><text:span text:style-name="T19"> to the IDL </text:span><text:change-end text:change-id="ct21753760"/><text:change-start text:change-id="ct21851424"/><text:span text:style-name="T19">specification as defined in chapter 7 of the CORBA v3.1 specification (formal/08-01-04)</text:span><text:change-end text:change-id="ct21851424"/></text:p>
      <text:h text:style-name="Heading_20_2" text:outline-level="2">Related Activities, Documents and Standards</text:h>
      <text:p text:style-name="Body_20_Hidden"><text:change text:change-id="ct21282752"/><text:change-start text:change-id="ct20313664"/><text:span text:style-name="T20">This RFP is related to the Native C++ Language DDS PSM RFP (mars/08-03-04). <text:s/></text:span><text:change-end text:change-id="ct20313664"/><text:change text:change-id="ct20413600"/><text:change-start text:change-id="ct19315152"/><text:span text:style-name="T20">That</text:span><text:change-end text:change-id="ct19315152"/><text:change text:change-id="ct19314768"/><text:change-start text:change-id="ct20201744"/><text:span text:style-name="T20"> RFP asks for a PSM for the </text:span><text:change-end text:change-id="ct20201744"/><text:change-start text:change-id="ct21824256"/><text:span text:style-name="T20">OMG </text:span><text:change-end text:change-id="ct21824256"/><text:change-start text:change-id="ct20529376"/><text:span text:style-name="T20">Data</text:span><text:change-end text:change-id="ct20529376"/><text:change text:change-id="ct20553280"/><text:change-start text:change-id="ct21837712"/><text:span text:style-name="T20"> </text:span><text:change-end text:change-id="ct21837712"/><text:change-start text:change-id="ct21834464"/><text:span text:style-name="T20">Distribution Service that targets the ISO C++ language.</text:span><text:change-end text:change-id="ct21834464"/><text:change text:change-id="ct20521776"/></text:p>
      <text:p text:style-name="P37"><text:change text:change-id="ct21757104"/>For the purposes of this RFP the <text:change text:change-id="ct21790080"/>C++<text:change-start text:change-id="ct20181344"/><text:span text:style-name="T71">0x</text:span><text:change-end text:change-id="ct20181344"/> language standard is defined by the document: <text:change text:change-id="ct20524240"/><text:change-start text:change-id="ct21441296"/>Standard C++0x draft standard <text:span text:style-name="T73">(</text:span><text:change-end text:change-id="ct21441296"/><text:change-start text:change-id="ct21968480"/><text:span text:style-name="T79">http://www.open-std.org/jtc1/sc22/wg21/docs/papers/2010/n3126.pdf</text:span><text:change-end text:change-id="ct21968480"/><text:change-start text:change-id="ct21836448"/><text:span text:style-name="T73">)</text:span><text:change-end text:change-id="ct21836448"/>. This C++<text:change-start text:change-id="ct21790656"/><text:span text:style-name="T71">0x</text:span><text:change-end text:change-id="ct21790656"/> standard will be referred as the “<text:change text:change-id="ct20554384"/><text:change-start text:change-id="ct21866816"/><text:span text:style-name="T71">C++0x</text:span><text:change-end text:change-id="ct21866816"/>” <text:change text:change-id="ct21867808"/>in the remainder of this document.</text:p>
      <text:p text:style-name="Body">There are no known overlaps of this RFP with other specification activities or standard bodies<text:change text:change-id="ct21867552"/><text:change-start text:change-id="ct21794480"/>.</text:p>
      <text:p text:style-name="Body"><text:change-end text:change-id="ct21794480"/><text:change-start text:change-id="ct20551712"/>Douglas C. Schmidt and Steve Vinoski <text:span text:style-name="T72">have published some papers on <text:s/>revising the C++ standard, these can be found online at the links below. They give some ideas about a possible new C++ mapping</text:span><text:change-end text:change-id="ct20551712"/><text:change-start text:change-id="ct21391344"/><text:span text:style-name="T72">.</text:span><text:change-end text:change-id="ct21391344"/><text:change-start text:change-id="ct21487760"/></text:p>
      <text:list xml:id="list1860669400" text:style-name="L2">
        <text:list-item>
          <text:p text:style-name="P58">http://www.ddj.com/dept/cpp/184403757</text:p>
        </text:list-item>
        <text:list-item>
          <text:p text:style-name="P61">http://www.ddj.com/dept/cpp/184403765</text:p>
        </text:list-item>
        <text:list-item>
          <text:p text:style-name="P61">http://www.ddj.com/dept/cpp/184403778</text:p>
        </text:list-item>
      </text:list>
      <text:p text:style-name="P48"><text:change-end text:change-id="ct21487760"/></text:p>
      <text:h text:style-name="Heading_20_2" text:outline-level="2"><text:soft-page-break/>Mandatory Requirements</text:h>
      <text:h text:style-name="Heading_20_3" text:outline-level="3"><text:change-start text:change-id="ct20903440"/><text:span text:style-name="T17">The language mapping should focus on ISO Standard C++</text:span><text:change-end text:change-id="ct20903440"/><text:change-start text:change-id="ct21345024"/><text:span text:style-name="T17">0x proposal [</text:span><text:a xlink:type="simple" xlink:href="http://www.open-std.org/jtc1/sc22/wg21/docs/papers/2010/n3092.pdf"><text:span text:style-name="T17">N3092</text:span></text:a><text:span text:style-name="T17">]</text:span><text:change-end text:change-id="ct21345024"/><text:change text:change-id="ct21296736"/><text:change-start text:change-id="ct21292496"/><text:span text:style-name="T17">.</text:span><text:change-end text:change-id="ct21292496"/></text:h>
      <text:h text:style-name="Heading_20_3" text:outline-level="3"><text:change-start text:change-id="ct21344384"/>The p<text:change-end text:change-id="ct21344384"/><text:change text:change-id="ct21512336"/>roposed <text:change text:change-id="ct21869120"/><text:change-start text:change-id="ct21482208"/><text:span text:style-name="T17">language mapping</text:span><text:change-end text:change-id="ct21482208"/> shall <text:change text:change-id="ct21484208"/><text:change-start text:change-id="ct21792352"/><text:span text:style-name="T74">map</text:span><text:change-end text:change-id="ct21792352"/> the <text:change text:change-id="ct21600672"/><text:change-start text:change-id="ct21515888"/><text:span text:style-name="T17">IDL </text:span><text:change-end text:change-id="ct21515888"/><text:change text:change-id="ct21517232"/><text:change-start text:change-id="ct21601904"/><text:span text:style-name="T74">specification </text:span><text:change-end text:change-id="ct21601904"/>in its entirety and be semantically equivalent to the <text:change text:change-id="ct21602352"/><text:change-start text:change-id="ct21603056"/><text:span text:style-name="T17">ID</text:span><text:change-end text:change-id="ct21603056"/><text:change-start text:change-id="ct21603936"/><text:span text:style-name="T17">L to C++ mapping</text:span><text:change-end text:change-id="ct21603936"/><text:change-start text:change-id="ct21603600"/><text:span text:style-name="T17">.</text:span><text:change-end text:change-id="ct21603600"/></text:h>
      <text:h text:style-name="Heading_20_3" text:outline-level="3">The use of the proposed <text:change text:change-id="ct21785008"/><text:change-start text:change-id="ct21770224"/><text:span text:style-name="T17">language mapping</text:span><text:change-end text:change-id="ct21770224"/> shall have no impact on interoperability (for a single vendor or between vendor products). An application that communicates with another one shall not require any awareness of the <text:change text:change-id="ct21517424"/><text:change-start text:change-id="ct21784576"/><text:span text:style-name="T17">language mapping</text:span><text:change-end text:change-id="ct21784576"/> used by the peer application.</text:h>
      <text:h text:style-name="Heading_20_3" text:outline-level="3">Proposals shall avoid the introduction of new container types and use instead <text:change text:change-id="ct21297376"/><text:change-start text:change-id="ct21783776"/><text:span text:style-name="T69">C++0x</text:span><text:change-end text:change-id="ct21783776"/> standard types<text:change-start text:change-id="ct21345984"/> <text:span text:style-name="T69">and containers</text:span><text:change-end text:change-id="ct21345984"/>, such as, <text:change-start text:change-id="ct21294768"/><text:span text:style-name="T69">bool, </text:span><text:change-end text:change-id="ct21294768"/>std::vector or std::string.</text:h>
      <text:h text:style-name="P39" text:outline-level="3"><text:change text:change-id="ct21600976"/><text:change-start text:change-id="ct21601392"/><text:span text:style-name="T53">All memory should be self-managed, </text:span><text:span text:style-name="T54">t</text:span><text:span text:style-name="T53">his includes CORBA::Object, </text:span><text:span text:style-name="T55">sequences, strings, structures of all types, etc</text:span><text:change-end text:change-id="ct21601392"/><text:change-start text:change-id="ct21604432"/><text:span text:style-name="T55">.</text:span><text:change-end text:change-id="ct21604432"/><text:change-start text:change-id="ct21603248"/></text:h>
      <text:h text:style-name="Heading_20_3" text:outline-level="3">Structs &amp; unions should have useful constructors<text:change-end text:change-id="ct21603248"/><text:change-start text:change-id="ct21284912"/>.<text:change-end text:change-id="ct21284912"/><text:change-start text:change-id="ct21814016"/></text:h>
      <text:h text:style-name="Heading_20_3" text:outline-level="3"><text:span text:style-name="T64">Arrays should be implemented using </text:span>std <text:span text:style-name="T59">containers</text:span><text:change-end text:change-id="ct21814016"/><text:change-start text:change-id="ct21816192"/><text:span text:style-name="T59">.</text:span><text:change-end text:change-id="ct21816192"/><text:change-start text:change-id="ct21602096"/></text:h>
      <text:h text:style-name="Heading_20_3" text:outline-level="3"><text:change-end text:change-id="ct21602096"/><text:change-start text:change-id="ct21483808"/>Valuetypes should be fixed<text:change-end text:change-id="ct21483808"/><text:change text:change-id="ct21341280"/><text:change text:change-id="ct21010432"/><text:change-start text:change-id="ct21815472"/> to utilize<text:change-end text:change-id="ct21815472"/><text:change text:change-id="ct21602544"/><text:change-start text:change-id="ct20900416"/> <text:change-end text:change-id="ct20900416"/><text:change-start text:change-id="ct21487360"/>a <text:change-end text:change-id="ct21487360"/><text:change-start text:change-id="ct21487552"/>consistent reference counting scheme<text:change-end text:change-id="ct21487552"/><text:change-start text:change-id="ct21604624"/>.<text:change-end text:change-id="ct21604624"/><text:change-start text:change-id="ct21604816"/></text:h>
      <text:h text:style-name="Heading_20_3" text:outline-level="3">All types should offer exception-safe swap() operations<text:change-end text:change-id="ct21604816"/><text:change-start text:change-id="ct21208976"/>.<text:change-end text:change-id="ct21208976"/><text:change text:change-id="ct21606720"/><text:change text:change-id="ct21606528"/><text:change text:change-id="ct21606336"/><text:change text:change-id="ct21512832"/><text:change text:change-id="ct21512640"/></text:h>
      <text:h text:style-name="Heading_20_2" text:outline-level="2"><text:soft-page-break/>Optional Requirements<text:change-start text:change-id="ct21516272"/></text:h>
      <text:h text:style-name="Heading_20_3" text:outline-level="3">IDL data type mappings should be interoperable, without modification, with those <text:change-end text:change-id="ct21516272"/><text:change-start text:change-id="ct21516080"/>utilized by DDS per the <text:change-end text:change-id="ct21516080"/><text:change-start text:change-id="ct20995376"/>Native C++ Language DDS PSM.<text:change-end text:change-id="ct20995376"/></text:h>
      <text:h text:style-name="Heading_20_2" text:outline-level="2">Issues to be discussed</text:h>
      <text:h text:style-name="Heading_20_3" text:outline-level="3">Proposals shall discuss how performance is affected by the constructs and containers introduced by the new <text:change text:change-id="ct20995872"/><text:change-start text:change-id="ct21819712"/><text:span text:style-name="T17">language mapping</text:span><text:change-end text:change-id="ct21819712"/> and identify any situations that may degrade performance relative to the existing IDL <text:change text:change-id="ct21819440"/><text:change-start text:change-id="ct21733232"/><text:span text:style-name="T17">to C++ mapping</text:span><text:change-end text:change-id="ct21733232"/><text:change-start text:change-id="ct21733904"/><text:span text:style-name="T17">.</text:span><text:change-end text:change-id="ct21733904"/></text:h>
      <text:h text:style-name="Heading_20_3" text:outline-level="3">Proposals shall discuss the memory resources utilized by the constructs in the new <text:change text:change-id="ct20204800"/><text:change-start text:change-id="ct21734096"/><text:span text:style-name="T17">language mapping</text:span><text:change-end text:change-id="ct21734096"/>.</text:h>
      <text:h text:style-name="Heading_20_3" text:outline-level="3">Proposals shall discuss how vendors will be able to extend the new <text:change text:change-id="ct21820880"/><text:change-start text:change-id="ct21734544"/><text:span text:style-name="T17">language mapping</text:span><text:change-end text:change-id="ct21734544"/> without affecting portability across vendors.</text:h>
      <text:h text:style-name="Heading_20_3" text:outline-level="3"><text:change text:change-id="ct21251904"/>Proposals shall discuss how the <text:change text:change-id="ct21820576"/><text:change-start text:change-id="ct21734992"/><text:span text:style-name="T70">language mapping</text:span><text:change-end text:change-id="ct21734992"/> may be affected by anticipated future language features that may appear in upcoming versions of the C++ language standard.</text:h>
      <text:h text:style-name="Heading_20_3" text:outline-level="3">Proposals shall discuss the usability of any proposed “smart pointer” facility. Specifically with regards to their thread safety and use within standard containers. </text:h>
      <text:h text:style-name="Heading_20_3" text:outline-level="3"><text:change text:change-id="ct21735184"/>These issues will be considered during submission evaluation. They should not be part of the proposed normative specification. (Place them in Part I of the submission.)<text:span text:style-name="T8"> </text:span></text:h>
      <text:h text:style-name="Heading_20_2" text:outline-level="2">Evaluation Criteria</text:h>
      <text:p text:style-name="P3"><text:change text:change-id="ct21481840"/><text:change-start text:change-id="ct21683680"/>Proposals shall be evaluated primarily based on their conformance to the mandatory requirements. <text:change-end text:change-id="ct21683680"/></text:p>
      <text:p text:style-name="Body">The following additional evaluation criteria apply:</text:p>
      <text:h text:style-name="Heading_20_3" text:outline-level="3"><text:soft-page-break/>Completeness and non-ambiguity of submission.</text:h>
      <text:h text:style-name="Heading_20_3" text:outline-level="3">Degree to which the idioms used in the mapping enjoy broad support by commonly used compilers both in desktop and embedded platforms.</text:h>
      <text:h text:style-name="Heading_20_3" text:outline-level="3">Simplicity and elegance of the resulting language-specific APIs</text:h>
      <text:h text:style-name="Heading_20_3" text:outline-level="3">Fit of the resulting language-specific APIs <text:s/>to the “accepted” style for the target platform.</text:h>
      <text:h text:style-name="Heading_20_3" text:outline-level="3">Ease of understanding of the memory management.</text:h>
      <text:h text:style-name="Heading_20_2" text:outline-level="2">Other information unique to this RFP</text:h>
      <text:p text:style-name="Body_20_Hidden"/>
      <text:h text:style-name="Heading_20_2" text:outline-level="2">RFP Timetable</text:h>
      <text:p text:style-name="P38">The timetable for this RFP is given below. Note that the TF or its parent TC may, in certain circumstances, extend deadlines while the RFP is running, or may elect to have more than one Revised Submission step. The latest timetable can always be found at the OMG <text:span text:style-name="T8">Work In Progress</text:span> page at <text:a xlink:type="simple" xlink:href="http://www.omg.org/schedules"><text:span text:style-name="Internet_20_link">http://www.omg.org/schedules</text:span></text:a>/ under the item identified by the name of this RFP. Note that “&lt;month&gt;” and “&lt;approximate month&gt;” is the name of the month spelled out; e.g., January.</text:p>
      <text:p text:style-name="P50"/>
      <table:table table:name="Table1" table:style-name="Table1">
        <table:table-column table:style-name="Table1.A"/>
        <table:table-column table:style-name="Table1.B"/>
        <table:table-row table:style-name="Table1.1">
          <table:table-cell table:style-name="Table1.A1" office:value-type="string">
            <text:p text:style-name="P57">Event or Activity</text:p>
          </table:table-cell>
          <table:table-cell table:style-name="Table1.B1" office:value-type="string">
            <text:p text:style-name="P57">Actual Date</text:p>
          </table:table-cell>
        </table:table-row>
        <table:table-row table:style-name="Table1.1">
          <table:table-cell table:style-name="Table1.A2" office:value-type="string">
            <text:p text:style-name="P40">Preparation of RFP by TF</text:p>
          </table:table-cell>
          <table:table-cell table:style-name="Table1.B2" office:value-type="string">
            <text:p text:style-name="P40"><text:change text:change-id="ct21273344"/><text:change-start text:change-id="ct21274400"/><text:span text:style-name="T65">September</text:span><text:change-end text:change-id="ct21274400"/>, 20<text:change text:change-id="ct21274592"/><text:change-start text:change-id="ct21275552"/><text:span text:style-name="T65">10</text:span><text:change-end text:change-id="ct21275552"/></text:p>
          </table:table-cell>
        </table:table-row>
        <table:table-row table:style-name="Table1.1">
          <table:table-cell table:style-name="Table1.A3" office:value-type="string">
            <text:p text:style-name="P40">RFP placed on OMG document server</text:p>
          </table:table-cell>
          <table:table-cell table:style-name="Table1.B3" office:value-type="string">
            <text:p text:style-name="P40"><text:change text:change-id="ct21778864"/><text:change-start text:change-id="ct21274064"/><text:span text:style-name="T65">November</text:span><text:change-end text:change-id="ct21274064"/> <text:change text:change-id="ct19901936"/><text:change text:change-id="ct30514352"/><text:change-start text:change-id="ct20059136"/><text:span text:style-name="T80">8</text:span><text:change-end text:change-id="ct20059136"/>, 20<text:change text:change-id="ct21541152"/><text:change-start text:change-id="ct21542288"/><text:span text:style-name="T65">10</text:span><text:change-end text:change-id="ct21542288"/></text:p>
            <text:p text:style-name="CellBody">“Four week rule”</text:p>
          </table:table-cell>
        </table:table-row>
        <table:table-row table:style-name="Table1.1">
          <table:table-cell table:style-name="Table1.A3" office:value-type="string">
            <text:p text:style-name="P40">Approval of RFP by Architecture Board</text:p>
            <text:p text:style-name="CellBody">Review by TC</text:p>
          </table:table-cell>
          <table:table-cell table:style-name="Table1.B3" office:value-type="string">
            <text:p text:style-name="CellBody">December 2010</text:p>
          </table:table-cell>
        </table:table-row>
        <table:table-row table:style-name="Table1.1">
          <table:table-cell table:style-name="Table1.A3" office:value-type="string">
            <text:p text:style-name="P40"><text:change-start text:change-id="ct21273536"/><text:span text:style-name="T65">TC votes to i</text:span><text:change-end text:change-id="ct21273536"/>ssue RFP</text:p>
          </table:table-cell>
          <table:table-cell table:style-name="Table1.B3" office:value-type="string">
            <text:p text:style-name="CellBody">December 2010</text:p>
          </table:table-cell>
        </table:table-row>
        <table:table-row table:style-name="Table1.1">
          <table:table-cell table:style-name="Table1.A3" office:value-type="string">
            <text:p text:style-name="P40"><text:change-start text:change-id="ct21272496"/><text:span text:style-name="T65">LOI to submit</text:span><text:change-end text:change-id="ct21272496"/> to RFP due</text:p>
          </table:table-cell>
          <table:table-cell table:style-name="Table1.B3" office:value-type="string">
            <text:p text:style-name="P40">April <text:change text:change-id="ct21543360"/>20<text:change text:change-id="ct21272160"/><text:change-start text:change-id="ct21542960"/><text:span text:style-name="T65">11</text:span><text:change-end text:change-id="ct21542960"/></text:p>
          </table:table-cell>
        </table:table-row>
        <table:table-row table:style-name="Table1.1">
          <table:table-cell table:style-name="Table1.A3" office:value-type="string">
            <text:p text:style-name="P40">Initial Submissions due and placed on OMG document server (“Four week rule”)</text:p>
          </table:table-cell>
          <table:table-cell table:style-name="Table1.B3" office:value-type="string">
            <text:p text:style-name="P40">August<text:change text:change-id="ct21275120"/>, 20<text:change text:change-id="ct21274784"/><text:change-start text:change-id="ct21544288"/><text:span text:style-name="T65">11</text:span><text:change-end text:change-id="ct21544288"/></text:p>
          </table:table-cell>
        </table:table-row>
        <table:table-row table:style-name="Table1.1">
          <table:table-cell table:style-name="Table1.A3" office:value-type="string">
            <text:p text:style-name="P40">Voter registration closes</text:p>
          </table:table-cell>
          <table:table-cell table:style-name="Table1.B3" office:value-type="string">
            <text:p text:style-name="P40">August<text:change text:change-id="ct21541456"/>, 20<text:change text:change-id="ct21543600"/><text:change-start text:change-id="ct21545312"/><text:span text:style-name="T65">11</text:span><text:change-end text:change-id="ct21545312"/></text:p>
          </table:table-cell>
        </table:table-row>
        <table:table-row table:style-name="Table1.1">
          <table:table-cell table:style-name="Table1.A3" office:value-type="string">
            <text:p text:style-name="P40">Initial Submission presentations</text:p>
          </table:table-cell>
          <table:table-cell table:style-name="Table1.B3" office:value-type="string">
            <text:p text:style-name="P40">September, 20<text:change text:change-id="ct21544000"/><text:change-start text:change-id="ct21545664"/><text:span text:style-name="T65">11</text:span><text:change-end text:change-id="ct21545664"/></text:p>
          </table:table-cell>
        </table:table-row>
        <table:table-row table:style-name="Table1.1">
          <table:table-cell table:style-name="Table1.A3" office:value-type="string">
            <text:p text:style-name="P40">Preliminary evaluation by TF</text:p>
          </table:table-cell>
          <table:table-cell table:style-name="Table1.B3" office:value-type="string">
            <text:p text:style-name="P40">September, 20<text:change text:change-id="ct21544976"/><text:change-start text:change-id="ct21546240"/><text:span text:style-name="T65">11</text:span><text:change-end text:change-id="ct21546240"/></text:p>
          </table:table-cell>
        </table:table-row>
        <text:soft-page-break/>
        <table:table-row table:style-name="Table1.1">
          <table:table-cell table:style-name="Table1.A3" office:value-type="string">
            <text:p text:style-name="P40">Revised Submissions due and placed on OMG document server (“Four week rule”)</text:p>
          </table:table-cell>
          <table:table-cell table:style-name="Table1.B3" office:value-type="string">
            <text:p text:style-name="P40">November<text:change text:change-id="ct21545856"/>, 20<text:change text:change-id="ct21546992"/><text:change-start text:change-id="ct21630768"/><text:span text:style-name="T65">11</text:span><text:change-end text:change-id="ct21630768"/></text:p>
          </table:table-cell>
        </table:table-row>
        <table:table-row table:style-name="Table1.1">
          <table:table-cell table:style-name="Table1.A3" office:value-type="string">
            <text:p text:style-name="P40">Revised Submission presentations</text:p>
          </table:table-cell>
          <table:table-cell table:style-name="Table1.B3" office:value-type="string">
            <text:p text:style-name="P40">December, 20<text:change text:change-id="ct21630432"/><text:change-start text:change-id="ct21631520"/><text:span text:style-name="T65">11</text:span><text:change-end text:change-id="ct21631520"/></text:p>
          </table:table-cell>
        </table:table-row>
        <table:table-row table:style-name="Table1.1">
          <table:table-cell table:style-name="Table1.A3" office:value-type="string">
            <text:p text:style-name="P40">Final evaluation and selection by TF </text:p>
            <text:p text:style-name="CellBody">Recommendation to AB and TC</text:p>
          </table:table-cell>
          <table:table-cell table:style-name="Table1.B3" office:value-type="string">
            <text:p text:style-name="P40">December, 20<text:change text:change-id="ct21546432"/><text:change-start text:change-id="ct21632208"/><text:span text:style-name="T65">11</text:span><text:change-end text:change-id="ct21632208"/></text:p>
          </table:table-cell>
        </table:table-row>
        <table:table-row table:style-name="Table1.1">
          <table:table-cell table:style-name="Table1.A3" office:value-type="string">
            <text:p text:style-name="P40">Approval by Architecture Board</text:p>
            <text:p text:style-name="CellBody">Review by TC</text:p>
          </table:table-cell>
          <table:table-cell table:style-name="Table1.B3" office:value-type="string">
            <text:p text:style-name="P40">December, 20<text:change text:change-id="ct21271696"/><text:change-start text:change-id="ct21632896"/><text:span text:style-name="T65">11</text:span><text:change-end text:change-id="ct21632896"/></text:p>
          </table:table-cell>
        </table:table-row>
        <table:table-row table:style-name="Table1.1">
          <table:table-cell table:style-name="Table1.A3" office:value-type="string">
            <text:p text:style-name="P40">TC votes to<text:span text:style-name="T42"> </text:span><text:span text:style-name="T60">recommend</text:span><text:span text:style-name="T42"> </text:span><text:span text:style-name="T60">specification</text:span></text:p>
          </table:table-cell>
          <table:table-cell table:style-name="Table1.B3" office:value-type="string">
            <text:p text:style-name="P40">December<text:change-start text:change-id="ct21634720"/> <text:change-end text:change-id="ct21634720"/>20<text:change text:change-id="ct21633920"/><text:change-start text:change-id="ct21633088"/><text:span text:style-name="T65">11</text:span><text:change-end text:change-id="ct21633088"/></text:p>
          </table:table-cell>
        </table:table-row>
        <table:table-row table:style-name="Table1.1">
          <table:table-cell table:style-name="Table1.A3" office:value-type="string">
            <text:p text:style-name="P40">BoD votes to adopt specification</text:p>
          </table:table-cell>
          <table:table-cell table:style-name="Table1.B3" office:value-type="string">
            <text:p text:style-name="P40">March 20<text:change text:change-id="ct21544480"/><text:change-start text:change-id="ct21635616"/><text:span text:style-name="T65">12</text:span><text:change-end text:change-id="ct21635616"/></text:p>
          </table:table-cell>
        </table:table-row>
      </table:table>
      <text:p text:style-name="P38"/>
      <text:p text:style-name="Body_20_Hidden"/>
      <text:h text:style-name="Heading_20_1" text:outline-level="1" text:is-list-header="true">Appendix A<text:tab/>References and Glossary Specific to this RFP</text:h>
      <text:h text:style-name="Heading_20_2" text:outline-level="2" text:is-list-header="true">A.1 <text:tab/>References Specific to this RFP</text:h>
      <text:list xml:id="list241991882" text:continue-list="list2026946773" text:style-name="L1">
        <text:list-item>
          <text:p text:style-name="P41"><text:change text:change-id="ct21684064"/><text:change text:change-id="ct21971024"/><text:change text:change-id="ct21686864"/><text:change-start text:change-id="ct21972272"/><text:span text:style-name="T23">C++0x wiki: </text:span><text:change-start text:change-id="ct21570912"/><text:a xlink:type="simple" xlink:href="http://en.wikipedia.org/wiki/C%2B%2B0x"><text:span text:style-name="T23">http://en.wikipedia.org/wiki/C%2B%2B0x</text:span></text:a><text:change-end text:change-id="ct21972272"/><text:change-end text:change-id="ct21570912"/><text:change-start text:change-id="ct21577072"/></text:p>
        </text:list-item>
        <text:list-item>
          <text:p text:style-name="P68">Standard C++0x draft standard: <text:change-end text:change-id="ct21577072"/><text:change-start text:change-id="ct22207600"/><text:span text:style-name="T78">http://www.open-std.org/jtc1/sc22/wg21/docs/papers/2010/n3126.pdf</text:span><text:change-end text:change-id="ct22207600"/></text:p>
        </text:list-item>
      </text:list>
      <text:h text:style-name="Heading_20_2" text:outline-level="2" text:is-list-header="true">A.2<text:tab/>Glossary Specific to this RFP</text:h>
      <text:p text:style-name="P51"/>
      <text:h text:style-name="Heading_20_1" text:outline-level="1" text:is-list-header="true">Appendix B<text:tab/>General Reference and Glossary<text:change text:change-id="ct21777536"/></text:h>
      <text:p text:style-name="Body">B.1<text:tab/><text:tab/>General References</text:p>
      <text:p text:style-name="Body">The following documents <text:change text:change-id="ct19465840"/><text:change-start text:change-id="ct20388064"/><text:span text:style-name="T76">could be</text:span><text:change-end text:change-id="ct20388064"/> referenced in this document:</text:p>
      <text:p text:style-name="P42"><text:change text:change-id="ct21542544"/>[BCQ] OMG Board of Directors Business Committee Questionnaire, <text:a xlink:type="simple" xlink:href="http://www.omg.org/cgi-bin/doc?bc/02-02-01"><text:span text:style-name="Internet_20_link"><text:span text:style-name="T8">http://www.omg.org/cgi-bin/doc?bc/02-02-01</text:span></text:span></text:a></text:p>
      <text:p text:style-name="P42">[CCM] CORBA Core Components Specification, <text:a xlink:type="simple" xlink:href="http://www.omg.org/technology/documents/formal/components.htm"><text:span text:style-name="Internet_20_link"><text:span text:style-name="T14">http://www.omg.org/technology/documents/formal/components.htm</text:span></text:span></text:a> </text:p>
      <text:p text:style-name="P42"><text:soft-page-break/>[CORBA] Common Object Request Broker Architecture (CORBA/IIOP), <text:a xlink:type="simple" xlink:href="http://www.omg.org/technology/documents/formal/corba_iiop.htm"><text:span text:style-name="Internet_20_link"><text:span text:style-name="T8">http://www.omg.org/technology/documents/formal/corba_iiop.htm</text:span></text:span></text:a></text:p>
      <text:p text:style-name="P54">[CSIV2] <text:s/>[CORBA] Chapter 26</text:p>
      <text:p text:style-name="P42"><text:change text:change-id="ct21635056"/>[EDOC] UML Profile for EDOC Specification, <text:a xlink:type="simple" xlink:href="http://www.omg.org/techprocess/meetings/schedule/UML_Profile_for_EDOC_FTF.html"><text:span text:style-name="Internet_20_link"><text:span text:style-name="T8">http://www.omg.org/techprocess/meetings/schedule/UML_Profile_for_EDOC_FTF.html</text:span></text:span></text:a></text:p>
      <text:p text:style-name="P42"><text:span text:style-name="T24">[EJB] “Enterprise JavaBeans™”, </text:span><text:a xlink:type="simple" xlink:href="http://java.sun.com/products/ejb/docs.html"><text:span text:style-name="Internet_20_link"><text:span text:style-name="T25">http://java.sun.com/products/ejb/docs.html</text:span></text:span></text:a></text:p>
      <text:p text:style-name="P42">[FORMS] “ISO PAS Compatible Submission Template”. <text:a xlink:type="simple" xlink:href="http://www.omg.org/cgi-bin/doc?pas/2003-08-02"><text:span text:style-name="Internet_20_link"><text:span text:style-name="T14">http://www.omg.org/cgi-bin/doc?pas/2003-08-02</text:span></text:span></text:a> </text:p>
      <text:p text:style-name="P42"><text:change text:change-id="ct21576640"/>[Guide] The OMG Hitchhiker's Guide,, <text:a xlink:type="simple" xlink:href="http://www.omg.org/cgi-bin/doc?omg/2002-03-03"><text:span text:style-name="Internet_20_link"><text:span text:style-name="T14">http://www.omg.org/cgi-bin/doc?hh</text:span></text:span></text:a> </text:p>
      <text:p text:style-name="P42">[IDL] ISO/IEC 14750 also see [CORBA] Chapter 3.</text:p>
      <text:p text:style-name="P42">[IDLC++] IDL to C++ Language Mapping, <text:a xlink:type="simple" xlink:href="http://www.omg.org/technology/documents/formal/c++.htm"><text:span text:style-name="Internet_20_link"><text:span text:style-name="T8">http://www.omg.org/technology/documents/formal/c++.htm</text:span></text:span></text:a></text:p>
      <text:p text:style-name="P42">[MDAa] OMG Architecture Board,<text:span text:style-name="T8"> </text:span>"Model Driven Architecture - A Technical Perspective<text:span text:style-name="T8">”, </text:span><text:a xlink:type="simple" xlink:href="http://www.omg.org/mda/papers.htm"><text:span text:style-name="Internet_20_link"><text:span text:style-name="T8">http://www.omg.org/mda/papers.htm</text:span></text:span></text:a></text:p>
      <text:p text:style-name="P42">[MDAb] “Developing in OMG's Model Driven Architecture (MDA),” <text:a xlink:type="simple" xlink:href="http://www.omg.org/docs/omg/01-12-01.pdf"><text:span text:style-name="Internet_20_link"><text:span text:style-name="T14">http://www.omg.org/docs/omg/01-12-01.pdf</text:span></text:span></text:a> <text:s/></text:p>
      <text:p text:style-name="P42">[MDAc] “MDA Guide” (<text:a xlink:type="simple" xlink:href="http://www.omg.org/docs/omg/03-06-01.pdf"><text:span text:style-name="Internet_20_link"><text:span text:style-name="T8">http://www.omg.org/docs/omg/03-06-01.pdf</text:span></text:span></text:a>)</text:p>
      <text:p text:style-name="P42">[MDAd] “MDA "The Architecture of Choice for a Changing World™"”, <text:a xlink:type="simple" xlink:href="http://www.omg.org/mda"><text:span text:style-name="Internet_20_link"><text:span text:style-name="T8">http://www.omg.org/mda</text:span></text:span></text:a></text:p>
      <text:p text:style-name="P42">[MOF]<text:span text:style-name="T8"> </text:span>Meta Object Facility Specification, <text:a xlink:type="simple" xlink:href="http://www.omg.org/technology/documents/formal/mof.htm"><text:span text:style-name="Internet_20_link"><text:span text:style-name="T8">http://www.omg.org/technology/documents/formal/mof.htm</text:span></text:span></text:a></text:p>
      <text:p text:style-name="P42"><text:change text:change-id="ct21680624"/>[NS] Naming Service, <text:a xlink:type="simple" xlink:href="http://www.omg.org/technology/documents/formal/naming_service.htm"><text:span text:style-name="Internet_20_link"><text:span text:style-name="T8">http://www.omg.org/technology/documents/formal/naming_service.htm</text:span></text:span></text:a></text:p>
      <text:p text:style-name="P42">[OMA] “Object Management Architecture™”, <text:a xlink:type="simple" xlink:href="http://www.omg.org/oma/"><text:span text:style-name="Internet_20_link"><text:span text:style-name="T8">http://www.omg.org/oma/</text:span></text:span></text:a></text:p>
      <text:p text:style-name="P42"><text:change text:change-id="ct20909536"/>[P&amp;P]<text:span text:style-name="T8"> </text:span>Policies and Procedures of the OMG Technical Process<text:span text:style-name="T8">, </text:span><text:a xlink:type="simple" xlink:href="http://www.omg.org/cgi-bin/doc?pp"><text:span text:style-name="Internet_20_link"><text:span text:style-name="T8">http://www.omg.org/cgi-bin/doc?pp</text:span></text:span></text:a></text:p>
      <text:p text:style-name="P42"><text:change text:change-id="ct21721920"/><text:soft-page-break/>[RFC2119] IETF Best Practices: <text:span text:style-name="T61">Key words for use in RFCs to Indicate Requirement Levels, (</text:span><text:a xlink:type="simple" xlink:href="http://www.ietf.org/rfc/rfc2119.txt"><text:span text:style-name="Internet_20_link"><text:span text:style-name="T35">http://www.ietf.org/rfc/rfc2119.txt</text:span></text:span></text:a><text:span text:style-name="T35">).</text:span></text:p>
      <text:p text:style-name="P42">[RM-ODP] ISO/IEC 10746</text:p>
      <text:p text:style-name="P42"><text:change text:change-id="ct20909104"/>[UML] Unified Modeling Language Specification, <text:a xlink:type="simple" xlink:href="http://www.omg.org/technology/documents/formal/uml.htm"><text:span text:style-name="Internet_20_link"><text:span text:style-name="T8">http://www.omg.org/technology/documents/formal/uml.htm</text:span></text:span></text:a></text:p>
      <text:p text:style-name="P42">[UMLC] UML Profile for CORBA, <text:a xlink:type="simple" xlink:href="http://www.omg.org/technology/documents/formal/profile_corba.htm"><text:span text:style-name="Internet_20_link"><text:span text:style-name="T14">http://www.omg.org/technology/documents/formal/profile_corba.htm</text:span></text:span></text:a> </text:p>
      <text:p text:style-name="P42"><text:s/>[XMI] XML Metadata Interchange Specification, <text:a xlink:type="simple" xlink:href="http://www.omg.org/technology/documents/formal/xmi.htm"><text:span text:style-name="Internet_20_link"><text:span text:style-name="T8">http://www.omg.org/technology/documents/formal/xmi.htm</text:span></text:span></text:a></text:p>
      <text:p text:style-name="P42">[XML/Value] XML Value Type Specification, <text:a xlink:type="simple" xlink:href="http://www.omg.org/technology/documents/formal/xmlvalue.htm"><text:span text:style-name="Internet_20_link"><text:span text:style-name="T14">http://www.omg.org/technology/documents/formal/xmlvalue.htm</text:span></text:span></text:a> <text:change text:change-id="ct21727792"/></text:p>
      <text:h text:style-name="Heading_20_2" text:outline-level="2" text:is-list-header="true">B.2 <text:tab/>General Glossary</text:h>
      <text:p text:style-name="Body"><text:span text:style-name="T36">Architecture Board (AB) </text:span><text:s/>- The OMG plenary that is responsible for ensuring the technical merit and MDA-compliance of RFPs and their submissions.</text:p>
      <text:p text:style-name="Body"><text:span text:style-name="T36">Board of Directors (BoD)</text:span> - The OMG body that is responsible for adopting technology.</text:p>
      <text:p text:style-name="Body"><text:span text:style-name="T36">Common Object Request Broker Architecture (CORBA) </text:span>- An OMG distributed computing platform specification that is independent of implementation languages.</text:p>
      <text:p text:style-name="Body"><text:span text:style-name="T36">Common Warehouse Metamodel (CWM) </text:span>- An OMG specification for data repository integration.</text:p>
      <text:p text:style-name="Body"><text:span text:style-name="T36">CORBA Component Model (CCM)</text:span> - An OMG specification for an implementation language independent distributed component model.</text:p>
      <text:p text:style-name="Body"><text:span text:style-name="T36">Interface Definition Language (IDL) </text:span>- An OMG and ISO standard language for specifying interfaces and associated data structures.</text:p>
      <text:p text:style-name="Body"><text:span text:style-name="T36">Letter of Intent (LOI)</text:span><text:span text:style-name="T2"> </text:span>- A letter submitted to the OMG BoD’s Business Committee signed by an officer of an organization signifying its intent to respond to the RFP and confirming the organization’s willingness to comply with OMG’s terms and conditions, and commercial availability requirements.</text:p>
      <text:p text:style-name="Body"><text:soft-page-break/><text:span text:style-name="T36">Mapping</text:span> - Specification of a mechanism for transforming the elements of a model conforming to a particular metamodel into elements of another model that conforms to another (possibly the same) metamodel. </text:p>
      <text:p text:style-name="Body"><text:span text:style-name="T36">Metadata</text:span><text:span text:style-name="T2"> </text:span>- Data that represents models. <text:s/>For example, a UML model; a CORBA object model expressed in IDL; and a relational database schema expressed using CWM.</text:p>
      <text:p text:style-name="Body"><text:span text:style-name="T36">Metamodel <text:s/></text:span>- A model of models.</text:p>
      <text:p text:style-name="Body"><text:span text:style-name="T36">Meta Object Facility (MOF)</text:span><text:span text:style-name="T8"> </text:span>- An OMG standard, closely related to UML, that enables metadata management and language definition.</text:p>
      <text:p text:style-name="Body"><text:span text:style-name="T36">Model</text:span><text:span text:style-name="T8"> </text:span>- A formal specification of the function, structure and/or behavior of an application or system.</text:p>
      <text:p text:style-name="Body"><text:span text:style-name="T36">Model Driven Architecture (MDA)</text:span> - An approach to IT system specification that separates the specification of functionality from the specification of the implementation of that functionality on a specific technology platform.</text:p>
      <text:p text:style-name="Body"><text:span text:style-name="T36">Normative</text:span> – Provisions that one must conform to in order to claim compliance with the standard. (as opposed to non-normative or informative which is explanatory material that is included in order to assist in understanding the standard and does not contain any provisions that must be conformed to in order to claim compliance).</text:p>
      <text:p text:style-name="Body"><text:span text:style-name="T36">Normative Reference </text:span>– References that contain provisions that one must conform to in order to claim compliance with the standard that contains said normative reference.</text:p>
      <text:p text:style-name="Body"><text:span text:style-name="T36">Platform </text:span>- A set of subsystems/technologies that provide a coherent set of functionality through interfaces and specified usage patterns that any subsystem that depends on the platform can use without concern for the details of how the functionality provided by the platform is implemented. </text:p>
      <text:p text:style-name="Body"><text:span text:style-name="T36">Platform Independent Model (PIM) </text:span>- A model of a subsystem that contains no information specific to the platform, or the technology that is used to realize it. <text:s/></text:p>
      <text:p text:style-name="Body"><text:span text:style-name="T36">Platform Specific Model (PSM</text:span><text:span text:style-name="T8">)</text:span> - A model of a subsystem that includes information about the specific technology that is used in the realization of it on a specific platform, and hence possibly contains elements that are specific to the platform.</text:p>
      <text:p text:style-name="Body"><text:soft-page-break/><text:span text:style-name="T36">Request for Information (RFI) </text:span>- A general request to industry, academia, and any other interested parties to submit information about a particular technology area to one of the OMG's Technology Committee subgroups.</text:p>
      <text:p text:style-name="Body"><text:span text:style-name="T36">Request for Proposal (RFP)</text:span> - A document requesting OMG members to submit proposals to the OMG's Technology Committee. Such proposals must be received by a certain deadline and are evaluated by the issuing task force.</text:p>
      <text:p text:style-name="Body"><text:span text:style-name="T36">Task Force (TF)</text:span> - The OMG Technology Committee subgroup responsible for issuing a RFP and evaluating submission(s).</text:p>
      <text:p text:style-name="Body"><text:span text:style-name="T36">Technology Committee (TC)</text:span> - The body responsible for recommending technologies for adoption to the BoD. There are two TCs in OMG – <text:span text:style-name="T8">Platform TC</text:span> (PTC), that focuses on IT and modeling infrastructure related standards; and <text:span text:style-name="T8">Domain TC</text:span> (DTC), that focus on domain specific standards.</text:p>
      <text:p text:style-name="Body"><text:span text:style-name="T36">Unified Modeling Language (UML)</text:span> - An OMG standard language for specifying the structure and behavior of systems. <text:s/>The standard defines an abstract syntax and a graphical concrete syntax.</text:p>
      <text:p text:style-name="Body"><text:span text:style-name="T36">UML Profile</text:span> - A standardized set of extensions and constraints that tailors UML to particular use.</text:p>
      <text:p text:style-name="Body"><text:span text:style-name="T36">XML Metadata Interchange (XMI)</text:span> - An OMG standard that facilitates interchange of models via XML documents.<text:change text:change-id="ct217267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2917in" fo:margin-bottom="0.0972in" fo:line-height="0.222in" fo:text-indent="0in" style:auto-text-indent="false" fo:keep-with-next="always"/>
      <style:text-properties style:font-name="Helvetica" fo:font-size="14pt" fo:font-weight="bold" style:font-size-asian="14pt" style:font-weight-asian="bold"/>
    </style:style>
    <style:style style:name="Heading_20_2" style:display-name="Heading 2" style:family="paragraph" style:parent-style-name="Standard" style:next-style-name="Body" style:default-outline-level="2" style:class="text">
      <style:paragraph-properties fo:margin-left="0in" fo:margin-right="0in" fo:margin-top="0.2083in" fo:margin-bottom="0in" fo:line-height="0.1945in" fo:text-indent="0in" style:auto-text-indent="false" fo:keep-with-next="always"/>
      <style:text-properties style:font-name="Helvetica" fo:font-weight="bold" style:font-weight-asian="bold"/>
    </style:style>
    <style:style style:name="Heading_20_3" style:display-name="Heading 3" style:family="paragraph" style:parent-style-name="Standard" style:next-style-name="Body" style:default-outline-level="3" style:class="text">
      <style:paragraph-properties fo:margin-left="0in" fo:margin-right="0in" fo:margin-top="0.1665in" fo:margin-bottom="0.0835in" fo:line-height="0.1945in" fo:text-indent="0in" style:auto-text-indent="false" fo:keep-with-next="always"/>
    </style:style>
    <style:style style:name="Heading_20_4" style:display-name="Heading 4" style:family="paragraph" style:parent-style-name="Standard" style:next-style-name="Text_20_body" style:default-outline-level="4" style:class="text">
      <style:paragraph-properties fo:margin-left="0in" fo:margin-right="0in" fo:margin-top="0.1665in" fo:margin-bottom="0.0835in" fo:text-indent="0in" style:auto-text-indent="false"/>
      <style:text-properties fo:font-style="italic" style:font-style-asian="italic"/>
    </style:style>
    <style:style style:name="Heading_20_5" style:display-name="Heading 5" style:family="paragraph" style:parent-style-name="Standard" style:next-style-name="Text_20_body" style:default-outline-level="5" style:class="text">
      <style:paragraph-properties fo:margin-left="0in" fo:margin-right="0in" fo:margin-top="0.1665in" fo:margin-bottom="0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Body" style:family="paragraph" style:parent-style-name="Standard">
      <style:paragraph-properties fo:margin-left="0.6in" fo:margin-right="0in" fo:margin-top="0.111in" fo:margin-bottom="0.0835in" fo:line-height="0.1945in" fo:text-indent="0in" style:auto-text-indent="false"/>
    </style:style>
    <style:style style:name="Body_20_Hidden" style:display-name="Body Hidden" style:family="paragraph" style:parent-style-name="Body" style:next-style-name="Body">
      <style:text-properties fo:color="#ff0000"/>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_31_Heading" style:display-name="1Heading" style:family="paragraph" style:parent-style-name="Standard" style:next-style-name="Body">
      <style:paragraph-properties fo:margin-left="0.6in" fo:margin-right="0in" fo:margin-top="0.2909in" fo:margin-bottom="0.0972in" fo:line-height="0.222in" fo:text-indent="-0.6008in" style:auto-text-indent="false" fo:keep-with-next="always">
        <style:tab-stops>
          <style:tab-stop style:position="0in"/>
        </style:tab-stops>
      </style:paragraph-properties>
      <style:text-properties style:font-name="Helvetica" fo:font-size="14pt" fo:font-weight="bold" style:font-size-asian="14pt" style:font-weight-asian="bold"/>
    </style:style>
    <style:style style:name="_32_Heading" style:display-name="2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_33_Heading" style:display-name="3Heading" style:family="paragraph" style:parent-style-name="Standard" style:next-style-name="Body">
      <style:paragraph-properties fo:margin-left="0.6in" fo:margin-right="0in" fo:margin-top="0.1665in" fo:margin-bottom="0.0835in" fo:line-height="0.1945in" fo:text-indent="-0.6008in" style:auto-text-indent="false" fo:keep-with-next="always">
        <style:tab-stops>
          <style:tab-stop style:position="0in"/>
        </style:tab-stops>
      </style:paragraph-properties>
    </style:style>
    <style:style style:name="Body-bold" style:family="paragraph" style:parent-style-name="Standard">
      <style:paragraph-properties fo:margin-left="0.6in" fo:margin-right="0in" fo:margin-top="0.111in" fo:margin-bottom="0.0835in" fo:line-height="0.1945in" fo:text-indent="0in" style:auto-text-indent="false"/>
      <style:text-properties fo:font-weight="bold" style:font-weight-asian="bold"/>
    </style:style>
    <style:style style:name="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style>
    <style:style style:name="CBullet" style:family="paragraph" style:parent-style-name="Standard">
      <style:paragraph-properties fo:margin-left="0.8in" fo:margin-right="0in" fo:margin-top="0.0835in" fo:margin-bottom="0.0835in" fo:line-height="0.1945in" fo:text-indent="-0.2in" style:auto-text-indent="false">
        <style:tab-stops>
          <style:tab-stop style:position="-0.2in"/>
          <style:tab-stop style:position="0in"/>
        </style:tab-stops>
      </style:paragraph-properties>
    </style:style>
    <style:style style:name="CellBody" style:family="paragraph" style:parent-style-name="Standard">
      <style:paragraph-properties fo:margin-top="0in" fo:margin-bottom="0.0555in" fo:line-height="0.1945in"/>
      <style:text-properties fo:font-style="italic" style:font-style-asian="italic"/>
    </style:style>
    <style:style style:name="CellHeading" style:family="paragraph" style:parent-style-name="Standard">
      <style:paragraph-properties fo:line-height="0.1945in"/>
      <style:text-properties style:font-name="Helvetica" fo:font-weight="bold" style:font-weight-asian="bold"/>
    </style:style>
    <style:style style:name="Ital_20_Body" style:display-name="Ital Body" style:family="paragraph" style:parent-style-name="Standard">
      <style:paragraph-properties fo:margin-left="0.6in" fo:margin-right="0in" fo:margin-top="0.111in" fo:margin-bottom="0.0835in" fo:line-height="0.1945in" fo:text-indent="0in" style:auto-text-indent="false"/>
      <style:text-properties fo:font-style="italic" style:font-style-asian="italic"/>
    </style:style>
    <style:style style:name="Ital_20_Bullet" style:display-name="Ital 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text-properties fo:font-style="italic" style:font-style-asian="italic"/>
    </style:style>
    <style:style style:name="Ital_20_Heading" style:display-name="Ita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style="italic" fo:font-weight="bold" style:font-style-asian="italic" style:font-weight-asian="bold"/>
    </style:style>
    <style:style style:name="New" style:family="paragraph" style:parent-style-name="Standard">
      <style:paragraph-properties fo:margin-top="0in" fo:margin-bottom="0.0138in" fo:line-height="0.1945in" fo:text-align="center" style:justify-single-word="false"/>
      <style:text-properties style:font-name="Helvetica"/>
    </style:style>
    <style:style style:name="Small_20_Heading" style:display-name="Smal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envelope_20_address" style:display-name="envelope address" style:family="paragraph" style:parent-style-name="Standard">
      <style:paragraph-properties fo:margin-top="0in" fo:margin-bottom="0.0835in" fo:line-height="0.4165in" fo:text-align="center" style:justify-single-word="false" fo:keep-with-next="always"/>
      <style:text-properties style:font-name="Helvetica" fo:font-size="24pt" fo:font-weight="bold" style:font-size-asian="24pt" style:font-weight-asian="bold"/>
    </style:style>
    <style:style style:name="TableTitle" style:family="paragraph" style:parent-style-name="Standard">
      <style:paragraph-properties fo:margin-left="0.1902in" fo:margin-right="0in" fo:line-height="0.1665in" fo:text-indent="0in" style:auto-text-indent="false"/>
      <style:text-properties style:font-name="Times" fo:font-size="10pt" fo:font-weight="bold" style:font-size-asian="10pt" style:font-weight-asian="bold"/>
    </style:style>
    <style:style style:name="left_20_footer" style:display-name="lef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header_20_right" style:display-name="header right"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right_20_header" style:display-name="right header" style:family="paragraph" style:parent-style-name="Standard">
      <style:paragraph-properties fo:line-height="0.1945in" fo:text-align="center" style:justify-single-word="false">
        <style:tab-stops>
          <style:tab-stop style:position="3in" style:type="center"/>
          <style:tab-stop style:position="6in" style:type="right"/>
        </style:tab-stops>
      </style:paragraph-properties>
      <style:text-properties style:font-name="Helvetica" fo:font-style="italic" style:font-style-asian="italic"/>
    </style:style>
    <style:style style:name="right_20_footer" style:display-name="righ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Helvetica" fo:font-size="8pt" style:font-size-asian="8pt"/>
    </style:style>
    <style:style style:name="_31_HeadingTOC" style:display-name="1HeadingTOC" style:family="paragraph" style:parent-style-name="Standard">
      <style:paragraph-properties fo:margin-left="0.5in" fo:margin-right="0in" fo:margin-top="0.0835in" fo:margin-bottom="0in" fo:line-height="0.1945in" fo:text-indent="-0.5in" style:auto-text-indent="false">
        <style:tab-stops>
          <style:tab-stop style:position="0in"/>
          <style:tab-stop style:position="5.5in" style:type="right" style:leader-style="dotted" style:leader-text="."/>
        </style:tab-stops>
      </style:paragraph-properties>
      <style:text-properties style:font-name="Times"/>
    </style:style>
    <style:style style:name="_32_HeadingTOC" style:display-name="2HeadingTOC" style:family="paragraph" style:parent-style-name="Standard">
      <style:paragraph-properties fo:margin-left="1in" fo:margin-right="0in" fo:margin-top="0.028in" fo:margin-bottom="0in" fo:line-height="0.1665in" fo:text-indent="-0.5in" style:auto-text-indent="false">
        <style:tab-stops>
          <style:tab-stop style:position="0in"/>
          <style:tab-stop style:position="5in" style:type="right" style:leader-style="dotted" style:leader-text="."/>
        </style:tab-stops>
      </style:paragraph-properties>
      <style:text-properties style:font-name="Times" fo:font-size="10pt" style:font-size-asian="10pt"/>
    </style:style>
    <style:style style:name="_33_HeadingTOC" style:display-name="3HeadingTOC" style:family="paragraph" style:parent-style-name="Standard">
      <style:paragraph-properties fo:margin-left="1.5in" fo:margin-right="0in" fo:line-height="0.1665in" fo:text-indent="-0.5in" style:auto-text-indent="false">
        <style:tab-stops>
          <style:tab-stop style:position="0in"/>
          <style:tab-stop style:position="4.5in" style:type="right" style:leader-style="dotted" style:leader-text="."/>
        </style:tab-stops>
      </style:paragraph-properties>
      <style:text-properties style:font-name="Times" fo:font-size="10pt" style:font-size-asian="10pt"/>
    </style:style>
    <style:style style:name="Level2IX" style:family="paragraph" style:parent-style-name="Standard">
      <style:paragraph-properties fo:margin-left="0.3752in" fo:margin-right="0in" fo:line-height="0.139in" fo:text-indent="-0.25in" style:auto-text-indent="false"/>
      <style:text-properties style:font-name="Times" fo:font-size="9pt" style:font-size-asian="9pt"/>
    </style:style>
    <style:style style:name="Level1IX" style:family="paragraph" style:parent-style-name="Standard">
      <style:paragraph-properties fo:margin-left="0.5in" fo:margin-right="0in" fo:line-height="0.139in" fo:text-indent="-0.5in" style:auto-text-indent="false"/>
      <style:text-properties style:font-name="Times" fo:font-size="9pt" style:font-size-asian="9pt"/>
    </style:style>
    <style:style style:name="SpecIX" style:family="paragraph" style:parent-style-name="Standard">
      <style:paragraph-properties fo:line-height="0.1528in"/>
      <style:text-properties style:font-name="Times" fo:font-size="9pt" style:font-size-asian="9pt"/>
    </style:style>
    <style:style style:name="SortSpecIX" style:family="paragraph" style:parent-style-name="Standard">
      <style:paragraph-properties fo:line-height="0.1528in"/>
      <style:text-properties style:font-name="Times" fo:font-size="9pt" style:font-size-asian="9pt"/>
    </style:style>
    <style:style style:name="GroupTitlesIX" style:family="paragraph" style:parent-style-name="Standard">
      <style:paragraph-properties fo:margin-top="0.139in" fo:margin-bottom="0in" fo:line-height="0.1528in" fo:keep-with-next="always"/>
      <style:text-properties style:font-name="Times" fo:font-size="9pt" fo:font-weight="bold" style:font-size-asian="9pt" style:font-weight-asian="bold"/>
    </style:style>
    <style:style style:name="IndexIX" style:family="paragraph" style:parent-style-name="Standard">
      <style:paragraph-properties fo:line-height="0.1528in"/>
      <style:text-properties style:font-name="Times" fo:font-size="9pt" style:font-size-asian="9pt"/>
    </style:style>
    <style:style style:name="Paragraph" style:family="paragraph" style:parent-style-name="Standard">
      <style:paragraph-properties fo:line-height="0.1945in"/>
      <style:text-properties style:font-name="Times"/>
    </style:style>
    <style:style style:name="FigureLOF"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TableTitleLOT"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HTML_20_Body" style:display-name="HTML Body" style:family="paragraph">
      <style:paragraph-properties fo:orphans="2" fo:widows="2" style:text-autospace="none"/>
      <style:text-properties style:use-window-font-color="true" style:font-name="Arial" fo:font-size="10pt" fo:language="en" fo:country="US" style:font-name-asian="Arial" style:font-size-asian="10pt" style:font-name-complex="New York" style:font-size-complex="10pt" style:language-complex="ar" style:country-complex="SA"/>
    </style:style>
    <style:style style:name="HTML_20_Pre-tag" style:display-name="HTML Pre-tag" style:family="paragraph">
      <style:paragraph-properties fo:orphans="2" fo:widows="2" style:text-autospace="none"/>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Text_20_body_20_indent" style:display-name="Text body indent" style:family="paragraph" style:parent-style-name="Standard" style:class="text">
      <style:paragraph-properties fo:margin-left="0.6252in" fo:margin-right="0in" fo:text-indent="0in" style:auto-text-indent="false"/>
    </style:style>
    <style:style style:name="Definition" style:family="paragraph" style:parent-style-name="Standard" style:next-style-name="Standard">
      <style:paragraph-properties fo:margin-left="0.6252in" fo:margin-right="0in" fo:margin-top="0in" fo:margin-bottom="0.0417in" fo:keep-together="always" fo:text-indent="-0.3752in" style:auto-text-indent="false">
        <style:tab-stops>
          <style:tab-stop style:position="0in"/>
          <style:tab-stop style:position="6.8752in"/>
          <style:tab-stop style:position="7.3752in"/>
          <style:tab-stop style:position="7.8752in"/>
          <style:tab-stop style:position="8.3752in"/>
          <style:tab-stop style:position="8.8752in"/>
        </style:tab-stops>
      </style:paragraph-properties>
    </style:style>
    <style:style style:name="Comment_20_Text" style:display-name="Comment Text" style:family="paragraph" style:parent-style-name="Standard">
      <style:text-properties fo:font-size="10pt" style:font-size-asian="10pt"/>
    </style:style>
    <style:style style:name="Non-break-blank" style:family="paragraph" style:parent-style-name="Standard" style:next-style-name="Standard">
      <style:paragraph-properties fo:keep-with-next="always" style:text-autospace="none"/>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List_20_Bullet" style:display-name="List Bullet" style:family="paragraph" style:parent-style-name="Standard" style:list-style-name="WW8Num1">
      <style:paragraph-properties fo:margin-left="0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erspectiveGuideStatement_28_1_29_" style:display-name="PerspectiveGuideStatement(1)" style:family="paragraph" style:parent-style-name="Standard" style:list-style-name="WW8Num6">
      <style:paragraph-properties fo:margin-left="0in" fo:margin-right="0in" fo:text-indent="0in" style:auto-text-indent="false"/>
    </style:style>
    <style:style style:name="Subbullet" style:family="paragraph" style:parent-style-name="Bullet" style:list-style-name="WW8Num3">
      <style:paragraph-properties fo:margin-left="0.1874in" fo:margin-right="0in" fo:text-indent="0in" style:auto-text-indent="false">
        <style:tab-stops>
          <style:tab-stop style:position="0.9937in"/>
        </style:tab-stops>
      </style:paragraph-properties>
    </style:style>
    <style:style style:name="CBullet_20_-_20_Italic" style:display-name="CBullet - Italic" style:family="paragraph" style:parent-style-name="CBullet">
      <style:paragraph-properties fo:margin-left="0.7874in" fo:margin-right="0in" fo:text-indent="0in" style:auto-text-indent="false"/>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Default_7e_LT_7e_Gliederung_20_3" style:display-name="Default~LT~Gliederung 3" style:family="paragraph" style:parent-style-name="Default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Default_7e_LT_7e_Untertitel" style:display-name="Default~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Outline_20_1" style:display-name="Outline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Outline_20_2" style:display-name="Outline 2" style:family="paragraph" style:parent-style-name="Outline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Outline_20_3" style:display-name="Outline 3" style:family="paragraph" style:parent-style-name="Outline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Outline_20_4" style:display-name="Outline 4" style:family="paragraph" style:parent-style-name="Outline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Outline_20_5" style:display-name="Outline 5" style:family="paragraph" style:parent-style-name="Outline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Title1_7e_LT_7e_Gliederung_20_3" style:display-name="Title1~LT~Gliederung 3" style:family="paragraph" style:parent-style-name="Title1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letter-kerning="true"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Title1_7e_LT_7e_Untertitel" style:display-name="Title1~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8Num1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use-window-font-color="true"/>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1" style:family="text">
      <style:text-properties fo:color="#ff0000"/>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Times New Roman" fo:font-style="normal" fo:font-weight="bold" style:font-style-asian="normal" style:font-weight-asian="bold"/>
    </style:style>
    <style:style style:name="WW8Num14z1" style:family="text">
      <style:text-properties style:font-name="Courier New" style:font-name-complex="Wingdings"/>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Times New Roman" fo:font-style="normal" fo:font-weight="bold" style:font-style-asian="normal" style:font-weight-asian="bold"/>
    </style:style>
    <style:style style:name="WW8Num26z1" style:family="text">
      <style:text-properties style:font-name="Courier New" style:font-name-complex="Wingdings"/>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fo:font-style="normal" fo:font-weight="bold" style:font-style-asian="normal" style:font-weight-asian="bold"/>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font-name-asian="Times New Roman" style:font-name-complex="Times New Roman"/>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use-window-font-color="true"/>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Wingdings"/>
    </style:style>
    <style:style style:name="WW8Num3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ite" style:display-name="HTML Cite" style:family="text" style:parent-style-name="Default_20_Paragraph_20_Font">
      <style:text-properties fo:font-size="12pt" fo:font-style="italic" style:font-size-asian="12pt"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Body_20_Char" style:display-name="Body Char" style:family="text" style:parent-style-name="Default_20_Paragraph_20_Font">
      <style:text-properties fo:font-size="12pt" fo:language="en" fo:country="US" style:font-size-asian="12pt"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suffix=".0" style:num-format="1">
        <style:list-level-properties text:min-label-width="0.6in"/>
      </text:outline-level-style>
      <text:outline-level-style text:level="2" text:style-name="WW8Num11z0"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85in" text:min-label-width="0.25in"/>
      </text:list-level-style-number>
      <text:list-level-style-bullet text:level="2" text:style-name="WW8Num2z1" style:num-suffix="." text:bullet-char="o">
        <style:list-level-properties text:space-before="1.35in" text:min-label-width="0.25in"/>
        <style:text-properties style:font-name="Courier New1"/>
      </text:list-level-style-bullet>
      <text:list-level-style-bullet text:level="3" text:style-name="WW8Num2z2" style:num-suffix="." text:bullet-char="">
        <style:list-level-properties text:space-before="1.85in" text:min-label-width="0.25in"/>
        <style:text-properties style:font-name="Wingdings"/>
      </text:list-level-style-bullet>
      <text:list-level-style-bullet text:level="4" text:style-name="WW8Num2z3" style:num-suffix="." text:bullet-char="">
        <style:list-level-properties text:space-before="2.35in" text:min-label-width="0.25in"/>
        <style:text-properties style:font-name="Symbol"/>
      </text:list-level-style-bullet>
      <text:list-level-style-bullet text:level="5" text:style-name="WW8Num2z1" style:num-suffix="." text:bullet-char="o">
        <style:list-level-properties text:space-before="2.85in" text:min-label-width="0.25in"/>
        <style:text-properties style:font-name="Courier New1"/>
      </text:list-level-style-bullet>
      <text:list-level-style-bullet text:level="6" text:style-name="WW8Num2z2" style:num-suffix="." text:bullet-char="">
        <style:list-level-properties text:space-before="3.35in" text:min-label-width="0.25in"/>
        <style:text-properties style:font-name="Wingdings"/>
      </text:list-level-style-bullet>
      <text:list-level-style-bullet text:level="7" text:style-name="WW8Num2z3" style:num-suffix="." text:bullet-char="">
        <style:list-level-properties text:space-before="3.85in" text:min-label-width="0.25in"/>
        <style:text-properties style:font-name="Symbol"/>
      </text:list-level-style-bullet>
      <text:list-level-style-bullet text:level="8" text:style-name="WW8Num2z1" style:num-suffix="." text:bullet-char="o">
        <style:list-level-properties text:space-before="4.35in" text:min-label-width="0.25in"/>
        <style:text-properties style:font-name="Courier New1"/>
      </text:list-level-style-bullet>
      <text:list-level-style-bullet text:level="9" text:style-name="WW8Num2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6in" text:min-label-width="0.25in"/>
        <style:text-properties style:font-name="Symbol"/>
      </text:list-level-style-bullet>
      <text:list-level-style-bullet text:level="2" text:style-name="WW8Num3z1" style:num-suffix="." text:bullet-char="o">
        <style:list-level-properties text:space-before="1.1in" text:min-label-width="0.25in"/>
        <style:text-properties style:font-name="Courier New1"/>
      </text:list-level-style-bullet>
      <text:list-level-style-bullet text:level="3" text:style-name="WW8Num3z2" style:num-suffix="." text:bullet-char="">
        <style:list-level-properties text:space-before="1.6in" text:min-label-width="0.25in"/>
        <style:text-properties style:font-name="Wingdings"/>
      </text:list-level-style-bullet>
      <text:list-level-style-bullet text:level="4" text:style-name="WW8Num3z0" style:num-suffix="." text:bullet-char="">
        <style:list-level-properties text:space-before="2.1in" text:min-label-width="0.25in"/>
        <style:text-properties style:font-name="Symbol"/>
      </text:list-level-style-bullet>
      <text:list-level-style-bullet text:level="5" text:style-name="WW8Num3z1" style:num-suffix="." text:bullet-char="o">
        <style:list-level-properties text:space-before="2.6in" text:min-label-width="0.25in"/>
        <style:text-properties style:font-name="Courier New1"/>
      </text:list-level-style-bullet>
      <text:list-level-style-bullet text:level="6" text:style-name="WW8Num3z2" style:num-suffix="." text:bullet-char="">
        <style:list-level-properties text:space-before="3.1in" text:min-label-width="0.25in"/>
        <style:text-properties style:font-name="Wingdings"/>
      </text:list-level-style-bullet>
      <text:list-level-style-bullet text:level="7" text:style-name="WW8Num3z0" style:num-suffix="." text:bullet-char="">
        <style:list-level-properties text:space-before="3.6in" text:min-label-width="0.25in"/>
        <style:text-properties style:font-name="Symbol"/>
      </text:list-level-style-bullet>
      <text:list-level-style-bullet text:level="8" text:style-name="WW8Num3z1" style:num-suffix="." text:bullet-char="o">
        <style:list-level-properties text:space-before="4.1in" text:min-label-width="0.25in"/>
        <style:text-properties style:font-name="Courier New1"/>
      </text:list-level-style-bullet>
      <text:list-level-style-bullet text:level="9" text:style-name="WW8Num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list-level-style-number text:level="1" text:style-name="WW8Num5z0" style:num-suffix=".0" style:num-format="1">
        <style:list-level-properties text:min-label-width="0.6in"/>
      </text:list-level-style-number>
      <text:list-level-style-number text:level="2" text:style-name="WW8Num5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85in" text:min-label-width="0.25in"/>
        <style:text-properties style:font-name="Symbol"/>
      </text:list-level-style-bullet>
      <text:list-level-style-bullet text:level="2" text:style-name="WW8Num6z1" style:num-suffix="." text:bullet-char="o">
        <style:list-level-properties text:space-before="1.35in" text:min-label-width="0.25in"/>
        <style:text-properties style:font-name="Courier New1"/>
      </text:list-level-style-bullet>
      <text:list-level-style-bullet text:level="3" text:style-name="WW8Num6z2" style:num-suffix="." text:bullet-char="">
        <style:list-level-properties text:space-before="1.85in" text:min-label-width="0.25in"/>
        <style:text-properties style:font-name="Wingdings"/>
      </text:list-level-style-bullet>
      <text:list-level-style-bullet text:level="4" text:style-name="WW8Num6z0" style:num-suffix="." text:bullet-char="">
        <style:list-level-properties text:space-before="2.35in" text:min-label-width="0.25in"/>
        <style:text-properties style:font-name="Symbol"/>
      </text:list-level-style-bullet>
      <text:list-level-style-bullet text:level="5" text:style-name="WW8Num6z1" style:num-suffix="." text:bullet-char="o">
        <style:list-level-properties text:space-before="2.85in" text:min-label-width="0.25in"/>
        <style:text-properties style:font-name="Courier New1"/>
      </text:list-level-style-bullet>
      <text:list-level-style-bullet text:level="6" text:style-name="WW8Num6z2" style:num-suffix="." text:bullet-char="">
        <style:list-level-properties text:space-before="3.35in" text:min-label-width="0.25in"/>
        <style:text-properties style:font-name="Wingdings"/>
      </text:list-level-style-bullet>
      <text:list-level-style-bullet text:level="7" text:style-name="WW8Num6z0" style:num-suffix="." text:bullet-char="">
        <style:list-level-properties text:space-before="3.85in" text:min-label-width="0.25in"/>
        <style:text-properties style:font-name="Symbol"/>
      </text:list-level-style-bullet>
      <text:list-level-style-bullet text:level="8" text:style-name="WW8Num6z1" style:num-suffix="." text:bullet-char="o">
        <style:list-level-properties text:space-before="4.35in" text:min-label-width="0.25in"/>
        <style:text-properties style:font-name="Courier New1"/>
      </text:list-level-style-bullet>
      <text:list-level-style-bullet text:level="9" text:style-name="WW8Num6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8937in" text:min-label-width="0.25in"/>
        <style:text-properties style:font-name="Symbol"/>
      </text:list-level-style-bullet>
      <text:list-level-style-bullet text:level="2" text:style-name="WW8Num7z1" style:num-suffix="." text:bullet-char="o">
        <style:list-level-properties text:space-before="1.3937in" text:min-label-width="0.25in"/>
        <style:text-properties style:font-name="Courier New1"/>
      </text:list-level-style-bullet>
      <text:list-level-style-bullet text:level="3" text:style-name="WW8Num7z2" style:num-suffix="." text:bullet-char="">
        <style:list-level-properties text:space-before="1.8937in" text:min-label-width="0.25in"/>
        <style:text-properties style:font-name="Wingdings"/>
      </text:list-level-style-bullet>
      <text:list-level-style-bullet text:level="4" text:style-name="WW8Num7z0" style:num-suffix="." text:bullet-char="">
        <style:list-level-properties text:space-before="2.3937in" text:min-label-width="0.25in"/>
        <style:text-properties style:font-name="Symbol"/>
      </text:list-level-style-bullet>
      <text:list-level-style-bullet text:level="5" text:style-name="WW8Num7z1" style:num-suffix="." text:bullet-char="o">
        <style:list-level-properties text:space-before="2.8937in" text:min-label-width="0.25in"/>
        <style:text-properties style:font-name="Courier New1"/>
      </text:list-level-style-bullet>
      <text:list-level-style-bullet text:level="6" text:style-name="WW8Num7z2" style:num-suffix="." text:bullet-char="">
        <style:list-level-properties text:space-before="3.3937in" text:min-label-width="0.25in"/>
        <style:text-properties style:font-name="Wingdings"/>
      </text:list-level-style-bullet>
      <text:list-level-style-bullet text:level="7" text:style-name="WW8Num7z0" style:num-suffix="." text:bullet-char="">
        <style:list-level-properties text:space-before="3.8937in" text:min-label-width="0.25in"/>
        <style:text-properties style:font-name="Symbol"/>
      </text:list-level-style-bullet>
      <text:list-level-style-bullet text:level="8" text:style-name="WW8Num7z1" style:num-suffix="." text:bullet-char="o">
        <style:list-level-properties text:space-before="4.3937in" text:min-label-width="0.25in"/>
        <style:text-properties style:font-name="Courier New1"/>
      </text:list-level-style-bullet>
      <text:list-level-style-bullet text:level="9" text:style-name="WW8Num7z2" style:num-suffix="." text:bullet-char="">
        <style:list-level-properties text:space-before="4.8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a" style:num-letter-sync="true" text:start-value="3">
        <style:list-level-properties text:space-before="0.6in" text:min-label-width="0.25in"/>
      </text:list-level-style-number>
      <text:list-level-style-number text:level="2" text:style-name="WW8Num9z1" style:num-suffix="." style:num-format="1" text:start-value="5">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6in" text:min-label-width="0.25in"/>
        <style:text-properties style:font-name="Symbol"/>
      </text:list-level-style-bullet>
      <text:list-level-style-bullet text:level="2" text:style-name="WW8Num10z1" style:num-suffix="." text:bullet-char="o">
        <style:list-level-properties text:space-before="1.1in" text:min-label-width="0.25in"/>
        <style:text-properties style:font-name="Courier New1"/>
      </text:list-level-style-bullet>
      <text:list-level-style-bullet text:level="3" text:style-name="WW8Num10z2" style:num-suffix="." text:bullet-char="">
        <style:list-level-properties text:space-before="1.6in" text:min-label-width="0.25in"/>
        <style:text-properties style:font-name="Wingdings"/>
      </text:list-level-style-bullet>
      <text:list-level-style-bullet text:level="4" text:style-name="WW8Num10z0" style:num-suffix="." text:bullet-char="">
        <style:list-level-properties text:space-before="2.1in" text:min-label-width="0.25in"/>
        <style:text-properties style:font-name="Symbol"/>
      </text:list-level-style-bullet>
      <text:list-level-style-bullet text:level="5" text:style-name="WW8Num10z1" style:num-suffix="." text:bullet-char="o">
        <style:list-level-properties text:space-before="2.6in" text:min-label-width="0.25in"/>
        <style:text-properties style:font-name="Courier New1"/>
      </text:list-level-style-bullet>
      <text:list-level-style-bullet text:level="6" text:style-name="WW8Num10z2" style:num-suffix="." text:bullet-char="">
        <style:list-level-properties text:space-before="3.1in" text:min-label-width="0.25in"/>
        <style:text-properties style:font-name="Wingdings"/>
      </text:list-level-style-bullet>
      <text:list-level-style-bullet text:level="7" text:style-name="WW8Num10z0" style:num-suffix="." text:bullet-char="">
        <style:list-level-properties text:space-before="3.6in" text:min-label-width="0.25in"/>
        <style:text-properties style:font-name="Symbol"/>
      </text:list-level-style-bullet>
      <text:list-level-style-bullet text:level="8" text:style-name="WW8Num10z1" style:num-suffix="." text:bullet-char="o">
        <style:list-level-properties text:space-before="4.1in" text:min-label-width="0.25in"/>
        <style:text-properties style:font-name="Courier New1"/>
      </text:list-level-style-bullet>
      <text:list-level-style-bullet text:level="9" text:style-name="WW8Num1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0" style:num-format="1">
        <style:list-level-properties text:min-label-width="0.6in"/>
      </text:list-level-style-number>
      <text:list-level-style-number text:level="2" text:style-name="WW8Num11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6in" text:min-label-width="0.25in"/>
        <style:text-properties style:font-name="Symbol"/>
      </text:list-level-style-bullet>
      <text:list-level-style-bullet text:level="2" text:style-name="WW8Num12z1" style:num-suffix="." text:bullet-char="o">
        <style:list-level-properties text:space-before="1.1in" text:min-label-width="0.25in"/>
        <style:text-properties style:font-name="Courier New1"/>
      </text:list-level-style-bullet>
      <text:list-level-style-bullet text:level="3" text:style-name="WW8Num12z2" style:num-suffix="." text:bullet-char="">
        <style:list-level-properties text:space-before="1.6in" text:min-label-width="0.25in"/>
        <style:text-properties style:font-name="Wingdings"/>
      </text:list-level-style-bullet>
      <text:list-level-style-bullet text:level="4" text:style-name="WW8Num12z0" style:num-suffix="." text:bullet-char="">
        <style:list-level-properties text:space-before="2.1in" text:min-label-width="0.25in"/>
        <style:text-properties style:font-name="Symbol"/>
      </text:list-level-style-bullet>
      <text:list-level-style-bullet text:level="5" text:style-name="WW8Num12z1" style:num-suffix="." text:bullet-char="o">
        <style:list-level-properties text:space-before="2.6in" text:min-label-width="0.25in"/>
        <style:text-properties style:font-name="Courier New1"/>
      </text:list-level-style-bullet>
      <text:list-level-style-bullet text:level="6" text:style-name="WW8Num12z2" style:num-suffix="." text:bullet-char="">
        <style:list-level-properties text:space-before="3.1in" text:min-label-width="0.25in"/>
        <style:text-properties style:font-name="Wingdings"/>
      </text:list-level-style-bullet>
      <text:list-level-style-bullet text:level="7" text:style-name="WW8Num12z0" style:num-suffix="." text:bullet-char="">
        <style:list-level-properties text:space-before="3.6in" text:min-label-width="0.25in"/>
        <style:text-properties style:font-name="Symbol"/>
      </text:list-level-style-bullet>
      <text:list-level-style-bullet text:level="8" text:style-name="WW8Num12z1" style:num-suffix="." text:bullet-char="o">
        <style:list-level-properties text:space-before="4.1in" text:min-label-width="0.25in"/>
        <style:text-properties style:font-name="Courier New1"/>
      </text:list-level-style-bullet>
      <text:list-level-style-bullet text:level="9" text:style-name="WW8Num1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25in" text:min-label-width="0.25in"/>
        <style:text-properties style:font-name="Times New Roman"/>
      </text:list-level-style-bullet>
      <text:list-level-style-bullet text:level="2" text:style-name="WW8Num14z1" style:num-suffix="." text:bullet-char="o">
        <style:list-level-properties text:space-before="1.1in" text:min-label-width="0.25in"/>
        <style:text-properties style:font-name="Courier New1"/>
      </text:list-level-style-bullet>
      <text:list-level-style-bullet text:level="3" text:style-name="WW8Num14z2" style:num-suffix="." text:bullet-char="">
        <style:list-level-properties text:space-before="1.6in" text:min-label-width="0.25in"/>
        <style:text-properties style:font-name="Wingdings"/>
      </text:list-level-style-bullet>
      <text:list-level-style-bullet text:level="4" text:style-name="WW8Num14z3" style:num-suffix="." text:bullet-char="">
        <style:list-level-properties text:space-before="2.1in" text:min-label-width="0.25in"/>
        <style:text-properties style:font-name="Symbol"/>
      </text:list-level-style-bullet>
      <text:list-level-style-bullet text:level="5" text:style-name="WW8Num14z1" style:num-suffix="." text:bullet-char="o">
        <style:list-level-properties text:space-before="2.6in" text:min-label-width="0.25in"/>
        <style:text-properties style:font-name="Courier New1"/>
      </text:list-level-style-bullet>
      <text:list-level-style-bullet text:level="6" text:style-name="WW8Num14z2" style:num-suffix="." text:bullet-char="">
        <style:list-level-properties text:space-before="3.1in" text:min-label-width="0.25in"/>
        <style:text-properties style:font-name="Wingdings"/>
      </text:list-level-style-bullet>
      <text:list-level-style-bullet text:level="7" text:style-name="WW8Num14z3" style:num-suffix="." text:bullet-char="">
        <style:list-level-properties text:space-before="3.6in" text:min-label-width="0.25in"/>
        <style:text-properties style:font-name="Symbol"/>
      </text:list-level-style-bullet>
      <text:list-level-style-bullet text:level="8" text:style-name="WW8Num14z1" style:num-suffix="." text:bullet-char="o">
        <style:list-level-properties text:space-before="4.1in" text:min-label-width="0.25in"/>
        <style:text-properties style:font-name="Courier New1"/>
      </text:list-level-style-bullet>
      <text:list-level-style-bullet text:level="9" text:style-name="WW8Num1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85in" text:min-label-width="0.25in"/>
        <style:text-properties style:font-name="Symbol"/>
      </text:list-level-style-bullet>
      <text:list-level-style-bullet text:level="2" text:style-name="WW8Num15z1" style:num-suffix="." text:bullet-char="o">
        <style:list-level-properties text:space-before="1.35in" text:min-label-width="0.25in"/>
        <style:text-properties style:font-name="Courier New1"/>
      </text:list-level-style-bullet>
      <text:list-level-style-bullet text:level="3" text:style-name="WW8Num15z2" style:num-suffix="." text:bullet-char="">
        <style:list-level-properties text:space-before="1.85in" text:min-label-width="0.25in"/>
        <style:text-properties style:font-name="Wingdings"/>
      </text:list-level-style-bullet>
      <text:list-level-style-bullet text:level="4" text:style-name="WW8Num15z0" style:num-suffix="." text:bullet-char="">
        <style:list-level-properties text:space-before="2.35in" text:min-label-width="0.25in"/>
        <style:text-properties style:font-name="Symbol"/>
      </text:list-level-style-bullet>
      <text:list-level-style-bullet text:level="5" text:style-name="WW8Num15z1" style:num-suffix="." text:bullet-char="o">
        <style:list-level-properties text:space-before="2.85in" text:min-label-width="0.25in"/>
        <style:text-properties style:font-name="Courier New1"/>
      </text:list-level-style-bullet>
      <text:list-level-style-bullet text:level="6" text:style-name="WW8Num15z2" style:num-suffix="." text:bullet-char="">
        <style:list-level-properties text:space-before="3.35in" text:min-label-width="0.25in"/>
        <style:text-properties style:font-name="Wingdings"/>
      </text:list-level-style-bullet>
      <text:list-level-style-bullet text:level="7" text:style-name="WW8Num15z0" style:num-suffix="." text:bullet-char="">
        <style:list-level-properties text:space-before="3.85in" text:min-label-width="0.25in"/>
        <style:text-properties style:font-name="Symbol"/>
      </text:list-level-style-bullet>
      <text:list-level-style-bullet text:level="8" text:style-name="WW8Num15z1" style:num-suffix="." text:bullet-char="o">
        <style:list-level-properties text:space-before="4.35in" text:min-label-width="0.25in"/>
        <style:text-properties style:font-name="Courier New1"/>
      </text:list-level-style-bullet>
      <text:list-level-style-bullet text:level="9" text:style-name="WW8Num15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85in" text:min-label-width="0.25in"/>
        <style:text-properties style:font-name="Symbol"/>
      </text:list-level-style-bullet>
      <text:list-level-style-bullet text:level="2" text:style-name="WW8Num17z1" style:num-suffix="." text:bullet-char="o">
        <style:list-level-properties text:space-before="1.35in" text:min-label-width="0.25in"/>
        <style:text-properties style:font-name="Courier New1"/>
      </text:list-level-style-bullet>
      <text:list-level-style-bullet text:level="3" text:style-name="WW8Num17z2" style:num-suffix="." text:bullet-char="">
        <style:list-level-properties text:space-before="1.85in" text:min-label-width="0.25in"/>
        <style:text-properties style:font-name="Wingdings"/>
      </text:list-level-style-bullet>
      <text:list-level-style-bullet text:level="4" text:style-name="WW8Num17z0" style:num-suffix="." text:bullet-char="">
        <style:list-level-properties text:space-before="2.35in" text:min-label-width="0.25in"/>
        <style:text-properties style:font-name="Symbol"/>
      </text:list-level-style-bullet>
      <text:list-level-style-bullet text:level="5" text:style-name="WW8Num17z1" style:num-suffix="." text:bullet-char="o">
        <style:list-level-properties text:space-before="2.85in" text:min-label-width="0.25in"/>
        <style:text-properties style:font-name="Courier New1"/>
      </text:list-level-style-bullet>
      <text:list-level-style-bullet text:level="6" text:style-name="WW8Num17z2" style:num-suffix="." text:bullet-char="">
        <style:list-level-properties text:space-before="3.35in" text:min-label-width="0.25in"/>
        <style:text-properties style:font-name="Wingdings"/>
      </text:list-level-style-bullet>
      <text:list-level-style-bullet text:level="7" text:style-name="WW8Num17z0" style:num-suffix="." text:bullet-char="">
        <style:list-level-properties text:space-before="3.85in" text:min-label-width="0.25in"/>
        <style:text-properties style:font-name="Symbol"/>
      </text:list-level-style-bullet>
      <text:list-level-style-bullet text:level="8" text:style-name="WW8Num17z1" style:num-suffix="." text:bullet-char="o">
        <style:list-level-properties text:space-before="4.35in" text:min-label-width="0.25in"/>
        <style:text-properties style:font-name="Courier New1"/>
      </text:list-level-style-bullet>
      <text:list-level-style-bullet text:level="9" text:style-name="WW8Num17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85in" text:min-label-width="0.25in"/>
        <style:text-properties style:font-name="Symbol"/>
      </text:list-level-style-bullet>
      <text:list-level-style-bullet text:level="2" text:style-name="WW8Num18z1" style:num-suffix="." text:bullet-char="o">
        <style:list-level-properties text:space-before="1.35in" text:min-label-width="0.25in"/>
        <style:text-properties style:font-name="Courier New1"/>
      </text:list-level-style-bullet>
      <text:list-level-style-bullet text:level="3" text:style-name="WW8Num18z2" style:num-suffix="." text:bullet-char="">
        <style:list-level-properties text:space-before="1.85in" text:min-label-width="0.25in"/>
        <style:text-properties style:font-name="Wingdings"/>
      </text:list-level-style-bullet>
      <text:list-level-style-bullet text:level="4" text:style-name="WW8Num18z0" style:num-suffix="." text:bullet-char="">
        <style:list-level-properties text:space-before="2.35in" text:min-label-width="0.25in"/>
        <style:text-properties style:font-name="Symbol"/>
      </text:list-level-style-bullet>
      <text:list-level-style-bullet text:level="5" text:style-name="WW8Num18z1" style:num-suffix="." text:bullet-char="o">
        <style:list-level-properties text:space-before="2.85in" text:min-label-width="0.25in"/>
        <style:text-properties style:font-name="Courier New1"/>
      </text:list-level-style-bullet>
      <text:list-level-style-bullet text:level="6" text:style-name="WW8Num18z2" style:num-suffix="." text:bullet-char="">
        <style:list-level-properties text:space-before="3.35in" text:min-label-width="0.25in"/>
        <style:text-properties style:font-name="Wingdings"/>
      </text:list-level-style-bullet>
      <text:list-level-style-bullet text:level="7" text:style-name="WW8Num18z0" style:num-suffix="." text:bullet-char="">
        <style:list-level-properties text:space-before="3.85in" text:min-label-width="0.25in"/>
        <style:text-properties style:font-name="Symbol"/>
      </text:list-level-style-bullet>
      <text:list-level-style-bullet text:level="8" text:style-name="WW8Num18z1" style:num-suffix="." text:bullet-char="o">
        <style:list-level-properties text:space-before="4.35in" text:min-label-width="0.25in"/>
        <style:text-properties style:font-name="Courier New1"/>
      </text:list-level-style-bullet>
      <text:list-level-style-bullet text:level="9" text:style-name="WW8Num18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6in" text:min-label-width="0.25in"/>
        <style:text-properties style:font-name="Symbol"/>
      </text:list-level-style-bullet>
      <text:list-level-style-bullet text:level="2" text:style-name="WW8Num19z1" style:num-suffix="." text:bullet-char="o">
        <style:list-level-properties text:space-before="1.1in" text:min-label-width="0.25in"/>
        <style:text-properties style:font-name="Courier New1"/>
      </text:list-level-style-bullet>
      <text:list-level-style-bullet text:level="3" text:style-name="WW8Num19z2" style:num-suffix="." text:bullet-char="">
        <style:list-level-properties text:space-before="1.6in" text:min-label-width="0.25in"/>
        <style:text-properties style:font-name="Wingdings"/>
      </text:list-level-style-bullet>
      <text:list-level-style-bullet text:level="4" text:style-name="WW8Num19z0" style:num-suffix="." text:bullet-char="">
        <style:list-level-properties text:space-before="2.1in" text:min-label-width="0.25in"/>
        <style:text-properties style:font-name="Symbol"/>
      </text:list-level-style-bullet>
      <text:list-level-style-bullet text:level="5" text:style-name="WW8Num19z1" style:num-suffix="." text:bullet-char="o">
        <style:list-level-properties text:space-before="2.6in" text:min-label-width="0.25in"/>
        <style:text-properties style:font-name="Courier New1"/>
      </text:list-level-style-bullet>
      <text:list-level-style-bullet text:level="6" text:style-name="WW8Num19z2" style:num-suffix="." text:bullet-char="">
        <style:list-level-properties text:space-before="3.1in" text:min-label-width="0.25in"/>
        <style:text-properties style:font-name="Wingdings"/>
      </text:list-level-style-bullet>
      <text:list-level-style-bullet text:level="7" text:style-name="WW8Num19z0" style:num-suffix="." text:bullet-char="">
        <style:list-level-properties text:space-before="3.6in" text:min-label-width="0.25in"/>
        <style:text-properties style:font-name="Symbol"/>
      </text:list-level-style-bullet>
      <text:list-level-style-bullet text:level="8" text:style-name="WW8Num19z1" style:num-suffix="." text:bullet-char="o">
        <style:list-level-properties text:space-before="4.1in" text:min-label-width="0.25in"/>
        <style:text-properties style:font-name="Courier New1"/>
      </text:list-level-style-bullet>
      <text:list-level-style-bullet text:level="9" text:style-name="WW8Num19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85in" text:min-label-width="0.25in"/>
        <style:text-properties style:font-name="Symbol"/>
      </text:list-level-style-bullet>
      <text:list-level-style-bullet text:level="2" text:style-name="WW8Num21z1" style:num-suffix="." text:bullet-char="o">
        <style:list-level-properties text:space-before="1.35in" text:min-label-width="0.25in"/>
        <style:text-properties style:font-name="Courier New1"/>
      </text:list-level-style-bullet>
      <text:list-level-style-bullet text:level="3" text:style-name="WW8Num21z2" style:num-suffix="." text:bullet-char="">
        <style:list-level-properties text:space-before="1.85in" text:min-label-width="0.25in"/>
        <style:text-properties style:font-name="Wingdings"/>
      </text:list-level-style-bullet>
      <text:list-level-style-bullet text:level="4" text:style-name="WW8Num21z0" style:num-suffix="." text:bullet-char="">
        <style:list-level-properties text:space-before="2.35in" text:min-label-width="0.25in"/>
        <style:text-properties style:font-name="Symbol"/>
      </text:list-level-style-bullet>
      <text:list-level-style-bullet text:level="5" text:style-name="WW8Num21z1" style:num-suffix="." text:bullet-char="o">
        <style:list-level-properties text:space-before="2.85in" text:min-label-width="0.25in"/>
        <style:text-properties style:font-name="Courier New1"/>
      </text:list-level-style-bullet>
      <text:list-level-style-bullet text:level="6" text:style-name="WW8Num21z2" style:num-suffix="." text:bullet-char="">
        <style:list-level-properties text:space-before="3.35in" text:min-label-width="0.25in"/>
        <style:text-properties style:font-name="Wingdings"/>
      </text:list-level-style-bullet>
      <text:list-level-style-bullet text:level="7" text:style-name="WW8Num21z0" style:num-suffix="." text:bullet-char="">
        <style:list-level-properties text:space-before="3.85in" text:min-label-width="0.25in"/>
        <style:text-properties style:font-name="Symbol"/>
      </text:list-level-style-bullet>
      <text:list-level-style-bullet text:level="8" text:style-name="WW8Num21z1" style:num-suffix="." text:bullet-char="o">
        <style:list-level-properties text:space-before="4.35in" text:min-label-width="0.25in"/>
        <style:text-properties style:font-name="Courier New1"/>
      </text:list-level-style-bullet>
      <text:list-level-style-bullet text:level="9" text:style-name="WW8Num21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6in" text:min-label-width="0.25in"/>
        <style:text-properties style:font-name="Symbol"/>
      </text:list-level-style-bullet>
      <text:list-level-style-bullet text:level="2" text:style-name="WW8Num23z1" style:num-suffix="." text:bullet-char="o">
        <style:list-level-properties text:space-before="1.1in" text:min-label-width="0.25in"/>
        <style:text-properties style:font-name="Courier New1"/>
      </text:list-level-style-bullet>
      <text:list-level-style-bullet text:level="3" text:style-name="WW8Num23z2" style:num-suffix="." text:bullet-char="">
        <style:list-level-properties text:space-before="1.6in" text:min-label-width="0.25in"/>
        <style:text-properties style:font-name="Wingdings"/>
      </text:list-level-style-bullet>
      <text:list-level-style-bullet text:level="4" text:style-name="WW8Num23z0" style:num-suffix="." text:bullet-char="">
        <style:list-level-properties text:space-before="2.1in" text:min-label-width="0.25in"/>
        <style:text-properties style:font-name="Symbol"/>
      </text:list-level-style-bullet>
      <text:list-level-style-bullet text:level="5" text:style-name="WW8Num23z1" style:num-suffix="." text:bullet-char="o">
        <style:list-level-properties text:space-before="2.6in" text:min-label-width="0.25in"/>
        <style:text-properties style:font-name="Courier New1"/>
      </text:list-level-style-bullet>
      <text:list-level-style-bullet text:level="6" text:style-name="WW8Num23z2" style:num-suffix="." text:bullet-char="">
        <style:list-level-properties text:space-before="3.1in" text:min-label-width="0.25in"/>
        <style:text-properties style:font-name="Wingdings"/>
      </text:list-level-style-bullet>
      <text:list-level-style-bullet text:level="7" text:style-name="WW8Num23z0" style:num-suffix="." text:bullet-char="">
        <style:list-level-properties text:space-before="3.6in" text:min-label-width="0.25in"/>
        <style:text-properties style:font-name="Symbol"/>
      </text:list-level-style-bullet>
      <text:list-level-style-bullet text:level="8" text:style-name="WW8Num23z1" style:num-suffix="." text:bullet-char="o">
        <style:list-level-properties text:space-before="4.1in" text:min-label-width="0.25in"/>
        <style:text-properties style:font-name="Courier New1"/>
      </text:list-level-style-bullet>
      <text:list-level-style-bullet text:level="9" text:style-name="WW8Num2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6in" text:min-label-width="0.25in"/>
        <style:text-properties style:font-name="Symbol"/>
      </text:list-level-style-bullet>
      <text:list-level-style-bullet text:level="2" text:style-name="WW8Num24z1" style:num-suffix="." text:bullet-char="o">
        <style:list-level-properties text:space-before="1.1in" text:min-label-width="0.25in"/>
        <style:text-properties style:font-name="Courier New1"/>
      </text:list-level-style-bullet>
      <text:list-level-style-bullet text:level="3" text:style-name="WW8Num24z2" style:num-suffix="." text:bullet-char="">
        <style:list-level-properties text:space-before="1.6in" text:min-label-width="0.25in"/>
        <style:text-properties style:font-name="Wingdings"/>
      </text:list-level-style-bullet>
      <text:list-level-style-bullet text:level="4" text:style-name="WW8Num24z0" style:num-suffix="." text:bullet-char="">
        <style:list-level-properties text:space-before="2.1in" text:min-label-width="0.25in"/>
        <style:text-properties style:font-name="Symbol"/>
      </text:list-level-style-bullet>
      <text:list-level-style-bullet text:level="5" text:style-name="WW8Num24z1" style:num-suffix="." text:bullet-char="o">
        <style:list-level-properties text:space-before="2.6in" text:min-label-width="0.25in"/>
        <style:text-properties style:font-name="Courier New1"/>
      </text:list-level-style-bullet>
      <text:list-level-style-bullet text:level="6" text:style-name="WW8Num24z2" style:num-suffix="." text:bullet-char="">
        <style:list-level-properties text:space-before="3.1in" text:min-label-width="0.25in"/>
        <style:text-properties style:font-name="Wingdings"/>
      </text:list-level-style-bullet>
      <text:list-level-style-bullet text:level="7" text:style-name="WW8Num24z0" style:num-suffix="." text:bullet-char="">
        <style:list-level-properties text:space-before="3.6in" text:min-label-width="0.25in"/>
        <style:text-properties style:font-name="Symbol"/>
      </text:list-level-style-bullet>
      <text:list-level-style-bullet text:level="8" text:style-name="WW8Num24z1" style:num-suffix="." text:bullet-char="o">
        <style:list-level-properties text:space-before="4.1in" text:min-label-width="0.25in"/>
        <style:text-properties style:font-name="Courier New1"/>
      </text:list-level-style-bullet>
      <text:list-level-style-bullet text:level="9" text:style-name="WW8Num2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6in" text:min-label-width="0.25in"/>
      </text:list-level-style-number>
      <text:list-level-style-number text:level="2" style:num-suffix="." style:num-format="a" style:num-letter-sync="true">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9925in" text:min-label-width="0.25in"/>
        <style:text-properties style:font-name="Times New Roman"/>
      </text:list-level-style-bullet>
      <text:list-level-style-bullet text:level="2" text:style-name="WW8Num26z1" style:num-suffix="." text:bullet-char="o">
        <style:list-level-properties text:space-before="1.1in" text:min-label-width="0.25in"/>
        <style:text-properties style:font-name="Courier New1"/>
      </text:list-level-style-bullet>
      <text:list-level-style-bullet text:level="3" text:style-name="WW8Num26z2" style:num-suffix="." text:bullet-char="">
        <style:list-level-properties text:space-before="1.6in" text:min-label-width="0.25in"/>
        <style:text-properties style:font-name="Wingdings"/>
      </text:list-level-style-bullet>
      <text:list-level-style-bullet text:level="4" text:style-name="WW8Num26z3" style:num-suffix="." text:bullet-char="">
        <style:list-level-properties text:space-before="2.1in" text:min-label-width="0.25in"/>
        <style:text-properties style:font-name="Symbol"/>
      </text:list-level-style-bullet>
      <text:list-level-style-bullet text:level="5" text:style-name="WW8Num26z1" style:num-suffix="." text:bullet-char="o">
        <style:list-level-properties text:space-before="2.6in" text:min-label-width="0.25in"/>
        <style:text-properties style:font-name="Courier New1"/>
      </text:list-level-style-bullet>
      <text:list-level-style-bullet text:level="6" text:style-name="WW8Num26z2" style:num-suffix="." text:bullet-char="">
        <style:list-level-properties text:space-before="3.1in" text:min-label-width="0.25in"/>
        <style:text-properties style:font-name="Wingdings"/>
      </text:list-level-style-bullet>
      <text:list-level-style-bullet text:level="7" text:style-name="WW8Num26z3" style:num-suffix="." text:bullet-char="">
        <style:list-level-properties text:space-before="3.6in" text:min-label-width="0.25in"/>
        <style:text-properties style:font-name="Symbol"/>
      </text:list-level-style-bullet>
      <text:list-level-style-bullet text:level="8" text:style-name="WW8Num26z1" style:num-suffix="." text:bullet-char="o">
        <style:list-level-properties text:space-before="4.1in" text:min-label-width="0.25in"/>
        <style:text-properties style:font-name="Courier New1"/>
      </text:list-level-style-bullet>
      <text:list-level-style-bullet text:level="9" text:style-name="WW8Num2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85in" text:min-label-width="0.25in"/>
        <style:text-properties style:font-name="Times New Roman"/>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6in" text:min-label-width="0.25in"/>
        <style:text-properties style:font-name="Symbol"/>
      </text:list-level-style-bullet>
      <text:list-level-style-bullet text:level="2" text:style-name="WW8Num28z1" style:num-suffix="." text:bullet-char="o">
        <style:list-level-properties text:space-before="1.1in" text:min-label-width="0.25in"/>
        <style:text-properties style:font-name="Courier New1"/>
      </text:list-level-style-bullet>
      <text:list-level-style-bullet text:level="3" text:style-name="WW8Num28z2" style:num-suffix="." text:bullet-char="">
        <style:list-level-properties text:space-before="1.6in" text:min-label-width="0.25in"/>
        <style:text-properties style:font-name="Wingdings"/>
      </text:list-level-style-bullet>
      <text:list-level-style-bullet text:level="4" text:style-name="WW8Num28z0" style:num-suffix="." text:bullet-char="">
        <style:list-level-properties text:space-before="2.1in" text:min-label-width="0.25in"/>
        <style:text-properties style:font-name="Symbol"/>
      </text:list-level-style-bullet>
      <text:list-level-style-bullet text:level="5" text:style-name="WW8Num28z1" style:num-suffix="." text:bullet-char="o">
        <style:list-level-properties text:space-before="2.6in" text:min-label-width="0.25in"/>
        <style:text-properties style:font-name="Courier New1"/>
      </text:list-level-style-bullet>
      <text:list-level-style-bullet text:level="6" text:style-name="WW8Num28z2" style:num-suffix="." text:bullet-char="">
        <style:list-level-properties text:space-before="3.1in" text:min-label-width="0.25in"/>
        <style:text-properties style:font-name="Wingdings"/>
      </text:list-level-style-bullet>
      <text:list-level-style-bullet text:level="7" text:style-name="WW8Num28z0" style:num-suffix="." text:bullet-char="">
        <style:list-level-properties text:space-before="3.6in" text:min-label-width="0.25in"/>
        <style:text-properties style:font-name="Symbol"/>
      </text:list-level-style-bullet>
      <text:list-level-style-bullet text:level="8" text:style-name="WW8Num28z1" style:num-suffix="." text:bullet-char="o">
        <style:list-level-properties text:space-before="4.1in" text:min-label-width="0.25in"/>
        <style:text-properties style:font-name="Courier New1"/>
      </text:list-level-style-bullet>
      <text:list-level-style-bullet text:level="9" text:style-name="WW8Num28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6in" text:min-label-width="0.25in"/>
        <style:text-properties style:font-name="Symbol"/>
      </text:list-level-style-bullet>
      <text:list-level-style-bullet text:level="2" text:style-name="WW8Num30z1" style:num-suffix="." text:bullet-char="o">
        <style:list-level-properties text:space-before="1.1in" text:min-label-width="0.25in"/>
        <style:text-properties style:font-name="Courier New1"/>
      </text:list-level-style-bullet>
      <text:list-level-style-bullet text:level="3" text:style-name="WW8Num30z2" style:num-suffix="." text:bullet-char="">
        <style:list-level-properties text:space-before="1.6in" text:min-label-width="0.25in"/>
        <style:text-properties style:font-name="Wingdings"/>
      </text:list-level-style-bullet>
      <text:list-level-style-bullet text:level="4" text:style-name="WW8Num30z0" style:num-suffix="." text:bullet-char="">
        <style:list-level-properties text:space-before="2.1in" text:min-label-width="0.25in"/>
        <style:text-properties style:font-name="Symbol"/>
      </text:list-level-style-bullet>
      <text:list-level-style-bullet text:level="5" text:style-name="WW8Num30z1" style:num-suffix="." text:bullet-char="o">
        <style:list-level-properties text:space-before="2.6in" text:min-label-width="0.25in"/>
        <style:text-properties style:font-name="Courier New1"/>
      </text:list-level-style-bullet>
      <text:list-level-style-bullet text:level="6" text:style-name="WW8Num30z2" style:num-suffix="." text:bullet-char="">
        <style:list-level-properties text:space-before="3.1in" text:min-label-width="0.25in"/>
        <style:text-properties style:font-name="Wingdings"/>
      </text:list-level-style-bullet>
      <text:list-level-style-bullet text:level="7" text:style-name="WW8Num30z0" style:num-suffix="." text:bullet-char="">
        <style:list-level-properties text:space-before="3.6in" text:min-label-width="0.25in"/>
        <style:text-properties style:font-name="Symbol"/>
      </text:list-level-style-bullet>
      <text:list-level-style-bullet text:level="8" text:style-name="WW8Num30z1" style:num-suffix="." text:bullet-char="o">
        <style:list-level-properties text:space-before="4.1in" text:min-label-width="0.25in"/>
        <style:text-properties style:font-name="Courier New1"/>
      </text:list-level-style-bullet>
      <text:list-level-style-bullet text:level="9" text:style-name="WW8Num3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6in" text:min-label-width="0.25in"/>
        <style:text-properties style:font-name="Symbol"/>
      </text:list-level-style-bullet>
      <text:list-level-style-bullet text:level="2" text:style-name="WW8Num31z1" style:num-suffix="." text:bullet-char="o">
        <style:list-level-properties text:space-before="1.1in" text:min-label-width="0.25in"/>
        <style:text-properties style:font-name="Courier New1"/>
      </text:list-level-style-bullet>
      <text:list-level-style-bullet text:level="3" text:style-name="WW8Num31z2" style:num-suffix="." text:bullet-char="">
        <style:list-level-properties text:space-before="1.6in" text:min-label-width="0.25in"/>
        <style:text-properties style:font-name="Wingdings"/>
      </text:list-level-style-bullet>
      <text:list-level-style-bullet text:level="4" text:style-name="WW8Num31z3" style:num-suffix="." text:bullet-char="">
        <style:list-level-properties text:space-before="2.1in" text:min-label-width="0.25in"/>
        <style:text-properties style:font-name="Symbol"/>
      </text:list-level-style-bullet>
      <text:list-level-style-bullet text:level="5" text:style-name="WW8Num31z1" style:num-suffix="." text:bullet-char="o">
        <style:list-level-properties text:space-before="2.6in" text:min-label-width="0.25in"/>
        <style:text-properties style:font-name="Courier New1"/>
      </text:list-level-style-bullet>
      <text:list-level-style-bullet text:level="6" text:style-name="WW8Num31z2" style:num-suffix="." text:bullet-char="">
        <style:list-level-properties text:space-before="3.1in" text:min-label-width="0.25in"/>
        <style:text-properties style:font-name="Wingdings"/>
      </text:list-level-style-bullet>
      <text:list-level-style-bullet text:level="7" text:style-name="WW8Num31z3" style:num-suffix="." text:bullet-char="">
        <style:list-level-properties text:space-before="3.6in" text:min-label-width="0.25in"/>
        <style:text-properties style:font-name="Symbol"/>
      </text:list-level-style-bullet>
      <text:list-level-style-bullet text:level="8" text:style-name="WW8Num31z1" style:num-suffix="." text:bullet-char="o">
        <style:list-level-properties text:space-before="4.1in" text:min-label-width="0.25in"/>
        <style:text-properties style:font-name="Courier New1"/>
      </text:list-level-style-bullet>
      <text:list-level-style-bullet text:level="9" text:style-name="WW8Num31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6in" text:min-label-width="0.25in"/>
        <style:text-properties style:font-name="Symbol"/>
      </text:list-level-style-bullet>
      <text:list-level-style-bullet text:level="2" text:style-name="WW8Num32z1" style:num-suffix="." text:bullet-char="o">
        <style:list-level-properties text:space-before="1.1in" text:min-label-width="0.25in"/>
        <style:text-properties style:font-name="Courier New1"/>
      </text:list-level-style-bullet>
      <text:list-level-style-bullet text:level="3" text:style-name="WW8Num32z2" style:num-suffix="." text:bullet-char="">
        <style:list-level-properties text:space-before="1.6in" text:min-label-width="0.25in"/>
        <style:text-properties style:font-name="Wingdings"/>
      </text:list-level-style-bullet>
      <text:list-level-style-bullet text:level="4" text:style-name="WW8Num32z0" style:num-suffix="." text:bullet-char="">
        <style:list-level-properties text:space-before="2.1in" text:min-label-width="0.25in"/>
        <style:text-properties style:font-name="Symbol"/>
      </text:list-level-style-bullet>
      <text:list-level-style-bullet text:level="5" text:style-name="WW8Num32z1" style:num-suffix="." text:bullet-char="o">
        <style:list-level-properties text:space-before="2.6in" text:min-label-width="0.25in"/>
        <style:text-properties style:font-name="Courier New1"/>
      </text:list-level-style-bullet>
      <text:list-level-style-bullet text:level="6" text:style-name="WW8Num32z2" style:num-suffix="." text:bullet-char="">
        <style:list-level-properties text:space-before="3.1in" text:min-label-width="0.25in"/>
        <style:text-properties style:font-name="Wingdings"/>
      </text:list-level-style-bullet>
      <text:list-level-style-bullet text:level="7" text:style-name="WW8Num32z0" style:num-suffix="." text:bullet-char="">
        <style:list-level-properties text:space-before="3.6in" text:min-label-width="0.25in"/>
        <style:text-properties style:font-name="Symbol"/>
      </text:list-level-style-bullet>
      <text:list-level-style-bullet text:level="8" text:style-name="WW8Num32z1" style:num-suffix="." text:bullet-char="o">
        <style:list-level-properties text:space-before="4.1in" text:min-label-width="0.25in"/>
        <style:text-properties style:font-name="Courier New1"/>
      </text:list-level-style-bullet>
      <text:list-level-style-bullet text:level="9" text:style-name="WW8Num3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0" style:num-format="1">
        <style:list-level-properties text:min-label-width="0.6in"/>
      </text:list-level-style-number>
      <text:list-level-style-number text:level="2" text:style-name="WW8Num34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6in" text:min-label-width="0.25in"/>
        <style:text-properties style:font-name="Symbol"/>
      </text:list-level-style-bullet>
      <text:list-level-style-bullet text:level="2" text:style-name="WW8Num35z1" style:num-suffix="." text:bullet-char="o">
        <style:list-level-properties text:space-before="1.1in" text:min-label-width="0.25in"/>
        <style:text-properties style:font-name="Courier New1"/>
      </text:list-level-style-bullet>
      <text:list-level-style-bullet text:level="3" text:style-name="WW8Num35z2" style:num-suffix="." text:bullet-char="">
        <style:list-level-properties text:space-before="1.6in" text:min-label-width="0.25in"/>
        <style:text-properties style:font-name="Wingdings"/>
      </text:list-level-style-bullet>
      <text:list-level-style-bullet text:level="4" text:style-name="WW8Num35z0" style:num-suffix="." text:bullet-char="">
        <style:list-level-properties text:space-before="2.1in" text:min-label-width="0.25in"/>
        <style:text-properties style:font-name="Symbol"/>
      </text:list-level-style-bullet>
      <text:list-level-style-bullet text:level="5" text:style-name="WW8Num35z1" style:num-suffix="." text:bullet-char="o">
        <style:list-level-properties text:space-before="2.6in" text:min-label-width="0.25in"/>
        <style:text-properties style:font-name="Courier New1"/>
      </text:list-level-style-bullet>
      <text:list-level-style-bullet text:level="6" text:style-name="WW8Num35z2" style:num-suffix="." text:bullet-char="">
        <style:list-level-properties text:space-before="3.1in" text:min-label-width="0.25in"/>
        <style:text-properties style:font-name="Wingdings"/>
      </text:list-level-style-bullet>
      <text:list-level-style-bullet text:level="7" text:style-name="WW8Num35z0" style:num-suffix="." text:bullet-char="">
        <style:list-level-properties text:space-before="3.6in" text:min-label-width="0.25in"/>
        <style:text-properties style:font-name="Symbol"/>
      </text:list-level-style-bullet>
      <text:list-level-style-bullet text:level="8" text:style-name="WW8Num35z1" style:num-suffix="." text:bullet-char="o">
        <style:list-level-properties text:space-before="4.1in" text:min-label-width="0.25in"/>
        <style:text-properties style:font-name="Courier New1"/>
      </text:list-level-style-bullet>
      <text:list-level-style-bullet text:level="9" text:style-name="WW8Num35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6in" text:min-label-width="0.25in"/>
        <style:text-properties style:font-name="Symbol"/>
      </text:list-level-style-bullet>
      <text:list-level-style-bullet text:level="2" text:style-name="WW8Num36z1" style:num-suffix="." text:bullet-char="o">
        <style:list-level-properties text:space-before="1.1in" text:min-label-width="0.25in"/>
        <style:text-properties style:font-name="Courier New1"/>
      </text:list-level-style-bullet>
      <text:list-level-style-bullet text:level="3" text:style-name="WW8Num36z2" style:num-suffix="." text:bullet-char="">
        <style:list-level-properties text:space-before="1.6in" text:min-label-width="0.25in"/>
        <style:text-properties style:font-name="Wingdings"/>
      </text:list-level-style-bullet>
      <text:list-level-style-bullet text:level="4" text:style-name="WW8Num36z0" style:num-suffix="." text:bullet-char="">
        <style:list-level-properties text:space-before="2.1in" text:min-label-width="0.25in"/>
        <style:text-properties style:font-name="Symbol"/>
      </text:list-level-style-bullet>
      <text:list-level-style-bullet text:level="5" text:style-name="WW8Num36z1" style:num-suffix="." text:bullet-char="o">
        <style:list-level-properties text:space-before="2.6in" text:min-label-width="0.25in"/>
        <style:text-properties style:font-name="Courier New1"/>
      </text:list-level-style-bullet>
      <text:list-level-style-bullet text:level="6" text:style-name="WW8Num36z2" style:num-suffix="." text:bullet-char="">
        <style:list-level-properties text:space-before="3.1in" text:min-label-width="0.25in"/>
        <style:text-properties style:font-name="Wingdings"/>
      </text:list-level-style-bullet>
      <text:list-level-style-bullet text:level="7" text:style-name="WW8Num36z0" style:num-suffix="." text:bullet-char="">
        <style:list-level-properties text:space-before="3.6in" text:min-label-width="0.25in"/>
        <style:text-properties style:font-name="Symbol"/>
      </text:list-level-style-bullet>
      <text:list-level-style-bullet text:level="8" text:style-name="WW8Num36z1" style:num-suffix="." text:bullet-char="o">
        <style:list-level-properties text:space-before="4.1in" text:min-label-width="0.25in"/>
        <style:text-properties style:font-name="Courier New1"/>
      </text:list-level-style-bullet>
      <text:list-level-style-bullet text:level="9" text:style-name="WW8Num3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style-name="Line_20_numbering" text:restart-on-page="true" text:offset="0.1965in" style:num-format="1" text:number-position="left" text:increment="1"/>
  </office:styles>
  <office:automatic-styles>
    <style:style style:name="MT1" style:family="text">
      <style:text-properties officeooo:rsid="000edad4"/>
    </style:style>
    <style:style style:name="MT2" style:family="text">
      <style:text-properties officeooo:rsid="0013fd1a"/>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6252in" fo:margin-left="0in" fo:margin-right="0in" fo:margin-top="0.5862in" style:dynamic-spacing="true"/>
      </style:footer-style>
    </style:page-layout>
  </office:automatic-styles>
  <office:master-styles>
    <style:master-page style:name="Standard" style:page-layout-name="Mpm1">
      <style:header>
        <text:tracked-changes>
          <text:changed-region text:id="ct23012608">
            <text:deletion>
              <office:change-info>
                <dc:creator>Johnny Willemsen</dc:creator>
                <dc:date>2010-08-10T14:33:00</dc:date>
              </office:change-info>
              <text:p text:style-name="Header">08</text:p>
            </text:deletion>
          </text:changed-region>
          <text:changed-region text:id="ct23014864">
            <text:insertion>
              <office:change-info>
                <dc:creator>Johnny Willemsen</dc:creator>
                <dc:date>2010-08-10T14:33:00</dc:date>
              </office:change-info>
            </text:insertion>
          </text:changed-region>
          <text:changed-region text:id="ct23015104">
            <text:deletion>
              <office:change-info>
                <dc:creator>Johnny Willemsen</dc:creator>
                <dc:date>2010-08-10T14:33:00</dc:date>
              </office:change-info>
              <text:p text:style-name="Header">03</text:p>
            </text:deletion>
          </text:changed-region>
          <text:changed-region text:id="ct23016320">
            <text:insertion>
              <office:change-info>
                <dc:creator>Johnny Willemsen</dc:creator>
                <dc:date>2010-08-10T14:33:00</dc:date>
              </office:change-info>
            </text:insertion>
          </text:changed-region>
          <text:changed-region text:id="ct23016544">
            <text:deletion>
              <office:change-info>
                <dc:creator>Johnny Willemsen</dc:creator>
                <dc:date>2010-08-10T14:33:00</dc:date>
              </office:change-info>
              <text:p text:style-name="Header">04</text:p>
            </text:deletion>
          </text:changed-region>
          <text:changed-region text:id="ct23017968">
            <text:insertion>
              <office:change-info>
                <dc:creator>Johnny Willemsen</dc:creator>
                <dc:date>2010-08-10T14:33:00</dc:date>
              </office:change-info>
            </text:insertion>
          </text:changed-region>
        </text:tracked-changes>
        <text:p text:style-name="Header">mars/20<text:change text:change-id="ct23012608"/><text:change-start text:change-id="ct23014864"/><text:span text:style-name="MT1">10</text:span><text:change-end text:change-id="ct23014864"/>-<text:change text:change-id="ct23015104"/><text:change-start text:change-id="ct23016320"/><text:span text:style-name="MT1">xx</text:span><text:change-end text:change-id="ct23016320"/>-<text:change text:change-id="ct23016544"/><text:change-start text:change-id="ct23017968"/><text:span text:style-name="MT1">yy</text:span><text:change-end text:change-id="ct23017968"/></text:p>
      </style:header>
      <style:footer>
        <text:tracked-changes>
          <text:changed-region text:id="ct23017632">
            <text:deletion>
              <office:change-info>
                <dc:creator>Johnny Willemsen</dc:creator>
                <dc:date>2010-10-15T15:12:00</dc:date>
              </office:change-info>
              <text:p text:style-name="right_20_footer">% , "</text:p>
            </text:deletion>
          </text:changed-region>
          <text:changed-region text:id="ct23013728">
            <text:insertion>
              <office:change-info>
                <dc:creator>Johnny Willemsen</dc:creator>
                <dc:date>2010-10-15T15:12:00</dc:date>
              </office:change-info>
            </text:insertion>
          </text:changed-region>
        </text:tracked-changes>
        <text:p text:style-name="right_20_footer">OMG RFP<text:tab/><text:change text:change-id="ct23017632"/><text:change-start text:change-id="ct23013728"/><text:span text:style-name="MT2">IDL to C++0x</text:span><text:change-end text:change-id="ct23013728"/><text:tab/><text:page-number style:num-format="1"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Gerardo Pardo-Castellote</meta:initial-creator>
    <meta:creation-date>2008-02-10T13:58:00</meta:creation-date>
    <dc:creator>Johnny Willemsen</dc:creator>
    <dc:date>2010-10-27T10:37:53</dc:date>
    <meta:print-date>2008-03-10T10:17:00</meta:print-date>
    <meta:editing-cycles>61</meta:editing-cycles>
    <meta:editing-duration>PT129H07M22S</meta:editing-duration>
    <meta:document-statistic meta:table-count="1" meta:image-count="0" meta:object-count="0" meta:page-count="13" meta:paragraph-count="543" meta:word-count="9415" meta:character-count="62541"/>
    <meta:user-defined meta:name="Info 1"/>
    <meta:user-defined meta:name="Info 2"/>
    <meta:user-defined meta:name="Info 3"/>
    <meta:user-defined meta:name="Info 4"/>
  </office:meta>
</office:document-meta>
</file>